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827in"/>
    </style:style>
    <style:style style:name="co5" style:family="table-column">
      <style:table-column-properties fo:break-before="auto" style:column-width="1.2665in"/>
    </style:style>
    <style:style style:name="co6" style:family="table-column">
      <style:table-column-properties fo:break-before="auto" style:column-width="1.4854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1.0366in"/>
    </style:style>
    <style:style style:name="co9" style:family="table-column">
      <style:table-column-properties fo:break-before="auto" style:column-width="1.019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138in solid #000000" fo:border-right="none" fo:border-top="0.013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4" style:family="table-cell" style:parent-style-name="Default" style:data-style-name="N4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013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138in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138in solid #000000"/>
      <style:paragraph-properties fo:text-align="center" fo:margin-left="0in"/>
      <style:text-properties style:font-name="Times New Roman"/>
    </style:style>
    <style:style style:name="ce10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center" fo:margin-left="0in"/>
      <style:text-properties style:font-name="Times New Roman"/>
    </style:style>
    <style:style style:name="ce11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138in solid #000000" fo:border-top="0.013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138in solid #000000" style:text-align-source="fix" style:repeat-content="false" fo:border-left="none" fo:border-right="0.0138in solid #000000" fo:border-top="none"/>
      <style:paragraph-properties fo:text-align="center" fo:margin-left="0in"/>
      <style:text-properties style:font-name="Times New Roman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4" table:default-cell-style-name="ce3"/>
        <table:table-column table:style-name="co6" table:default-cell-style-name="ce3"/>
        <table:table-column table:style-name="co3" table:number-columns-repeated="1007" table:default-cell-style-name="ce3"/>
        <table:table-row table:style-name="ro1">
          <table:table-cell table:style-name="ce1" office:value-type="string">
            <text:p>Starting element</text:p>
          </table:table-cell>
          <table:table-cell table:style-name="ce1" office:value-type="string">
            <text:p>Short Name</text:p>
          </table:table-cell>
          <table:table-cell table:style-name="ce5" office:value-type="string">
            <text:p>Common Name</text:p>
          </table:table-cell>
          <table:table-cell table:style-name="ce5" office:value-type="string">
            <text:p>Probability</text:p>
          </table:table-cell>
          <table:table-cell table:style-name="ce1" office:value-type="string">
            <text:p>Decay Type</text:p>
          </table:table-cell>
          <table:table-cell table:style-name="ce1" office:value-type="string">
            <text:p>Years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Minutes</text:p>
          </table:table-cell>
          <table:table-cell table:style-name="ce1" office:value-type="string">
            <text:p>Seconds</text:p>
          </table:table-cell>
          <table:table-cell table:style-name="ce1" office:value-type="string">
            <text:p>MeV</text:p>
          </table:table-cell>
          <table:table-cell table:style-name="ce1" office:value-type="string">
            <text:p>Ending Element</text:p>
          </table:table-cell>
          <table:table-cell table:style-name="ce1"/>
          <table:table-cell table:formula="of:=data:[.A1]" office:value-type="float" office:value="0">
            <text:p>#NAME?</text:p>
          </table:table-cell>
          <table:table-cell table:formula="of:=[.C1]" office:value-type="string" office:string-value="Common Name">
            <text:p>Common Name</text:p>
          </table:table-cell>
          <table:table-cell table:formula="of:=[.D1]" office:value-type="string" office:string-value="Probability">
            <text:p>Probability</text:p>
          </table:table-cell>
          <table:table-cell table:formula="of:=[.E1]" office:value-type="string" office:string-value="Decay Type">
            <text:p>Decay Type</text:p>
          </table:table-cell>
          <table:table-cell table:style-name="ce1" table:formula="of:=[.J1]" office:value-type="string" office:string-value="Seconds">
            <text:p>Seconds</text:p>
          </table:table-cell>
          <table:table-cell table:style-name="ce1" table:formula="of:=[.K1]" office:value-type="string" office:string-value="MeV">
            <text:p>MeV</text:p>
          </table:table-cell>
          <table:table-cell table:style-name="ce1" table:formula="of:=[.L1]" office:value-type="string" office:string-value="Ending Element">
            <text:p>Ending Element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52Cf</text:p>
          </table:table-cell>
          <table:table-cell table:style-name="ce1"/>
          <table:table-cell table:style-name="ce5"/>
          <table:table-cell table:style-name="ce5" office:value-type="float" office:value="1">
            <text:p>1</text:p>
          </table:table-cell>
          <table:table-cell table:style-name="ce1" office:value-type="string">
            <text:p>α</text:p>
          </table:table-cell>
          <table:table-cell table:style-name="ce1" table:formula="of:=2.645" office:value-type="float" office:value="2.645">
            <text:p>2.645</text:p>
          </table:table-cell>
          <table:table-cell table:style-name="ce1" table:formula="of:=[.F2]*365" office:value-type="float" office:value="965.425">
            <text:p>965.425</text:p>
          </table:table-cell>
          <table:table-cell table:style-name="ce1" table:formula="of:=[.G2]*24" office:value-type="float" office:value="23170.2">
            <text:p>23170.2</text:p>
          </table:table-cell>
          <table:table-cell table:style-name="ce1" table:formula="of:=[.H2]*60" office:value-type="float" office:value="1390212">
            <text:p>1390212</text:p>
          </table:table-cell>
          <table:table-cell table:style-name="ce1" table:formula="of:=[.I2]*60" office:value-type="float" office:value="83412720">
            <text:p>83412720</text:p>
          </table:table-cell>
          <table:table-cell table:style-name="ce1" office:value-type="float" office:value="6.1181">
            <text:p>6.1181</text:p>
          </table:table-cell>
          <table:table-cell table:style-name="ce1" office:value-type="string">
            <text:p>248Cm</text:p>
          </table:table-cell>
          <table:table-cell table:style-name="ce1"/>
          <table:table-cell table:formula="of:=[.A2]" office:value-type="string" office:string-value="252Cf">
            <text:p>252Cf</text:p>
          </table:table-cell>
          <table:table-cell table:formula="of:=IF([.C2]=&quot;&quot;;&quot;&quot;;[.C2])">
            <text:p/>
          </table:table-cell>
          <table:table-cell table:formula="of:=[.D2]" office:value-type="float" office:value="1">
            <text:p>1</text:p>
          </table:table-cell>
          <table:table-cell table:formula="of:=IF([.E2]=&quot;α&quot;;0;IF([.E2]=&quot;β-&quot;;1;2))" office:value-type="float" office:value="0">
            <text:p>0</text:p>
          </table:table-cell>
          <table:table-cell table:style-name="ce1" table:formula="of:=[.J2]" office:value-type="float" office:value="83412720">
            <text:p>83412720</text:p>
          </table:table-cell>
          <table:table-cell table:style-name="ce1" table:formula="of:=[.K2]" office:value-type="float" office:value="6.1181">
            <text:p>6.1181</text:p>
          </table:table-cell>
          <table:table-cell table:style-name="ce1" table:formula="of:=[.L2]" office:value-type="string" office:string-value="248Cm">
            <text:p>248Cm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48Cm</text:p>
          </table:table-cell>
          <table:table-cell table:style-name="ce1"/>
          <table:table-cell table:style-name="ce5"/>
          <table:table-cell table:style-name="ce5" office:value-type="float" office:value="2">
            <text:p>2</text:p>
          </table:table-cell>
          <table:table-cell table:style-name="ce1" office:value-type="string">
            <text:p>α</text:p>
          </table:table-cell>
          <table:table-cell table:style-name="ce1" table:formula="of:=340000" office:value-type="float" office:value="340000">
            <text:p>340000</text:p>
          </table:table-cell>
          <table:table-cell table:style-name="ce1" table:formula="of:=[.F3]*365" office:value-type="float" office:value="124100000">
            <text:p>124100000</text:p>
          </table:table-cell>
          <table:table-cell table:style-name="ce1" table:formula="of:=[.G3]*24" office:value-type="float" office:value="2978400000">
            <text:p>2978400000</text:p>
          </table:table-cell>
          <table:table-cell table:style-name="ce1" table:formula="of:=[.H3]*60" office:value-type="float" office:value="178704000000">
            <text:p>178704000000</text:p>
          </table:table-cell>
          <table:table-cell table:style-name="ce1" table:formula="of:=[.I3]*60" office:value-type="float" office:value="10722240000000">
            <text:p>10722240000000</text:p>
          </table:table-cell>
          <table:table-cell table:style-name="ce1" office:value-type="float" office:value="5.162">
            <text:p>5.162</text:p>
          </table:table-cell>
          <table:table-cell table:style-name="ce1" office:value-type="string">
            <text:p>244Pu</text:p>
          </table:table-cell>
          <table:table-cell table:style-name="ce1"/>
          <table:table-cell table:formula="of:=[.A3]" office:value-type="string" office:string-value="248Cm">
            <text:p>248Cm</text:p>
          </table:table-cell>
          <table:table-cell table:formula="of:=IF([.C3]=&quot;&quot;;&quot;&quot;;[.C3])">
            <text:p/>
          </table:table-cell>
          <table:table-cell table:formula="of:=[.D3]" office:value-type="float" office:value="2">
            <text:p>2</text:p>
          </table:table-cell>
          <table:table-cell table:formula="of:=IF([.E3]=&quot;α&quot;;0;IF([.E3]=&quot;β-&quot;;1;2))" office:value-type="float" office:value="0">
            <text:p>0</text:p>
          </table:table-cell>
          <table:table-cell table:style-name="ce1" table:formula="of:=[.J3]" office:value-type="float" office:value="10722240000000">
            <text:p>10722240000000</text:p>
          </table:table-cell>
          <table:table-cell table:style-name="ce1" table:formula="of:=[.K3]" office:value-type="float" office:value="5.162">
            <text:p>5.162</text:p>
          </table:table-cell>
          <table:table-cell table:style-name="ce1" table:formula="of:=[.L3]" office:value-type="string" office:string-value="244Pu">
            <text:p>244Pu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44Pu</text:p>
          </table:table-cell>
          <table:table-cell table:style-name="ce1"/>
          <table:table-cell table:style-name="ce5"/>
          <table:table-cell table:style-name="ce5" office:value-type="float" office:value="3">
            <text:p>3</text:p>
          </table:table-cell>
          <table:table-cell table:style-name="ce1" office:value-type="string">
            <text:p>α</text:p>
          </table:table-cell>
          <table:table-cell table:style-name="ce8" office:value-type="float" office:value="80000000">
            <text:p>8.00E+007</text:p>
          </table:table-cell>
          <table:table-cell table:style-name="ce1" table:formula="of:=[.F4]*365" office:value-type="float" office:value="29200000000">
            <text:p>29200000000</text:p>
          </table:table-cell>
          <table:table-cell table:style-name="ce1" table:formula="of:=[.G4]*24" office:value-type="float" office:value="700800000000">
            <text:p>700800000000</text:p>
          </table:table-cell>
          <table:table-cell table:style-name="ce1" table:formula="of:=[.H4]*60" office:value-type="float" office:value="42048000000000">
            <text:p>42048000000000</text:p>
          </table:table-cell>
          <table:table-cell table:style-name="ce1" table:formula="of:=[.I4]*60" office:value-type="float" office:value="2.52288E+015">
            <text:p>2522880000000000</text:p>
          </table:table-cell>
          <table:table-cell table:style-name="ce1" office:value-type="float" office:value="4.589">
            <text:p>4.589</text:p>
          </table:table-cell>
          <table:table-cell table:style-name="ce1" office:value-type="string">
            <text:p>240U</text:p>
          </table:table-cell>
          <table:table-cell table:style-name="ce1"/>
          <table:table-cell table:formula="of:=[.A4]" office:value-type="string" office:string-value="244Pu">
            <text:p>244Pu</text:p>
          </table:table-cell>
          <table:table-cell table:formula="of:=IF([.C4]=&quot;&quot;;&quot;&quot;;[.C4])">
            <text:p/>
          </table:table-cell>
          <table:table-cell table:formula="of:=[.D4]" office:value-type="float" office:value="3">
            <text:p>3</text:p>
          </table:table-cell>
          <table:table-cell table:formula="of:=IF([.E4]=&quot;α&quot;;0;IF([.E4]=&quot;β-&quot;;1;2))" office:value-type="float" office:value="0">
            <text:p>0</text:p>
          </table:table-cell>
          <table:table-cell table:style-name="ce1" table:formula="of:=[.J4]" office:value-type="float" office:value="2.52288E+015">
            <text:p>2522880000000000</text:p>
          </table:table-cell>
          <table:table-cell table:style-name="ce1" table:formula="of:=[.K4]" office:value-type="float" office:value="4.589">
            <text:p>4.589</text:p>
          </table:table-cell>
          <table:table-cell table:style-name="ce1" table:formula="of:=[.L4]" office:value-type="string" office:string-value="240U">
            <text:p>240U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40U</text:p>
          </table:table-cell>
          <table:table-cell table:style-name="ce1"/>
          <table:table-cell table:style-name="ce5"/>
          <table:table-cell table:style-name="ce5" office:value-type="float" office:value="4">
            <text:p>4</text:p>
          </table:table-cell>
          <table:table-cell table:style-name="ce1" office:value-type="string">
            <text:p>β−</text:p>
          </table:table-cell>
          <table:table-cell/>
          <table:table-cell table:style-name="ce1"/>
          <table:table-cell table:style-name="ce1" office:value-type="float" office:value="14.1">
            <text:p>14.1</text:p>
          </table:table-cell>
          <table:table-cell table:style-name="ce1" table:formula="of:=[.H5]*60" office:value-type="float" office:value="846">
            <text:p>846</text:p>
          </table:table-cell>
          <table:table-cell table:style-name="ce1" table:formula="of:=[.I5]*60" office:value-type="float" office:value="50760">
            <text:p>50760</text:p>
          </table:table-cell>
          <table:table-cell table:style-name="ce1" office:value-type="float" office:value="0.39">
            <text:p>0.39</text:p>
          </table:table-cell>
          <table:table-cell table:style-name="ce1" office:value-type="string">
            <text:p>240Np</text:p>
          </table:table-cell>
          <table:table-cell table:style-name="ce1"/>
          <table:table-cell table:formula="of:=[.A5]" office:value-type="string" office:string-value="240U">
            <text:p>240U</text:p>
          </table:table-cell>
          <table:table-cell table:formula="of:=IF([.C5]=&quot;&quot;;&quot;&quot;;[.C5])">
            <text:p/>
          </table:table-cell>
          <table:table-cell table:formula="of:=[.D5]" office:value-type="float" office:value="4">
            <text:p>4</text:p>
          </table:table-cell>
          <table:table-cell table:formula="of:=IF([.E5]=&quot;α&quot;;0;IF([.E5]=&quot;β−&quot;;1;2))" office:value-type="float" office:value="1">
            <text:p>1</text:p>
          </table:table-cell>
          <table:table-cell table:style-name="ce1" table:formula="of:=[.J5]" office:value-type="float" office:value="50760">
            <text:p>50760</text:p>
          </table:table-cell>
          <table:table-cell table:style-name="ce1" table:formula="of:=[.K5]" office:value-type="float" office:value="0.39">
            <text:p>0.39</text:p>
          </table:table-cell>
          <table:table-cell table:style-name="ce1" table:formula="of:=[.L5]" office:value-type="string" office:string-value="240Np">
            <text:p>240Np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40Np</text:p>
          </table:table-cell>
          <table:table-cell table:style-name="ce1"/>
          <table:table-cell table:style-name="ce5"/>
          <table:table-cell table:style-name="ce5" office:value-type="float" office:value="5">
            <text:p>5</text:p>
          </table:table-cell>
          <table:table-cell table:style-name="ce1" office:value-type="string">
            <text:p>β−</text:p>
          </table:table-cell>
          <table:table-cell/>
          <table:table-cell table:style-name="ce1"/>
          <table:table-cell table:style-name="ce1" office:value-type="float" office:value="1.032">
            <text:p>1.032</text:p>
          </table:table-cell>
          <table:table-cell table:style-name="ce1" table:formula="of:=[.H6]*60" office:value-type="float" office:value="61.92">
            <text:p>61.92</text:p>
          </table:table-cell>
          <table:table-cell table:style-name="ce1" table:formula="of:=[.I6]*60" office:value-type="float" office:value="3715.2">
            <text:p>3715.2</text:p>
          </table:table-cell>
          <table:table-cell table:style-name="ce1" office:value-type="float" office:value="2.2">
            <text:p>2.2</text:p>
          </table:table-cell>
          <table:table-cell table:style-name="ce1" office:value-type="string">
            <text:p>240Pu</text:p>
          </table:table-cell>
          <table:table-cell table:style-name="ce1"/>
          <table:table-cell table:formula="of:=[.A6]" office:value-type="string" office:string-value="240Np">
            <text:p>240Np</text:p>
          </table:table-cell>
          <table:table-cell table:formula="of:=IF([.C6]=&quot;&quot;;&quot;&quot;;[.C6])">
            <text:p/>
          </table:table-cell>
          <table:table-cell table:formula="of:=[.D6]" office:value-type="float" office:value="5">
            <text:p>5</text:p>
          </table:table-cell>
          <table:table-cell table:formula="of:=IF([.E6]=&quot;α&quot;;0;IF([.E6]=&quot;β−&quot;;1;2))" office:value-type="float" office:value="1">
            <text:p>1</text:p>
          </table:table-cell>
          <table:table-cell table:style-name="ce1" table:formula="of:=[.J6]" office:value-type="float" office:value="3715.2">
            <text:p>3715.2</text:p>
          </table:table-cell>
          <table:table-cell table:style-name="ce1" table:formula="of:=[.K6]" office:value-type="float" office:value="2.2">
            <text:p>2.2</text:p>
          </table:table-cell>
          <table:table-cell table:style-name="ce1" table:formula="of:=[.L6]" office:value-type="string" office:string-value="240Pu">
            <text:p>240Pu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40Pu</text:p>
          </table:table-cell>
          <table:table-cell table:style-name="ce1"/>
          <table:table-cell table:style-name="ce5"/>
          <table:table-cell table:style-name="ce5" office:value-type="float" office:value="6">
            <text:p>6</text:p>
          </table:table-cell>
          <table:table-cell table:style-name="ce1" office:value-type="string">
            <text:p>α</text:p>
          </table:table-cell>
          <table:table-cell table:style-name="ce1" office:value-type="float" office:value="6561">
            <text:p>6561</text:p>
          </table:table-cell>
          <table:table-cell table:style-name="ce1" table:formula="of:=[.F7]*365" office:value-type="float" office:value="2394765">
            <text:p>2394765</text:p>
          </table:table-cell>
          <table:table-cell table:style-name="ce1" table:formula="of:=[.G7]*24" office:value-type="float" office:value="57474360">
            <text:p>57474360</text:p>
          </table:table-cell>
          <table:table-cell table:style-name="ce1" table:formula="of:=[.H7]*60" office:value-type="float" office:value="3448461600">
            <text:p>3448461600</text:p>
          </table:table-cell>
          <table:table-cell table:style-name="ce1" table:formula="of:=[.I7]*60" office:value-type="float" office:value="206907696000">
            <text:p>206907696000</text:p>
          </table:table-cell>
          <table:table-cell table:style-name="ce1" office:value-type="float" office:value="5.1683">
            <text:p>5.1683</text:p>
          </table:table-cell>
          <table:table-cell table:style-name="ce1" office:value-type="string">
            <text:p>236U</text:p>
          </table:table-cell>
          <table:table-cell table:style-name="ce1"/>
          <table:table-cell table:formula="of:=[.A7]" office:value-type="string" office:string-value="240Pu">
            <text:p>240Pu</text:p>
          </table:table-cell>
          <table:table-cell table:formula="of:=IF([.C7]=&quot;&quot;;&quot;&quot;;[.C7])">
            <text:p/>
          </table:table-cell>
          <table:table-cell table:formula="of:=[.D7]" office:value-type="float" office:value="6">
            <text:p>6</text:p>
          </table:table-cell>
          <table:table-cell table:formula="of:=IF([.E7]=&quot;α&quot;;0;IF([.E7]=&quot;β−&quot;;1;2))" office:value-type="float" office:value="0">
            <text:p>0</text:p>
          </table:table-cell>
          <table:table-cell table:style-name="ce1" table:formula="of:=[.J7]" office:value-type="float" office:value="206907696000">
            <text:p>206907696000</text:p>
          </table:table-cell>
          <table:table-cell table:style-name="ce1" table:formula="of:=[.K7]" office:value-type="float" office:value="5.1683">
            <text:p>5.1683</text:p>
          </table:table-cell>
          <table:table-cell table:style-name="ce1" table:formula="of:=[.L7]" office:value-type="string" office:string-value="236U">
            <text:p>236U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36U</text:p>
          </table:table-cell>
          <table:table-cell table:style-name="ce1"/>
          <table:table-cell table:style-name="ce5"/>
          <table:table-cell table:style-name="ce5" office:value-type="float" office:value="7">
            <text:p>7</text:p>
          </table:table-cell>
          <table:table-cell table:style-name="ce1" office:value-type="string">
            <text:p>α</text:p>
          </table:table-cell>
          <table:table-cell table:style-name="ce8" office:value-type="float" office:value="23000000">
            <text:p>2.30E+007</text:p>
          </table:table-cell>
          <table:table-cell table:style-name="ce1" table:formula="of:=[.F8]*365" office:value-type="float" office:value="8395000000">
            <text:p>8395000000</text:p>
          </table:table-cell>
          <table:table-cell table:style-name="ce1" table:formula="of:=[.G8]*24" office:value-type="float" office:value="201480000000">
            <text:p>201480000000</text:p>
          </table:table-cell>
          <table:table-cell table:style-name="ce1" table:formula="of:=[.H8]*60" office:value-type="float" office:value="12088800000000">
            <text:p>12088800000000</text:p>
          </table:table-cell>
          <table:table-cell table:style-name="ce1" table:formula="of:=[.I8]*60" office:value-type="float" office:value="725328000000000">
            <text:p>725328000000000</text:p>
          </table:table-cell>
          <table:table-cell table:style-name="ce1" office:value-type="float" office:value="4.494">
            <text:p>4.494</text:p>
          </table:table-cell>
          <table:table-cell table:style-name="ce1" office:value-type="string">
            <text:p>232Th</text:p>
          </table:table-cell>
          <table:table-cell table:style-name="ce1"/>
          <table:table-cell table:formula="of:=[.A8]" office:value-type="string" office:string-value="236U">
            <text:p>236U</text:p>
          </table:table-cell>
          <table:table-cell table:formula="of:=IF([.C8]=&quot;&quot;;&quot;&quot;;[.C8])">
            <text:p/>
          </table:table-cell>
          <table:table-cell table:formula="of:=[.D8]" office:value-type="float" office:value="7">
            <text:p>7</text:p>
          </table:table-cell>
          <table:table-cell table:formula="of:=IF([.E8]=&quot;α&quot;;0;IF([.E8]=&quot;β−&quot;;1;2))" office:value-type="float" office:value="0">
            <text:p>0</text:p>
          </table:table-cell>
          <table:table-cell table:style-name="ce1" table:formula="of:=[.J8]" office:value-type="float" office:value="725328000000000">
            <text:p>725328000000000</text:p>
          </table:table-cell>
          <table:table-cell table:style-name="ce1" table:formula="of:=[.K8]" office:value-type="float" office:value="4.494">
            <text:p>4.494</text:p>
          </table:table-cell>
          <table:table-cell table:style-name="ce1" table:formula="of:=[.L8]" office:value-type="string" office:string-value="232Th">
            <text:p>232Th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32Th</text:p>
          </table:table-cell>
          <table:table-cell table:style-name="ce1"/>
          <table:table-cell table:style-name="ce1" office:value-type="string">
            <text:p>Thorium</text:p>
          </table:table-cell>
          <table:table-cell table:style-name="ce5" office:value-type="float" office:value="8">
            <text:p>8</text:p>
          </table:table-cell>
          <table:table-cell table:style-name="ce1" office:value-type="string">
            <text:p>α</text:p>
          </table:table-cell>
          <table:table-cell table:style-name="ce8" office:value-type="float" office:value="14050000000">
            <text:p>1.41E+010</text:p>
          </table:table-cell>
          <table:table-cell table:style-name="ce1" table:formula="of:=[.F9]*365" office:value-type="float" office:value="5128250000000">
            <text:p>5128250000000</text:p>
          </table:table-cell>
          <table:table-cell table:style-name="ce1" table:formula="of:=[.G9]*24" office:value-type="float" office:value="123078000000000">
            <text:p>123078000000000</text:p>
          </table:table-cell>
          <table:table-cell table:style-name="ce1" table:formula="of:=[.H9]*60" office:value-type="float" office:value="7.38468E+015">
            <text:p>7384680000000000</text:p>
          </table:table-cell>
          <table:table-cell table:style-name="ce1" table:formula="of:=[.I9]*60" office:value-type="float" office:value="4.430808E+017">
            <text:p>443080800000000000</text:p>
          </table:table-cell>
          <table:table-cell table:style-name="ce1" office:value-type="float" office:value="4.081">
            <text:p>4.081</text:p>
          </table:table-cell>
          <table:table-cell table:style-name="ce1" office:value-type="string">
            <text:p>228Ra</text:p>
          </table:table-cell>
          <table:table-cell table:style-name="ce1"/>
          <table:table-cell table:formula="of:=[.A9]" office:value-type="string" office:string-value="232Th">
            <text:p>232Th</text:p>
          </table:table-cell>
          <table:table-cell table:formula="of:=IF([.C9]=&quot;&quot;;&quot;&quot;;[.C9])" office:value-type="string" office:string-value="Thorium">
            <text:p>Thorium</text:p>
          </table:table-cell>
          <table:table-cell table:formula="of:=[.D9]" office:value-type="float" office:value="8">
            <text:p>8</text:p>
          </table:table-cell>
          <table:table-cell table:formula="of:=IF([.E9]=&quot;α&quot;;0;IF([.E9]=&quot;β−&quot;;1;2))" office:value-type="float" office:value="0">
            <text:p>0</text:p>
          </table:table-cell>
          <table:table-cell table:style-name="ce1" table:formula="of:=[.J9]" office:value-type="float" office:value="4.430808E+017">
            <text:p>443080800000000000</text:p>
          </table:table-cell>
          <table:table-cell table:style-name="ce1" table:formula="of:=[.K9]" office:value-type="float" office:value="4.081">
            <text:p>4.081</text:p>
          </table:table-cell>
          <table:table-cell table:style-name="ce1" table:formula="of:=[.L9]" office:value-type="string" office:string-value="228Ra">
            <text:p>228Ra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28Ra</text:p>
          </table:table-cell>
          <table:table-cell table:style-name="ce1"/>
          <table:table-cell table:style-name="ce1" office:value-type="string">
            <text:p>Mesothorium 1</text:p>
          </table:table-cell>
          <table:table-cell table:style-name="ce5" office:value-type="float" office:value="9">
            <text:p>9</text:p>
          </table:table-cell>
          <table:table-cell table:style-name="ce1" office:value-type="string">
            <text:p>β−</text:p>
          </table:table-cell>
          <table:table-cell table:style-name="ce1" office:value-type="float" office:value="5.75">
            <text:p>5.75</text:p>
          </table:table-cell>
          <table:table-cell table:style-name="ce1" table:formula="of:=[.F10]*365" office:value-type="float" office:value="2098.75">
            <text:p>2098.75</text:p>
          </table:table-cell>
          <table:table-cell table:style-name="ce1" table:formula="of:=[.G10]*24" office:value-type="float" office:value="50370">
            <text:p>50370</text:p>
          </table:table-cell>
          <table:table-cell table:style-name="ce1" table:formula="of:=[.H10]*60" office:value-type="float" office:value="3022200">
            <text:p>3022200</text:p>
          </table:table-cell>
          <table:table-cell table:style-name="ce1" table:formula="of:=[.I10]*60" office:value-type="float" office:value="181332000">
            <text:p>181332000</text:p>
          </table:table-cell>
          <table:table-cell table:style-name="ce1" office:value-type="float" office:value="0.046">
            <text:p>0.046</text:p>
          </table:table-cell>
          <table:table-cell table:style-name="ce1" office:value-type="string">
            <text:p>228Ac</text:p>
          </table:table-cell>
          <table:table-cell table:style-name="ce1"/>
          <table:table-cell table:formula="of:=[.A10]" office:value-type="string" office:string-value="228Ra">
            <text:p>228Ra</text:p>
          </table:table-cell>
          <table:table-cell table:formula="of:=IF([.C10]=&quot;&quot;;&quot;&quot;;[.C10])" office:value-type="string" office:string-value="Mesothorium 1">
            <text:p>Mesothorium 1</text:p>
          </table:table-cell>
          <table:table-cell table:formula="of:=[.D10]" office:value-type="float" office:value="9">
            <text:p>9</text:p>
          </table:table-cell>
          <table:table-cell table:formula="of:=IF([.E10]=&quot;α&quot;;0;IF([.E10]=&quot;β−&quot;;1;2))" office:value-type="float" office:value="1">
            <text:p>1</text:p>
          </table:table-cell>
          <table:table-cell table:style-name="ce1" table:formula="of:=[.J10]" office:value-type="float" office:value="181332000">
            <text:p>181332000</text:p>
          </table:table-cell>
          <table:table-cell table:style-name="ce1" table:formula="of:=[.K10]" office:value-type="float" office:value="0.046">
            <text:p>0.046</text:p>
          </table:table-cell>
          <table:table-cell table:style-name="ce1" table:formula="of:=[.L10]" office:value-type="string" office:string-value="228Ac">
            <text:p>228Ac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28Ac</text:p>
          </table:table-cell>
          <table:table-cell table:style-name="ce1"/>
          <table:table-cell table:style-name="ce1" office:value-type="string">
            <text:p>Mesothorium 2</text:p>
          </table:table-cell>
          <table:table-cell table:style-name="ce5" office:value-type="float" office:value="10">
            <text:p>10</text:p>
          </table:table-cell>
          <table:table-cell table:style-name="ce1" office:value-type="string">
            <text:p>β−</text:p>
          </table:table-cell>
          <table:table-cell/>
          <table:table-cell table:style-name="ce1"/>
          <table:table-cell table:style-name="ce1" office:value-type="float" office:value="6.25">
            <text:p>6.25</text:p>
          </table:table-cell>
          <table:table-cell table:style-name="ce1" table:formula="of:=[.H11]*60" office:value-type="float" office:value="375">
            <text:p>375</text:p>
          </table:table-cell>
          <table:table-cell table:style-name="ce1" table:formula="of:=[.I11]*60" office:value-type="float" office:value="22500">
            <text:p>22500</text:p>
          </table:table-cell>
          <table:table-cell table:style-name="ce1" office:value-type="float" office:value="2.124">
            <text:p>2.124</text:p>
          </table:table-cell>
          <table:table-cell table:style-name="ce1" office:value-type="string">
            <text:p>228Th</text:p>
          </table:table-cell>
          <table:table-cell table:style-name="ce1"/>
          <table:table-cell table:formula="of:=[.A11]" office:value-type="string" office:string-value="228Ac">
            <text:p>228Ac</text:p>
          </table:table-cell>
          <table:table-cell table:formula="of:=IF([.C11]=&quot;&quot;;&quot;&quot;;[.C11])" office:value-type="string" office:string-value="Mesothorium 2">
            <text:p>Mesothorium 2</text:p>
          </table:table-cell>
          <table:table-cell table:formula="of:=[.D11]" office:value-type="float" office:value="10">
            <text:p>10</text:p>
          </table:table-cell>
          <table:table-cell table:formula="of:=IF([.E11]=&quot;α&quot;;0;IF([.E11]=&quot;β−&quot;;1;2))" office:value-type="float" office:value="1">
            <text:p>1</text:p>
          </table:table-cell>
          <table:table-cell table:style-name="ce1" table:formula="of:=[.J11]" office:value-type="float" office:value="22500">
            <text:p>22500</text:p>
          </table:table-cell>
          <table:table-cell table:style-name="ce1" table:formula="of:=[.K11]" office:value-type="float" office:value="2.124">
            <text:p>2.124</text:p>
          </table:table-cell>
          <table:table-cell table:style-name="ce1" table:formula="of:=[.L11]" office:value-type="string" office:string-value="228Th">
            <text:p>228Th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28Th</text:p>
          </table:table-cell>
          <table:table-cell table:style-name="ce1"/>
          <table:table-cell table:style-name="ce1" office:value-type="string">
            <text:p>Radiothorium</text:p>
          </table:table-cell>
          <table:table-cell table:style-name="ce5" office:value-type="float" office:value="11">
            <text:p>11</text:p>
          </table:table-cell>
          <table:table-cell table:style-name="ce1" office:value-type="string">
            <text:p>α</text:p>
          </table:table-cell>
          <table:table-cell table:style-name="ce1" office:value-type="float" office:value="1.9116">
            <text:p>1.9116</text:p>
          </table:table-cell>
          <table:table-cell table:style-name="ce1" table:formula="of:=[.F12]*365" office:value-type="float" office:value="697.734">
            <text:p>697.734</text:p>
          </table:table-cell>
          <table:table-cell table:style-name="ce1" table:formula="of:=[.G12]*24" office:value-type="float" office:value="16745.616">
            <text:p>16745.616</text:p>
          </table:table-cell>
          <table:table-cell table:style-name="ce1" table:formula="of:=[.H12]*60" office:value-type="float" office:value="1004736.96">
            <text:p>1004736.96</text:p>
          </table:table-cell>
          <table:table-cell table:style-name="ce1" table:formula="of:=[.I12]*60" office:value-type="float" office:value="60284217.6">
            <text:p>60284217.6</text:p>
          </table:table-cell>
          <table:table-cell table:style-name="ce1" office:value-type="float" office:value="5.52">
            <text:p>5.52</text:p>
          </table:table-cell>
          <table:table-cell table:style-name="ce1" office:value-type="string">
            <text:p>224Ra</text:p>
          </table:table-cell>
          <table:table-cell table:style-name="ce1"/>
          <table:table-cell table:formula="of:=[.A12]" office:value-type="string" office:string-value="228Th">
            <text:p>228Th</text:p>
          </table:table-cell>
          <table:table-cell table:formula="of:=IF([.C12]=&quot;&quot;;&quot;&quot;;[.C12])" office:value-type="string" office:string-value="Radiothorium">
            <text:p>Radiothorium</text:p>
          </table:table-cell>
          <table:table-cell table:formula="of:=[.D12]" office:value-type="float" office:value="11">
            <text:p>11</text:p>
          </table:table-cell>
          <table:table-cell table:formula="of:=IF([.E12]=&quot;α&quot;;0;IF([.E12]=&quot;β−&quot;;1;2))" office:value-type="float" office:value="0">
            <text:p>0</text:p>
          </table:table-cell>
          <table:table-cell table:style-name="ce1" table:formula="of:=[.J12]" office:value-type="float" office:value="60284217.6">
            <text:p>60284217.6</text:p>
          </table:table-cell>
          <table:table-cell table:style-name="ce1" table:formula="of:=[.K12]" office:value-type="float" office:value="5.52">
            <text:p>5.52</text:p>
          </table:table-cell>
          <table:table-cell table:style-name="ce1" table:formula="of:=[.L12]" office:value-type="string" office:string-value="224Ra">
            <text:p>224Ra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24Ra</text:p>
          </table:table-cell>
          <table:table-cell table:style-name="ce1"/>
          <table:table-cell table:style-name="ce1" office:value-type="string">
            <text:p>Thorium X</text:p>
          </table:table-cell>
          <table:table-cell table:style-name="ce5" office:value-type="float" office:value="12">
            <text:p>12</text:p>
          </table:table-cell>
          <table:table-cell table:style-name="ce1" office:value-type="string">
            <text:p>α</text:p>
          </table:table-cell>
          <table:table-cell/>
          <table:table-cell table:style-name="ce1" office:value-type="float" office:value="3.6319">
            <text:p>3.6319</text:p>
          </table:table-cell>
          <table:table-cell table:style-name="ce1" table:formula="of:=[.G13]*24" office:value-type="float" office:value="87.1656">
            <text:p>87.1656</text:p>
          </table:table-cell>
          <table:table-cell table:style-name="ce1" table:formula="of:=[.H13]*60" office:value-type="float" office:value="5229.936">
            <text:p>5229.936</text:p>
          </table:table-cell>
          <table:table-cell table:style-name="ce1" table:formula="of:=[.I13]*60" office:value-type="float" office:value="313796.16">
            <text:p>313796.16</text:p>
          </table:table-cell>
          <table:table-cell table:style-name="ce1" office:value-type="float" office:value="5.789">
            <text:p>5.789</text:p>
          </table:table-cell>
          <table:table-cell table:style-name="ce1" office:value-type="string">
            <text:p>220Rn</text:p>
          </table:table-cell>
          <table:table-cell table:style-name="ce1"/>
          <table:table-cell table:formula="of:=[.A13]" office:value-type="string" office:string-value="224Ra">
            <text:p>224Ra</text:p>
          </table:table-cell>
          <table:table-cell table:formula="of:=IF([.C13]=&quot;&quot;;&quot;&quot;;[.C13])" office:value-type="string" office:string-value="Thorium X">
            <text:p>Thorium X</text:p>
          </table:table-cell>
          <table:table-cell table:formula="of:=[.D13]" office:value-type="float" office:value="12">
            <text:p>12</text:p>
          </table:table-cell>
          <table:table-cell table:formula="of:=IF([.E13]=&quot;α&quot;;0;IF([.E13]=&quot;β−&quot;;1;2))" office:value-type="float" office:value="0">
            <text:p>0</text:p>
          </table:table-cell>
          <table:table-cell table:style-name="ce1" table:formula="of:=[.J13]" office:value-type="float" office:value="313796.16">
            <text:p>313796.16</text:p>
          </table:table-cell>
          <table:table-cell table:style-name="ce1" table:formula="of:=[.K13]" office:value-type="float" office:value="5.789">
            <text:p>5.789</text:p>
          </table:table-cell>
          <table:table-cell table:style-name="ce1" table:formula="of:=[.L13]" office:value-type="string" office:string-value="220Rn">
            <text:p>220Rn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20Rn</text:p>
          </table:table-cell>
          <table:table-cell table:style-name="ce1"/>
          <table:table-cell table:style-name="ce1" office:value-type="string">
            <text:p>Thoron</text:p>
          </table:table-cell>
          <table:table-cell table:style-name="ce5" office:value-type="float" office:value="13">
            <text:p>13</text:p>
          </table:table-cell>
          <table:table-cell table:style-name="ce1" office:value-type="string">
            <text:p>α</text:p>
          </table:table-cell>
          <table:table-cell/>
          <table:table-cell table:style-name="ce1" table:number-columns-repeated="3"/>
          <table:table-cell table:style-name="ce1" office:value-type="float" office:value="55.6">
            <text:p>55.6</text:p>
          </table:table-cell>
          <table:table-cell table:style-name="ce1" office:value-type="float" office:value="6.404">
            <text:p>6.404</text:p>
          </table:table-cell>
          <table:table-cell table:style-name="ce1" office:value-type="string">
            <text:p>216Po</text:p>
          </table:table-cell>
          <table:table-cell table:style-name="ce1"/>
          <table:table-cell table:formula="of:=[.A14]" office:value-type="string" office:string-value="220Rn">
            <text:p>220Rn</text:p>
          </table:table-cell>
          <table:table-cell table:formula="of:=IF([.C14]=&quot;&quot;;&quot;&quot;;[.C14])" office:value-type="string" office:string-value="Thoron">
            <text:p>Thoron</text:p>
          </table:table-cell>
          <table:table-cell table:formula="of:=[.D14]" office:value-type="float" office:value="13">
            <text:p>13</text:p>
          </table:table-cell>
          <table:table-cell table:formula="of:=IF([.E14]=&quot;α&quot;;0;IF([.E14]=&quot;β−&quot;;1;2))" office:value-type="float" office:value="0">
            <text:p>0</text:p>
          </table:table-cell>
          <table:table-cell table:style-name="ce1" table:formula="of:=[.J14]" office:value-type="float" office:value="55.6">
            <text:p>55.6</text:p>
          </table:table-cell>
          <table:table-cell table:style-name="ce1" table:formula="of:=[.K14]" office:value-type="float" office:value="6.404">
            <text:p>6.404</text:p>
          </table:table-cell>
          <table:table-cell table:style-name="ce1" table:formula="of:=[.L14]" office:value-type="string" office:string-value="216Po">
            <text:p>216Po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16Po</text:p>
          </table:table-cell>
          <table:table-cell table:style-name="ce1"/>
          <table:table-cell table:style-name="ce1" office:value-type="string">
            <text:p>Thorium A</text:p>
          </table:table-cell>
          <table:table-cell table:style-name="ce5" office:value-type="float" office:value="14">
            <text:p>14</text:p>
          </table:table-cell>
          <table:table-cell table:style-name="ce1" office:value-type="string">
            <text:p>α</text:p>
          </table:table-cell>
          <table:table-cell/>
          <table:table-cell table:style-name="ce1" table:number-columns-repeated="3"/>
          <table:table-cell table:style-name="ce1" office:value-type="float" office:value="0.145">
            <text:p>0.145</text:p>
          </table:table-cell>
          <table:table-cell table:style-name="ce1" office:value-type="float" office:value="6.906">
            <text:p>6.906</text:p>
          </table:table-cell>
          <table:table-cell table:style-name="ce1" office:value-type="string">
            <text:p>212Pb</text:p>
          </table:table-cell>
          <table:table-cell table:style-name="ce1"/>
          <table:table-cell table:formula="of:=[.A15]" office:value-type="string" office:string-value="216Po">
            <text:p>216Po</text:p>
          </table:table-cell>
          <table:table-cell table:formula="of:=IF([.C15]=&quot;&quot;;&quot;&quot;;[.C15])" office:value-type="string" office:string-value="Thorium A">
            <text:p>Thorium A</text:p>
          </table:table-cell>
          <table:table-cell table:formula="of:=[.D15]" office:value-type="float" office:value="14">
            <text:p>14</text:p>
          </table:table-cell>
          <table:table-cell table:formula="of:=IF([.E15]=&quot;α&quot;;0;IF([.E15]=&quot;β−&quot;;1;2))" office:value-type="float" office:value="0">
            <text:p>0</text:p>
          </table:table-cell>
          <table:table-cell table:style-name="ce1" table:formula="of:=[.J15]" office:value-type="float" office:value="0.145">
            <text:p>0.145</text:p>
          </table:table-cell>
          <table:table-cell table:style-name="ce1" table:formula="of:=[.K15]" office:value-type="float" office:value="6.906">
            <text:p>6.906</text:p>
          </table:table-cell>
          <table:table-cell table:style-name="ce1" table:formula="of:=[.L15]" office:value-type="string" office:string-value="212Pb">
            <text:p>212Pb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12Pb</text:p>
          </table:table-cell>
          <table:table-cell table:style-name="ce1"/>
          <table:table-cell table:style-name="ce1" office:value-type="string">
            <text:p>Thorium B</text:p>
          </table:table-cell>
          <table:table-cell table:style-name="ce5" office:value-type="float" office:value="15">
            <text:p>15</text:p>
          </table:table-cell>
          <table:table-cell table:style-name="ce1" office:value-type="string">
            <text:p>β−</text:p>
          </table:table-cell>
          <table:table-cell/>
          <table:table-cell table:style-name="ce1"/>
          <table:table-cell table:style-name="ce1" office:value-type="float" office:value="10.64">
            <text:p>10.64</text:p>
          </table:table-cell>
          <table:table-cell table:style-name="ce1" table:formula="of:=[.H16]*60" office:value-type="float" office:value="638.4">
            <text:p>638.4</text:p>
          </table:table-cell>
          <table:table-cell table:style-name="ce1" table:formula="of:=[.I16]*60" office:value-type="float" office:value="38304">
            <text:p>38304</text:p>
          </table:table-cell>
          <table:table-cell table:style-name="ce1" office:value-type="float" office:value="0.57">
            <text:p>0.57</text:p>
          </table:table-cell>
          <table:table-cell table:style-name="ce1" office:value-type="string">
            <text:p>212Bi</text:p>
          </table:table-cell>
          <table:table-cell table:style-name="ce1"/>
          <table:table-cell table:formula="of:=[.A16]" office:value-type="string" office:string-value="212Pb">
            <text:p>212Pb</text:p>
          </table:table-cell>
          <table:table-cell table:formula="of:=IF([.C16]=&quot;&quot;;&quot;&quot;;[.C16])" office:value-type="string" office:string-value="Thorium B">
            <text:p>Thorium B</text:p>
          </table:table-cell>
          <table:table-cell table:formula="of:=[.D16]" office:value-type="float" office:value="15">
            <text:p>15</text:p>
          </table:table-cell>
          <table:table-cell table:formula="of:=IF([.E16]=&quot;α&quot;;0;IF([.E16]=&quot;β−&quot;;1;2))" office:value-type="float" office:value="1">
            <text:p>1</text:p>
          </table:table-cell>
          <table:table-cell table:style-name="ce1" table:formula="of:=[.J16]" office:value-type="float" office:value="38304">
            <text:p>38304</text:p>
          </table:table-cell>
          <table:table-cell table:style-name="ce1" table:formula="of:=[.K16]" office:value-type="float" office:value="0.57">
            <text:p>0.57</text:p>
          </table:table-cell>
          <table:table-cell table:style-name="ce1" table:formula="of:=[.L16]" office:value-type="string" office:string-value="212Bi">
            <text:p>212Bi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212Bi</text:p>
          </table:table-cell>
          <table:table-cell table:style-name="ce2"/>
          <table:table-cell table:style-name="ce6" office:value-type="string">
            <text:p>Thorium C</text:p>
          </table:table-cell>
          <table:table-cell table:style-name="ce6" office:value-type="float" office:value="0.6406">
            <text:p>0.6406</text:p>
          </table:table-cell>
          <table:table-cell table:style-name="ce6" office:value-type="string">
            <text:p>β−</text:p>
          </table:table-cell>
          <table:table-cell table:style-name="ce9"/>
          <table:table-cell table:style-name="ce6" table:number-columns-repeated="2"/>
          <table:table-cell table:style-name="ce6" office:value-type="float" office:value="60.55">
            <text:p>60.55</text:p>
          </table:table-cell>
          <table:table-cell table:style-name="ce6" table:formula="of:=[.I17]*60" office:value-type="float" office:value="3633">
            <text:p>3633</text:p>
          </table:table-cell>
          <table:table-cell table:style-name="ce6" office:value-type="float" office:value="2.252">
            <text:p>2.252</text:p>
          </table:table-cell>
          <table:table-cell table:style-name="ce12" office:value-type="string">
            <text:p>212Po</text:p>
          </table:table-cell>
          <table:table-cell table:style-name="ce1"/>
          <table:table-cell table:formula="of:=[.A17]" office:value-type="string" office:string-value="212Bi">
            <text:p>212Bi</text:p>
          </table:table-cell>
          <table:table-cell table:formula="of:=IF([.C17]=&quot;&quot;;&quot;&quot;;[.C17])" office:value-type="string" office:string-value="Thorium C">
            <text:p>Thorium C</text:p>
          </table:table-cell>
          <table:table-cell table:formula="of:=[.D17]" office:value-type="float" office:value="0.6406">
            <text:p>0.6406</text:p>
          </table:table-cell>
          <table:table-cell table:formula="of:=IF([.E17]=&quot;α&quot;;0;IF([.E17]=&quot;β−&quot;;1;2))" office:value-type="float" office:value="1">
            <text:p>1</text:p>
          </table:table-cell>
          <table:table-cell table:style-name="ce1" table:formula="of:=[.J17]" office:value-type="float" office:value="3633">
            <text:p>3633</text:p>
          </table:table-cell>
          <table:table-cell table:style-name="ce1" table:formula="of:=[.K17]" office:value-type="float" office:value="2.252">
            <text:p>2.252</text:p>
          </table:table-cell>
          <table:table-cell table:style-name="ce1" table:formula="of:=[.L17]" office:value-type="string" office:string-value="212Po">
            <text:p>212Po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212Bi</text:p>
          </table:table-cell>
          <table:table-cell table:style-name="ce2"/>
          <table:table-cell table:style-name="ce6" office:value-type="string">
            <text:p>Thorium C</text:p>
          </table:table-cell>
          <table:table-cell table:style-name="ce6" office:value-type="float" office:value="0.3594">
            <text:p>0.3594</text:p>
          </table:table-cell>
          <table:table-cell table:style-name="ce7" office:value-type="string">
            <text:p>α</text:p>
          </table:table-cell>
          <table:table-cell table:style-name="ce10" table:number-columns-repeated="3"/>
          <table:table-cell table:style-name="ce7" office:value-type="float" office:value="60.55">
            <text:p>60.55</text:p>
          </table:table-cell>
          <table:table-cell table:style-name="ce7" table:formula="of:=[.I18]*60" office:value-type="float" office:value="3633">
            <text:p>3633</text:p>
          </table:table-cell>
          <table:table-cell table:style-name="ce10" office:value-type="float" office:value="6.208">
            <text:p>6.208</text:p>
          </table:table-cell>
          <table:table-cell table:style-name="ce13" office:value-type="string">
            <text:p>212Po</text:p>
          </table:table-cell>
          <table:table-cell table:style-name="ce1"/>
          <table:table-cell table:formula="of:=[.A18]" office:value-type="string" office:string-value="212Bi">
            <text:p>212Bi</text:p>
          </table:table-cell>
          <table:table-cell table:formula="of:=IF([.C18]=&quot;&quot;;&quot;&quot;;[.C18])" office:value-type="string" office:string-value="Thorium C">
            <text:p>Thorium C</text:p>
          </table:table-cell>
          <table:table-cell table:formula="of:=[.D18]" office:value-type="float" office:value="0.3594">
            <text:p>0.3594</text:p>
          </table:table-cell>
          <table:table-cell table:formula="of:=IF([.E18]=&quot;α&quot;;0;IF([.E18]=&quot;β−&quot;;1;2))" office:value-type="float" office:value="0">
            <text:p>0</text:p>
          </table:table-cell>
          <table:table-cell table:style-name="ce1" table:formula="of:=[.J18]" office:value-type="float" office:value="3633">
            <text:p>3633</text:p>
          </table:table-cell>
          <table:table-cell table:style-name="ce1" table:formula="of:=[.K18]" office:value-type="float" office:value="6.208">
            <text:p>6.208</text:p>
          </table:table-cell>
          <table:table-cell table:style-name="ce1" table:formula="of:=[.L18]" office:value-type="string" office:string-value="212Po">
            <text:p>212Po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12Po</text:p>
          </table:table-cell>
          <table:table-cell table:style-name="ce1"/>
          <table:table-cell table:style-name="ce1" office:value-type="string">
            <text:p>Thorium C′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α</text:p>
          </table:table-cell>
          <table:table-cell/>
          <table:table-cell table:style-name="ce1" table:number-columns-repeated="3"/>
          <table:table-cell table:style-name="ce8" office:value-type="float" office:value="0.000000299">
            <text:p>2.99E-007</text:p>
          </table:table-cell>
          <table:table-cell table:style-name="ce1" office:value-type="float" office:value="8.955">
            <text:p>8.955</text:p>
          </table:table-cell>
          <table:table-cell table:style-name="ce1" office:value-type="string">
            <text:p>208Tl</text:p>
          </table:table-cell>
          <table:table-cell table:style-name="ce1"/>
          <table:table-cell table:formula="of:=[.A19]" office:value-type="string" office:string-value="212Po">
            <text:p>212Po</text:p>
          </table:table-cell>
          <table:table-cell table:formula="of:=IF([.C19]=&quot;&quot;;&quot;&quot;;[.C19])" office:value-type="string" office:string-value="Thorium C′">
            <text:p>Thorium C′</text:p>
          </table:table-cell>
          <table:table-cell table:formula="of:=[.D19]" office:value-type="float" office:value="1">
            <text:p>1</text:p>
          </table:table-cell>
          <table:table-cell table:formula="of:=IF([.E19]=&quot;α&quot;;0;IF([.E19]=&quot;β−&quot;;1;2))" office:value-type="float" office:value="0">
            <text:p>0</text:p>
          </table:table-cell>
          <table:table-cell table:style-name="ce1" table:formula="of:=[.J19]" office:value-type="float" office:value="0.000000299">
            <text:p>2.99E-007</text:p>
          </table:table-cell>
          <table:table-cell table:style-name="ce1" table:formula="of:=[.K19]" office:value-type="float" office:value="8.955">
            <text:p>8.955</text:p>
          </table:table-cell>
          <table:table-cell table:style-name="ce1" table:formula="of:=[.L19]" office:value-type="string" office:string-value="208Tl">
            <text:p>208Tl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08Tl</text:p>
          </table:table-cell>
          <table:table-cell table:style-name="ce1"/>
          <table:table-cell table:style-name="ce1" office:value-type="string">
            <text:p>Thorium C″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β−</text:p>
          </table:table-cell>
          <table:table-cell/>
          <table:table-cell table:style-name="ce1" table:number-columns-repeated="2"/>
          <table:table-cell table:style-name="ce1" office:value-type="float" office:value="3.053">
            <text:p>3.053</text:p>
          </table:table-cell>
          <table:table-cell table:style-name="ce1" table:formula="of:=[.I20]*60" office:value-type="float" office:value="183.18">
            <text:p>183.18</text:p>
          </table:table-cell>
          <table:table-cell table:style-name="ce1" office:value-type="float" office:value="4.999">
            <text:p>4.999</text:p>
          </table:table-cell>
          <table:table-cell table:style-name="ce1" office:value-type="string">
            <text:p>208Pb</text:p>
          </table:table-cell>
          <table:table-cell table:style-name="ce1"/>
          <table:table-cell table:formula="of:=[.A20]" office:value-type="string" office:string-value="208Tl">
            <text:p>208Tl</text:p>
          </table:table-cell>
          <table:table-cell table:formula="of:=IF([.C20]=&quot;&quot;;&quot;&quot;;[.C20])" office:value-type="string" office:string-value="Thorium C″">
            <text:p>Thorium C″</text:p>
          </table:table-cell>
          <table:table-cell table:formula="of:=[.D20]" office:value-type="float" office:value="1">
            <text:p>1</text:p>
          </table:table-cell>
          <table:table-cell table:formula="of:=IF([.E20]=&quot;α&quot;;0;IF([.E20]=&quot;β−&quot;;1;2))" office:value-type="float" office:value="1">
            <text:p>1</text:p>
          </table:table-cell>
          <table:table-cell table:style-name="ce1" table:formula="of:=[.J20]" office:value-type="float" office:value="183.18">
            <text:p>183.18</text:p>
          </table:table-cell>
          <table:table-cell table:style-name="ce1" table:formula="of:=[.K20]" office:value-type="float" office:value="4.999">
            <text:p>4.999</text:p>
          </table:table-cell>
          <table:table-cell table:style-name="ce1" table:formula="of:=[.L20]" office:value-type="string" office:string-value="208Pb">
            <text:p>208Pb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1" office:value-type="string">
            <text:p>208Pb</text:p>
          </table:table-cell>
          <table:table-cell table:style-name="ce1"/>
          <table:table-cell table:style-name="ce1" office:value-type="string">
            <text:p>Thorium D</text:p>
          </table:table-cell>
          <table:table-cell table:style-name="ce1" office:value-type="float" office:value="1">
            <text:p>1</text:p>
          </table:table-cell>
          <table:table-cell office:value-type="string">
            <text:p>stable</text:p>
          </table:table-cell>
          <table:table-cell table:style-name="ce1" office:value-type="float" office:value="1">
            <text:p>1</text:p>
          </table:table-cell>
          <table:table-cell table:style-name="ce1" table:formula="of:=[.F21]*365" office:value-type="float" office:value="365">
            <text:p>365</text:p>
          </table:table-cell>
          <table:table-cell table:style-name="ce1" table:formula="of:=[.G21]*24" office:value-type="float" office:value="8760">
            <text:p>8760</text:p>
          </table:table-cell>
          <table:table-cell table:style-name="ce1" table:formula="of:=[.H21]*60" office:value-type="float" office:value="525600">
            <text:p>525600</text:p>
          </table:table-cell>
          <table:table-cell table:style-name="ce1" table:formula="of:=[.I21]*60" office:value-type="float" office:value="31536000">
            <text:p>3153600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208Pb</text:p>
          </table:table-cell>
          <table:table-cell table:style-name="ce1"/>
          <table:table-cell table:formula="of:=[.A21]" office:value-type="string" office:string-value="208Pb">
            <text:p>208Pb</text:p>
          </table:table-cell>
          <table:table-cell table:formula="of:=IF([.C21]=&quot;&quot;;&quot;&quot;;[.C21])" office:value-type="string" office:string-value="Thorium D">
            <text:p>Thorium D</text:p>
          </table:table-cell>
          <table:table-cell table:formula="of:=[.D21]" office:value-type="float" office:value="1">
            <text:p>1</text:p>
          </table:table-cell>
          <table:table-cell table:formula="of:=IF([.E21]=&quot;α&quot;;0;IF([.E21]=&quot;β−&quot;;1;2))" office:value-type="float" office:value="2">
            <text:p>2</text:p>
          </table:table-cell>
          <table:table-cell table:style-name="ce1" table:formula="of:=[.J21]" office:value-type="float" office:value="31536000">
            <text:p>31536000</text:p>
          </table:table-cell>
          <table:table-cell table:style-name="ce1" table:formula="of:=[.K21]" office:value-type="float" office:value="0">
            <text:p>0</text:p>
          </table:table-cell>
          <table:table-cell table:style-name="ce1" table:formula="of:=[.L21]" office:value-type="string" office:string-value="208Pb">
            <text:p>208Pb</text:p>
          </table:table-cell>
          <table:table-cell table:style-name="ce1"/>
          <table:table-cell table:number-columns-repeated="1003"/>
        </table:table-row>
        <table:table-row table:style-name="ro2">
          <table:table-cell office:value-type="string">
            <text:p>249Cf</text:p>
          </table:table-cell>
          <table:table-cell/>
          <table:table-cell/>
          <table:table-cell table:style-name="ce1" office:value-type="float" office:value="1">
            <text:p>1</text:p>
          </table:table-cell>
          <table:table-cell office:value-type="string">
            <text:p>α</text:p>
          </table:table-cell>
          <table:table-cell office:value-type="float" office:value="351">
            <text:p>351</text:p>
          </table:table-cell>
          <table:table-cell table:style-name="ce1" table:formula="of:=[.F22]*365" office:value-type="float" office:value="128115">
            <text:p>128115</text:p>
          </table:table-cell>
          <table:table-cell table:style-name="ce1" table:formula="of:=[.G22]*24" office:value-type="float" office:value="3074760">
            <text:p>3074760</text:p>
          </table:table-cell>
          <table:table-cell table:style-name="ce1" table:formula="of:=[.H22]*60" office:value-type="float" office:value="184485600">
            <text:p>184485600</text:p>
          </table:table-cell>
          <table:table-cell table:style-name="ce1" table:formula="of:=[.I22]*60" office:value-type="float" office:value="11069136000">
            <text:p>11069136000</text:p>
          </table:table-cell>
          <table:table-cell table:formula="of:=5.813+0.388" office:value-type="float" office:value="6.201">
            <text:p>6.201</text:p>
          </table:table-cell>
          <table:table-cell office:value-type="string">
            <text:p>245Cm</text:p>
          </table:table-cell>
          <table:table-cell table:style-name="ce1"/>
          <table:table-cell table:formula="of:=[.A22]" office:value-type="string" office:string-value="249Cf">
            <text:p>249Cf</text:p>
          </table:table-cell>
          <table:table-cell table:formula="of:=IF([.C22]=&quot;&quot;;&quot;&quot;;[.C22])">
            <text:p/>
          </table:table-cell>
          <table:table-cell table:formula="of:=[.D22]" office:value-type="float" office:value="1">
            <text:p>1</text:p>
          </table:table-cell>
          <table:table-cell table:formula="of:=IF([.E22]=&quot;α&quot;;0;IF([.E22]=&quot;β−&quot;;1;2))" office:value-type="float" office:value="0">
            <text:p>0</text:p>
          </table:table-cell>
          <table:table-cell table:style-name="ce1" table:formula="of:=[.J22]" office:value-type="float" office:value="11069136000">
            <text:p>11069136000</text:p>
          </table:table-cell>
          <table:table-cell table:style-name="ce1" table:formula="of:=[.K22]" office:value-type="float" office:value="6.201">
            <text:p>6.201</text:p>
          </table:table-cell>
          <table:table-cell table:style-name="ce1" table:formula="of:=[.L22]" office:value-type="string" office:string-value="245Cm">
            <text:p>245Cm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45Cm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string">
            <text:p>α</text:p>
          </table:table-cell>
          <table:table-cell table:style-name="ce1" office:value-type="float" office:value="8500">
            <text:p>8500</text:p>
          </table:table-cell>
          <table:table-cell table:style-name="ce1" table:formula="of:=[.F23]*365" office:value-type="float" office:value="3102500">
            <text:p>3102500</text:p>
          </table:table-cell>
          <table:table-cell table:style-name="ce1" table:formula="of:=[.G23]*24" office:value-type="float" office:value="74460000">
            <text:p>74460000</text:p>
          </table:table-cell>
          <table:table-cell table:style-name="ce1" table:formula="of:=[.H23]*60" office:value-type="float" office:value="4467600000">
            <text:p>4467600000</text:p>
          </table:table-cell>
          <table:table-cell table:style-name="ce1" table:formula="of:=[.I23]*60" office:value-type="float" office:value="268056000000">
            <text:p>268056000000</text:p>
          </table:table-cell>
          <table:table-cell table:style-name="ce1" table:formula="of:=5.362+0.175" office:value-type="float" office:value="5.537">
            <text:p>5.537</text:p>
          </table:table-cell>
          <table:table-cell table:style-name="ce1" office:value-type="string">
            <text:p>241Pu</text:p>
          </table:table-cell>
          <table:table-cell table:style-name="ce1"/>
          <table:table-cell table:formula="of:=[.A23]" office:value-type="string" office:string-value="245Cm">
            <text:p>245Cm</text:p>
          </table:table-cell>
          <table:table-cell table:formula="of:=IF([.C23]=&quot;&quot;;&quot;&quot;;[.C23])">
            <text:p/>
          </table:table-cell>
          <table:table-cell table:formula="of:=[.D23]" office:value-type="float" office:value="1">
            <text:p>1</text:p>
          </table:table-cell>
          <table:table-cell table:formula="of:=IF([.E23]=&quot;α&quot;;0;IF([.E23]=&quot;β−&quot;;1;2))" office:value-type="float" office:value="0">
            <text:p>0</text:p>
          </table:table-cell>
          <table:table-cell table:style-name="ce1" table:formula="of:=[.J23]" office:value-type="float" office:value="268056000000">
            <text:p>268056000000</text:p>
          </table:table-cell>
          <table:table-cell table:style-name="ce1" table:formula="of:=[.K23]" office:value-type="float" office:value="5.537">
            <text:p>5.537</text:p>
          </table:table-cell>
          <table:table-cell table:style-name="ce1" table:formula="of:=[.L23]" office:value-type="string" office:string-value="241Pu">
            <text:p>241Pu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41Pu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string">
            <text:p>β−</text:p>
          </table:table-cell>
          <table:table-cell table:style-name="ce1" office:value-type="float" office:value="14.4">
            <text:p>14.4</text:p>
          </table:table-cell>
          <table:table-cell table:style-name="ce1" table:formula="of:=[.F24]*365" office:value-type="float" office:value="5256">
            <text:p>5256</text:p>
          </table:table-cell>
          <table:table-cell table:style-name="ce1" table:formula="of:=[.G24]*24" office:value-type="float" office:value="126144">
            <text:p>126144</text:p>
          </table:table-cell>
          <table:table-cell table:style-name="ce1" table:formula="of:=[.H24]*60" office:value-type="float" office:value="7568640">
            <text:p>7568640</text:p>
          </table:table-cell>
          <table:table-cell table:style-name="ce1" table:formula="of:=[.I24]*60" office:value-type="float" office:value="454118400">
            <text:p>454118400</text:p>
          </table:table-cell>
          <table:table-cell table:style-name="ce1" office:value-type="float" office:value="0.021">
            <text:p>0.021</text:p>
          </table:table-cell>
          <table:table-cell table:style-name="ce1" office:value-type="string">
            <text:p>241Am</text:p>
          </table:table-cell>
          <table:table-cell table:style-name="ce1"/>
          <table:table-cell table:formula="of:=[.A24]" office:value-type="string" office:string-value="241Pu">
            <text:p>241Pu</text:p>
          </table:table-cell>
          <table:table-cell table:formula="of:=IF([.C24]=&quot;&quot;;&quot;&quot;;[.C24])">
            <text:p/>
          </table:table-cell>
          <table:table-cell table:formula="of:=[.D24]" office:value-type="float" office:value="1">
            <text:p>1</text:p>
          </table:table-cell>
          <table:table-cell table:formula="of:=IF([.E24]=&quot;α&quot;;0;IF([.E24]=&quot;β−&quot;;1;2))" office:value-type="float" office:value="1">
            <text:p>1</text:p>
          </table:table-cell>
          <table:table-cell table:style-name="ce1" table:formula="of:=[.J24]" office:value-type="float" office:value="454118400">
            <text:p>454118400</text:p>
          </table:table-cell>
          <table:table-cell table:style-name="ce1" table:formula="of:=[.K24]" office:value-type="float" office:value="0.021">
            <text:p>0.021</text:p>
          </table:table-cell>
          <table:table-cell table:style-name="ce1" table:formula="of:=[.L24]" office:value-type="string" office:string-value="241Am">
            <text:p>241Am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41Am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string">
            <text:p>α</text:p>
          </table:table-cell>
          <table:table-cell table:style-name="ce1" office:value-type="float" office:value="432.7">
            <text:p>432.7</text:p>
          </table:table-cell>
          <table:table-cell table:style-name="ce1" table:formula="of:=[.F25]*365" office:value-type="float" office:value="157935.5">
            <text:p>157935.5</text:p>
          </table:table-cell>
          <table:table-cell table:style-name="ce1" table:formula="of:=[.G25]*24" office:value-type="float" office:value="3790452">
            <text:p>3790452</text:p>
          </table:table-cell>
          <table:table-cell table:style-name="ce1" table:formula="of:=[.H25]*60" office:value-type="float" office:value="227427120">
            <text:p>227427120</text:p>
          </table:table-cell>
          <table:table-cell table:style-name="ce1" table:formula="of:=[.I25]*60" office:value-type="float" office:value="13645627200">
            <text:p>13645627200</text:p>
          </table:table-cell>
          <table:table-cell table:style-name="ce1" office:value-type="float" office:value="5.638">
            <text:p>5.638</text:p>
          </table:table-cell>
          <table:table-cell table:style-name="ce1" office:value-type="string">
            <text:p>237Np</text:p>
          </table:table-cell>
          <table:table-cell table:style-name="ce1"/>
          <table:table-cell table:formula="of:=[.A25]" office:value-type="string" office:string-value="241Am">
            <text:p>241Am</text:p>
          </table:table-cell>
          <table:table-cell table:formula="of:=IF([.C25]=&quot;&quot;;&quot;&quot;;[.C25])">
            <text:p/>
          </table:table-cell>
          <table:table-cell table:formula="of:=[.D25]" office:value-type="float" office:value="1">
            <text:p>1</text:p>
          </table:table-cell>
          <table:table-cell table:formula="of:=IF([.E25]=&quot;α&quot;;0;IF([.E25]=&quot;β−&quot;;1;2))" office:value-type="float" office:value="0">
            <text:p>0</text:p>
          </table:table-cell>
          <table:table-cell table:style-name="ce1" table:formula="of:=[.J25]" office:value-type="float" office:value="13645627200">
            <text:p>13645627200</text:p>
          </table:table-cell>
          <table:table-cell table:style-name="ce1" table:formula="of:=[.K25]" office:value-type="float" office:value="5.638">
            <text:p>5.638</text:p>
          </table:table-cell>
          <table:table-cell table:style-name="ce1" table:formula="of:=[.L25]" office:value-type="string" office:string-value="237Np">
            <text:p>237Np</text:p>
          </table:table-cell>
          <table:table-cell table:number-columns-repeated="1004"/>
        </table:table-row>
        <table:table-row table:style-name="ro2">
          <table:table-cell table:style-name="ce4" office:value-type="string">
            <text:p>237Np</text:p>
          </table:table-cell>
          <table:table-cell table:style-name="ce4"/>
          <table:table-cell/>
          <table:table-cell table:style-name="ce1" office:value-type="float" office:value="1">
            <text:p>1</text:p>
          </table:table-cell>
          <table:table-cell table:style-name="ce1" office:value-type="string">
            <text:p>α</text:p>
          </table:table-cell>
          <table:table-cell table:style-name="ce8" office:value-type="float" office:value="2140000">
            <text:p>2.14E+006</text:p>
          </table:table-cell>
          <table:table-cell table:style-name="ce1" table:formula="of:=[.F26]*365" office:value-type="float" office:value="781100000">
            <text:p>781100000</text:p>
          </table:table-cell>
          <table:table-cell table:style-name="ce1" table:formula="of:=[.G26]*24" office:value-type="float" office:value="18746400000">
            <text:p>18746400000</text:p>
          </table:table-cell>
          <table:table-cell table:style-name="ce1" table:formula="of:=[.H26]*60" office:value-type="float" office:value="1124784000000">
            <text:p>1124784000000</text:p>
          </table:table-cell>
          <table:table-cell table:style-name="ce1" table:formula="of:=[.I26]*60" office:value-type="float" office:value="67487040000000">
            <text:p>67487040000000</text:p>
          </table:table-cell>
          <table:table-cell table:style-name="ce1" office:value-type="float" office:value="4.959">
            <text:p>4.959</text:p>
          </table:table-cell>
          <table:table-cell table:style-name="ce1" office:value-type="string">
            <text:p>233Pa</text:p>
          </table:table-cell>
          <table:table-cell table:style-name="ce1"/>
          <table:table-cell table:formula="of:=[.A26]" office:value-type="string" office:string-value="237Np">
            <text:p>237Np</text:p>
          </table:table-cell>
          <table:table-cell table:formula="of:=IF([.C26]=&quot;&quot;;&quot;&quot;;[.C26])">
            <text:p/>
          </table:table-cell>
          <table:table-cell table:formula="of:=[.D26]" office:value-type="float" office:value="1">
            <text:p>1</text:p>
          </table:table-cell>
          <table:table-cell table:formula="of:=IF([.E26]=&quot;α&quot;;0;IF([.E26]=&quot;β−&quot;;1;2))" office:value-type="float" office:value="0">
            <text:p>0</text:p>
          </table:table-cell>
          <table:table-cell table:style-name="ce1" table:formula="of:=[.J26]" office:value-type="float" office:value="67487040000000">
            <text:p>67487040000000</text:p>
          </table:table-cell>
          <table:table-cell table:style-name="ce1" table:formula="of:=[.K26]" office:value-type="float" office:value="4.959">
            <text:p>4.959</text:p>
          </table:table-cell>
          <table:table-cell table:style-name="ce1" table:formula="of:=[.L26]" office:value-type="string" office:string-value="233Pa">
            <text:p>233Pa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33Pa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string">
            <text:p>β−</text:p>
          </table:table-cell>
          <table:table-cell/>
          <table:table-cell table:style-name="ce1" office:value-type="float" office:value="27">
            <text:p>27</text:p>
          </table:table-cell>
          <table:table-cell table:style-name="ce1" table:formula="of:=[.G27]*24" office:value-type="float" office:value="648">
            <text:p>648</text:p>
          </table:table-cell>
          <table:table-cell table:style-name="ce1" table:formula="of:=[.H27]*60" office:value-type="float" office:value="38880">
            <text:p>38880</text:p>
          </table:table-cell>
          <table:table-cell table:style-name="ce1" table:formula="of:=[.I27]*60" office:value-type="float" office:value="2332800">
            <text:p>2332800</text:p>
          </table:table-cell>
          <table:table-cell table:style-name="ce1" office:value-type="float" office:value="0.571">
            <text:p>0.571</text:p>
          </table:table-cell>
          <table:table-cell table:style-name="ce1" office:value-type="string">
            <text:p>233U</text:p>
          </table:table-cell>
          <table:table-cell table:style-name="ce1"/>
          <table:table-cell table:formula="of:=[.A27]" office:value-type="string" office:string-value="233Pa">
            <text:p>233Pa</text:p>
          </table:table-cell>
          <table:table-cell table:formula="of:=IF([.C27]=&quot;&quot;;&quot;&quot;;[.C27])">
            <text:p/>
          </table:table-cell>
          <table:table-cell table:formula="of:=[.D27]" office:value-type="float" office:value="1">
            <text:p>1</text:p>
          </table:table-cell>
          <table:table-cell table:formula="of:=IF([.E27]=&quot;α&quot;;0;IF([.E27]=&quot;β−&quot;;1;2))" office:value-type="float" office:value="1">
            <text:p>1</text:p>
          </table:table-cell>
          <table:table-cell table:style-name="ce1" table:formula="of:=[.J27]" office:value-type="float" office:value="2332800">
            <text:p>2332800</text:p>
          </table:table-cell>
          <table:table-cell table:style-name="ce1" table:formula="of:=[.K27]" office:value-type="float" office:value="0.571">
            <text:p>0.571</text:p>
          </table:table-cell>
          <table:table-cell table:style-name="ce1" table:formula="of:=[.L27]" office:value-type="string" office:string-value="233U">
            <text:p>233U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33U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string">
            <text:p>α</text:p>
          </table:table-cell>
          <table:table-cell table:style-name="ce8" office:value-type="float" office:value="159200">
            <text:p>1.59E+005</text:p>
          </table:table-cell>
          <table:table-cell table:style-name="ce1" table:formula="of:=[.F28]*365" office:value-type="float" office:value="58108000">
            <text:p>58108000</text:p>
          </table:table-cell>
          <table:table-cell table:style-name="ce1" table:formula="of:=[.G28]*24" office:value-type="float" office:value="1394592000">
            <text:p>1394592000</text:p>
          </table:table-cell>
          <table:table-cell table:style-name="ce1" table:formula="of:=[.H28]*60" office:value-type="float" office:value="83675520000">
            <text:p>83675520000</text:p>
          </table:table-cell>
          <table:table-cell table:style-name="ce1" table:formula="of:=[.I28]*60" office:value-type="float" office:value="5020531200000">
            <text:p>5020531200000</text:p>
          </table:table-cell>
          <table:table-cell table:style-name="ce1" office:value-type="float" office:value="4.909">
            <text:p>4.909</text:p>
          </table:table-cell>
          <table:table-cell table:style-name="ce1" office:value-type="string">
            <text:p>229Th</text:p>
          </table:table-cell>
          <table:table-cell table:style-name="ce1"/>
          <table:table-cell table:formula="of:=[.A28]" office:value-type="string" office:string-value="233U">
            <text:p>233U</text:p>
          </table:table-cell>
          <table:table-cell table:formula="of:=IF([.C28]=&quot;&quot;;&quot;&quot;;[.C28])">
            <text:p/>
          </table:table-cell>
          <table:table-cell table:formula="of:=[.D28]" office:value-type="float" office:value="1">
            <text:p>1</text:p>
          </table:table-cell>
          <table:table-cell table:formula="of:=IF([.E28]=&quot;α&quot;;0;IF([.E28]=&quot;β−&quot;;1;2))" office:value-type="float" office:value="0">
            <text:p>0</text:p>
          </table:table-cell>
          <table:table-cell table:style-name="ce1" table:formula="of:=[.J28]" office:value-type="float" office:value="5020531200000">
            <text:p>5020531200000</text:p>
          </table:table-cell>
          <table:table-cell table:style-name="ce1" table:formula="of:=[.K28]" office:value-type="float" office:value="4.909">
            <text:p>4.909</text:p>
          </table:table-cell>
          <table:table-cell table:style-name="ce1" table:formula="of:=[.L28]" office:value-type="string" office:string-value="229Th">
            <text:p>229Th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29Th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string">
            <text:p>α</text:p>
          </table:table-cell>
          <table:table-cell table:style-name="ce1" office:value-type="float" office:value="7340">
            <text:p>7340</text:p>
          </table:table-cell>
          <table:table-cell table:style-name="ce1" table:formula="of:=[.F29]*365" office:value-type="float" office:value="2679100">
            <text:p>2679100</text:p>
          </table:table-cell>
          <table:table-cell table:style-name="ce1" table:formula="of:=[.G29]*24" office:value-type="float" office:value="64298400">
            <text:p>64298400</text:p>
          </table:table-cell>
          <table:table-cell table:style-name="ce1" table:formula="of:=[.H29]*60" office:value-type="float" office:value="3857904000">
            <text:p>3857904000</text:p>
          </table:table-cell>
          <table:table-cell table:style-name="ce1" table:formula="of:=[.I29]*60" office:value-type="float" office:value="231474240000">
            <text:p>231474240000</text:p>
          </table:table-cell>
          <table:table-cell table:style-name="ce1" office:value-type="float" office:value="5.168">
            <text:p>5.168</text:p>
          </table:table-cell>
          <table:table-cell table:style-name="ce1" office:value-type="string">
            <text:p>225Ra</text:p>
          </table:table-cell>
          <table:table-cell table:style-name="ce1"/>
          <table:table-cell table:formula="of:=[.A29]" office:value-type="string" office:string-value="229Th">
            <text:p>229Th</text:p>
          </table:table-cell>
          <table:table-cell table:formula="of:=IF([.C29]=&quot;&quot;;&quot;&quot;;[.C29])">
            <text:p/>
          </table:table-cell>
          <table:table-cell table:formula="of:=[.D29]" office:value-type="float" office:value="1">
            <text:p>1</text:p>
          </table:table-cell>
          <table:table-cell table:formula="of:=IF([.E29]=&quot;α&quot;;0;IF([.E29]=&quot;β−&quot;;1;2))" office:value-type="float" office:value="0">
            <text:p>0</text:p>
          </table:table-cell>
          <table:table-cell table:style-name="ce1" table:formula="of:=[.J29]" office:value-type="float" office:value="231474240000">
            <text:p>231474240000</text:p>
          </table:table-cell>
          <table:table-cell table:style-name="ce1" table:formula="of:=[.K29]" office:value-type="float" office:value="5.168">
            <text:p>5.168</text:p>
          </table:table-cell>
          <table:table-cell table:style-name="ce1" table:formula="of:=[.L29]" office:value-type="string" office:string-value="225Ra">
            <text:p>225Ra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25Ra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string">
            <text:p>β−</text:p>
          </table:table-cell>
          <table:table-cell/>
          <table:table-cell table:style-name="ce1" office:value-type="float" office:value="14.9">
            <text:p>14.9</text:p>
          </table:table-cell>
          <table:table-cell table:style-name="ce1" table:formula="of:=[.G30]*24" office:value-type="float" office:value="357.6">
            <text:p>357.6</text:p>
          </table:table-cell>
          <table:table-cell table:style-name="ce1" table:formula="of:=[.H30]*60" office:value-type="float" office:value="21456">
            <text:p>21456</text:p>
          </table:table-cell>
          <table:table-cell table:style-name="ce1" table:formula="of:=[.I30]*60" office:value-type="float" office:value="1287360">
            <text:p>1287360</text:p>
          </table:table-cell>
          <table:table-cell table:style-name="ce1" office:value-type="float" office:value="0.36">
            <text:p>0.36</text:p>
          </table:table-cell>
          <table:table-cell table:style-name="ce1" office:value-type="string">
            <text:p>225Ac</text:p>
          </table:table-cell>
          <table:table-cell table:style-name="ce1"/>
          <table:table-cell table:formula="of:=[.A30]" office:value-type="string" office:string-value="225Ra">
            <text:p>225Ra</text:p>
          </table:table-cell>
          <table:table-cell table:formula="of:=IF([.C30]=&quot;&quot;;&quot;&quot;;[.C30])">
            <text:p/>
          </table:table-cell>
          <table:table-cell table:formula="of:=[.D30]" office:value-type="float" office:value="1">
            <text:p>1</text:p>
          </table:table-cell>
          <table:table-cell table:formula="of:=IF([.E30]=&quot;α&quot;;0;IF([.E30]=&quot;β−&quot;;1;2))" office:value-type="float" office:value="1">
            <text:p>1</text:p>
          </table:table-cell>
          <table:table-cell table:style-name="ce1" table:formula="of:=[.J30]" office:value-type="float" office:value="1287360">
            <text:p>1287360</text:p>
          </table:table-cell>
          <table:table-cell table:style-name="ce1" table:formula="of:=[.K30]" office:value-type="float" office:value="0.36">
            <text:p>0.36</text:p>
          </table:table-cell>
          <table:table-cell table:style-name="ce1" table:formula="of:=[.L30]" office:value-type="string" office:string-value="225Ac">
            <text:p>225Ac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25Ac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string">
            <text:p>α</text:p>
          </table:table-cell>
          <table:table-cell/>
          <table:table-cell table:style-name="ce1" office:value-type="float" office:value="10">
            <text:p>10</text:p>
          </table:table-cell>
          <table:table-cell table:style-name="ce1" table:formula="of:=[.G31]*24" office:value-type="float" office:value="240">
            <text:p>240</text:p>
          </table:table-cell>
          <table:table-cell table:style-name="ce1" table:formula="of:=[.H31]*60" office:value-type="float" office:value="14400">
            <text:p>14400</text:p>
          </table:table-cell>
          <table:table-cell table:style-name="ce1" table:formula="of:=[.I31]*60" office:value-type="float" office:value="864000">
            <text:p>864000</text:p>
          </table:table-cell>
          <table:table-cell table:style-name="ce1" office:value-type="float" office:value="5.935">
            <text:p>5.935</text:p>
          </table:table-cell>
          <table:table-cell table:style-name="ce1" office:value-type="string">
            <text:p>221Fr</text:p>
          </table:table-cell>
          <table:table-cell table:style-name="ce1"/>
          <table:table-cell table:formula="of:=[.A31]" office:value-type="string" office:string-value="225Ac">
            <text:p>225Ac</text:p>
          </table:table-cell>
          <table:table-cell table:formula="of:=IF([.C31]=&quot;&quot;;&quot;&quot;;[.C31])">
            <text:p/>
          </table:table-cell>
          <table:table-cell table:formula="of:=[.D31]" office:value-type="float" office:value="1">
            <text:p>1</text:p>
          </table:table-cell>
          <table:table-cell table:formula="of:=IF([.E31]=&quot;α&quot;;0;IF([.E31]=&quot;β−&quot;;1;2))" office:value-type="float" office:value="0">
            <text:p>0</text:p>
          </table:table-cell>
          <table:table-cell table:style-name="ce1" table:formula="of:=[.J31]" office:value-type="float" office:value="864000">
            <text:p>864000</text:p>
          </table:table-cell>
          <table:table-cell table:style-name="ce1" table:formula="of:=[.K31]" office:value-type="float" office:value="5.935">
            <text:p>5.935</text:p>
          </table:table-cell>
          <table:table-cell table:style-name="ce1" table:formula="of:=[.L31]" office:value-type="string" office:string-value="221Fr">
            <text:p>221Fr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21Fr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string">
            <text:p>α</text:p>
          </table:table-cell>
          <table:table-cell table:number-columns-repeated="3"/>
          <table:table-cell table:style-name="ce1" office:value-type="float" office:value="4.8">
            <text:p>4.8</text:p>
          </table:table-cell>
          <table:table-cell table:style-name="ce1" table:formula="of:=[.I32]*60" office:value-type="float" office:value="288">
            <text:p>288</text:p>
          </table:table-cell>
          <table:table-cell table:style-name="ce1" office:value-type="float" office:value="6.3">
            <text:p>6.3</text:p>
          </table:table-cell>
          <table:table-cell table:style-name="ce1" office:value-type="string">
            <text:p>217At</text:p>
          </table:table-cell>
          <table:table-cell table:style-name="ce1"/>
          <table:table-cell table:formula="of:=[.A32]" office:value-type="string" office:string-value="221Fr">
            <text:p>221Fr</text:p>
          </table:table-cell>
          <table:table-cell table:formula="of:=IF([.C32]=&quot;&quot;;&quot;&quot;;[.C32])">
            <text:p/>
          </table:table-cell>
          <table:table-cell table:formula="of:=[.D32]" office:value-type="float" office:value="1">
            <text:p>1</text:p>
          </table:table-cell>
          <table:table-cell table:formula="of:=IF([.E32]=&quot;α&quot;;0;IF([.E32]=&quot;β−&quot;;1;2))" office:value-type="float" office:value="0">
            <text:p>0</text:p>
          </table:table-cell>
          <table:table-cell table:style-name="ce1" table:formula="of:=[.J32]" office:value-type="float" office:value="288">
            <text:p>288</text:p>
          </table:table-cell>
          <table:table-cell table:style-name="ce1" table:formula="of:=[.K32]" office:value-type="float" office:value="6.3">
            <text:p>6.3</text:p>
          </table:table-cell>
          <table:table-cell table:style-name="ce1" table:formula="of:=[.L32]" office:value-type="string" office:string-value="217At">
            <text:p>217At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17At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string">
            <text:p>α</text:p>
          </table:table-cell>
          <table:table-cell table:number-columns-repeated="4"/>
          <table:table-cell table:style-name="ce1" office:value-type="float" office:value="0.032">
            <text:p>0.03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213Bi</text:p>
          </table:table-cell>
          <table:table-cell table:style-name="ce1"/>
          <table:table-cell table:formula="of:=[.A33]" office:value-type="string" office:string-value="217At">
            <text:p>217At</text:p>
          </table:table-cell>
          <table:table-cell table:formula="of:=IF([.C33]=&quot;&quot;;&quot;&quot;;[.C33])">
            <text:p/>
          </table:table-cell>
          <table:table-cell table:formula="of:=[.D33]" office:value-type="float" office:value="1">
            <text:p>1</text:p>
          </table:table-cell>
          <table:table-cell table:formula="of:=IF([.E33]=&quot;α&quot;;0;IF([.E33]=&quot;β−&quot;;1;2))" office:value-type="float" office:value="0">
            <text:p>0</text:p>
          </table:table-cell>
          <table:table-cell table:style-name="ce1" table:formula="of:=[.J33]" office:value-type="float" office:value="0.032">
            <text:p>0.032</text:p>
          </table:table-cell>
          <table:table-cell table:style-name="ce1" table:formula="of:=[.K33]" office:value-type="float" office:value="7">
            <text:p>7</text:p>
          </table:table-cell>
          <table:table-cell table:style-name="ce1" table:formula="of:=[.L33]" office:value-type="string" office:string-value="213Bi">
            <text:p>213Bi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13Bi</text:p>
          </table:table-cell>
          <table:table-cell table:style-name="ce1"/>
          <table:table-cell/>
          <table:table-cell office:value-type="float" office:value="0.978">
            <text:p>0.978</text:p>
          </table:table-cell>
          <table:table-cell table:style-name="ce1" office:value-type="string">
            <text:p>β−</text:p>
          </table:table-cell>
          <table:table-cell table:number-columns-repeated="3"/>
          <table:table-cell table:style-name="ce1" office:value-type="float" office:value="46.5">
            <text:p>46.5</text:p>
          </table:table-cell>
          <table:table-cell table:style-name="ce1" table:formula="of:=[.I34]*60" office:value-type="float" office:value="2790">
            <text:p>2790</text:p>
          </table:table-cell>
          <table:table-cell table:style-name="ce1" office:value-type="float" office:value="1.423">
            <text:p>1.423</text:p>
          </table:table-cell>
          <table:table-cell table:style-name="ce1" office:value-type="string">
            <text:p>213Po</text:p>
          </table:table-cell>
          <table:table-cell table:style-name="ce1"/>
          <table:table-cell table:formula="of:=[.A34]" office:value-type="string" office:string-value="213Bi">
            <text:p>213Bi</text:p>
          </table:table-cell>
          <table:table-cell table:formula="of:=IF([.C34]=&quot;&quot;;&quot;&quot;;[.C34])">
            <text:p/>
          </table:table-cell>
          <table:table-cell table:formula="of:=[.D34]" office:value-type="float" office:value="0.978">
            <text:p>0.978</text:p>
          </table:table-cell>
          <table:table-cell table:formula="of:=IF([.E34]=&quot;α&quot;;0;IF([.E34]=&quot;β−&quot;;1;2))" office:value-type="float" office:value="1">
            <text:p>1</text:p>
          </table:table-cell>
          <table:table-cell table:style-name="ce1" table:formula="of:=[.J34]" office:value-type="float" office:value="2790">
            <text:p>2790</text:p>
          </table:table-cell>
          <table:table-cell table:style-name="ce1" table:formula="of:=[.K34]" office:value-type="float" office:value="1.423">
            <text:p>1.423</text:p>
          </table:table-cell>
          <table:table-cell table:style-name="ce1" table:formula="of:=[.L34]" office:value-type="string" office:string-value="213Po">
            <text:p>213Po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13Bi</text:p>
          </table:table-cell>
          <table:table-cell table:style-name="ce1"/>
          <table:table-cell/>
          <table:table-cell office:value-type="float" office:value="0.22">
            <text:p>0.22</text:p>
          </table:table-cell>
          <table:table-cell table:style-name="ce1" office:value-type="string">
            <text:p>α</text:p>
          </table:table-cell>
          <table:table-cell table:number-columns-repeated="3"/>
          <table:table-cell table:style-name="ce1" office:value-type="float" office:value="46.5">
            <text:p>46.5</text:p>
          </table:table-cell>
          <table:table-cell table:style-name="ce1" table:formula="of:=[.I35]*60" office:value-type="float" office:value="2790">
            <text:p>2790</text:p>
          </table:table-cell>
          <table:table-cell table:style-name="ce1" office:value-type="float" office:value="5.87">
            <text:p>5.87</text:p>
          </table:table-cell>
          <table:table-cell table:style-name="ce1" office:value-type="string">
            <text:p>209Tl</text:p>
          </table:table-cell>
          <table:table-cell table:style-name="ce1"/>
          <table:table-cell table:formula="of:=[.A35]" office:value-type="string" office:string-value="213Bi">
            <text:p>213Bi</text:p>
          </table:table-cell>
          <table:table-cell table:formula="of:=IF([.C35]=&quot;&quot;;&quot;&quot;;[.C35])">
            <text:p/>
          </table:table-cell>
          <table:table-cell table:formula="of:=[.D35]" office:value-type="float" office:value="0.22">
            <text:p>0.22</text:p>
          </table:table-cell>
          <table:table-cell table:formula="of:=IF([.E35]=&quot;α&quot;;0;IF([.E35]=&quot;β−&quot;;1;2))" office:value-type="float" office:value="0">
            <text:p>0</text:p>
          </table:table-cell>
          <table:table-cell table:style-name="ce1" table:formula="of:=[.J35]" office:value-type="float" office:value="2790">
            <text:p>2790</text:p>
          </table:table-cell>
          <table:table-cell table:style-name="ce1" table:formula="of:=[.K35]" office:value-type="float" office:value="5.87">
            <text:p>5.87</text:p>
          </table:table-cell>
          <table:table-cell table:style-name="ce1" table:formula="of:=[.L35]" office:value-type="string" office:string-value="209Tl">
            <text:p>209Tl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13Po</text:p>
          </table:table-cell>
          <table:table-cell table:style-name="ce1"/>
          <table:table-cell/>
          <table:table-cell office:value-type="float" office:value="1">
            <text:p>1</text:p>
          </table:table-cell>
          <table:table-cell table:style-name="ce1" office:value-type="string">
            <text:p>α</text:p>
          </table:table-cell>
          <table:table-cell table:number-columns-repeated="4"/>
          <table:table-cell table:style-name="ce1" office:value-type="float" office:value="0.0000372">
            <text:p>0.0000372</text:p>
          </table:table-cell>
          <table:table-cell table:style-name="ce1" office:value-type="float" office:value="8.536">
            <text:p>8.536</text:p>
          </table:table-cell>
          <table:table-cell table:style-name="ce1" office:value-type="string">
            <text:p>209Pb</text:p>
          </table:table-cell>
          <table:table-cell table:style-name="ce1"/>
          <table:table-cell table:formula="of:=[.A36]" office:value-type="string" office:string-value="213Po">
            <text:p>213Po</text:p>
          </table:table-cell>
          <table:table-cell table:formula="of:=IF([.C36]=&quot;&quot;;&quot;&quot;;[.C36])">
            <text:p/>
          </table:table-cell>
          <table:table-cell table:formula="of:=[.D36]" office:value-type="float" office:value="1">
            <text:p>1</text:p>
          </table:table-cell>
          <table:table-cell table:formula="of:=IF([.E36]=&quot;α&quot;;0;IF([.E36]=&quot;β−&quot;;1;2))" office:value-type="float" office:value="0">
            <text:p>0</text:p>
          </table:table-cell>
          <table:table-cell table:style-name="ce1" table:formula="of:=[.J36]" office:value-type="float" office:value="0.0000372">
            <text:p>0.0000372</text:p>
          </table:table-cell>
          <table:table-cell table:style-name="ce1" table:formula="of:=[.K36]" office:value-type="float" office:value="8.536">
            <text:p>8.536</text:p>
          </table:table-cell>
          <table:table-cell table:style-name="ce1" table:formula="of:=[.L36]" office:value-type="string" office:string-value="209Pb">
            <text:p>209Pb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09Tl</text:p>
          </table:table-cell>
          <table:table-cell table:style-name="ce1"/>
          <table:table-cell/>
          <table:table-cell office:value-type="float" office:value="1">
            <text:p>1</text:p>
          </table:table-cell>
          <table:table-cell table:style-name="ce1" office:value-type="string">
            <text:p>β−</text:p>
          </table:table-cell>
          <table:table-cell table:number-columns-repeated="3"/>
          <table:table-cell table:style-name="ce1" office:value-type="float" office:value="2.2">
            <text:p>2.2</text:p>
          </table:table-cell>
          <table:table-cell table:style-name="ce1" table:formula="of:=[.I37]*60" office:value-type="float" office:value="132">
            <text:p>132</text:p>
          </table:table-cell>
          <table:table-cell table:style-name="ce1" office:value-type="float" office:value="3.99">
            <text:p>3.99</text:p>
          </table:table-cell>
          <table:table-cell table:style-name="ce1" office:value-type="string">
            <text:p>209Pb</text:p>
          </table:table-cell>
          <table:table-cell table:style-name="ce1"/>
          <table:table-cell table:formula="of:=[.A37]" office:value-type="string" office:string-value="209Tl">
            <text:p>209Tl</text:p>
          </table:table-cell>
          <table:table-cell table:formula="of:=IF([.C37]=&quot;&quot;;&quot;&quot;;[.C37])">
            <text:p/>
          </table:table-cell>
          <table:table-cell table:formula="of:=[.D37]" office:value-type="float" office:value="1">
            <text:p>1</text:p>
          </table:table-cell>
          <table:table-cell table:formula="of:=IF([.E37]=&quot;α&quot;;0;IF([.E37]=&quot;β−&quot;;1;2))" office:value-type="float" office:value="1">
            <text:p>1</text:p>
          </table:table-cell>
          <table:table-cell table:style-name="ce1" table:formula="of:=[.J37]" office:value-type="float" office:value="132">
            <text:p>132</text:p>
          </table:table-cell>
          <table:table-cell table:style-name="ce1" table:formula="of:=[.K37]" office:value-type="float" office:value="3.99">
            <text:p>3.99</text:p>
          </table:table-cell>
          <table:table-cell table:style-name="ce1" table:formula="of:=[.L37]" office:value-type="string" office:string-value="209Pb">
            <text:p>209Pb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209Pb</text:p>
          </table:table-cell>
          <table:table-cell table:style-name="ce1"/>
          <table:table-cell/>
          <table:table-cell office:value-type="float" office:value="1">
            <text:p>1</text:p>
          </table:table-cell>
          <table:table-cell table:style-name="ce1" office:value-type="string">
            <text:p>β−</text:p>
          </table:table-cell>
          <table:table-cell table:number-columns-repeated="2"/>
          <table:table-cell table:style-name="ce1" office:value-type="float" office:value="3.25">
            <text:p>3.25</text:p>
          </table:table-cell>
          <table:table-cell table:style-name="ce1" table:formula="of:=[.H38]*60" office:value-type="float" office:value="195">
            <text:p>195</text:p>
          </table:table-cell>
          <table:table-cell table:style-name="ce1" table:formula="of:=[.I38]*60" office:value-type="float" office:value="11700">
            <text:p>11700</text:p>
          </table:table-cell>
          <table:table-cell table:style-name="ce1" office:value-type="float" office:value="0.644">
            <text:p>0.644</text:p>
          </table:table-cell>
          <table:table-cell table:style-name="ce1" office:value-type="string">
            <text:p>209Bi</text:p>
          </table:table-cell>
          <table:table-cell table:style-name="ce1"/>
          <table:table-cell table:formula="of:=[.A38]" office:value-type="string" office:string-value="209Pb">
            <text:p>209Pb</text:p>
          </table:table-cell>
          <table:table-cell table:formula="of:=IF([.C38]=&quot;&quot;;&quot;&quot;;[.C38])">
            <text:p/>
          </table:table-cell>
          <table:table-cell table:formula="of:=[.D38]" office:value-type="float" office:value="1">
            <text:p>1</text:p>
          </table:table-cell>
          <table:table-cell table:formula="of:=IF([.E38]=&quot;α&quot;;0;IF([.E38]=&quot;β−&quot;;1;2))" office:value-type="float" office:value="1">
            <text:p>1</text:p>
          </table:table-cell>
          <table:table-cell table:style-name="ce1" table:formula="of:=[.J38]" office:value-type="float" office:value="11700">
            <text:p>11700</text:p>
          </table:table-cell>
          <table:table-cell table:style-name="ce1" table:formula="of:=[.K38]" office:value-type="float" office:value="0.644">
            <text:p>0.644</text:p>
          </table:table-cell>
          <table:table-cell table:style-name="ce1" table:formula="of:=[.L38]" office:value-type="string" office:string-value="209Bi">
            <text:p>209Bi</text:p>
          </table:table-cell>
          <table:table-cell table:number-columns-repeated="1004"/>
        </table:table-row>
        <table:table-row table:style-name="ro2">
          <table:table-cell office:value-type="string">
            <text:p>209Bi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string">
            <text:p>α</text:p>
          </table:table-cell>
          <table:table-cell table:style-name="ce11" office:value-type="float" office:value="1.9E+019">
            <text:p>1.90E+019</text:p>
          </table:table-cell>
          <table:table-cell table:style-name="ce1" table:formula="of:=[.F39]*365" office:value-type="float" office:value="6.935E+021">
            <text:p>6935000000000000000000</text:p>
          </table:table-cell>
          <table:table-cell table:style-name="ce1" table:formula="of:=[.G39]*24" office:value-type="float" office:value="1.6644E+023">
            <text:p>166440000000000000000000</text:p>
          </table:table-cell>
          <table:table-cell table:style-name="ce1" table:formula="of:=[.H39]*60" office:value-type="float" office:value="9.9864E+024">
            <text:p>9986400000000000000000000</text:p>
          </table:table-cell>
          <table:table-cell table:style-name="ce1" table:formula="of:=[.I39]*60" office:value-type="float" office:value="5.99184E+026">
            <text:p>599184000000000000000000000</text:p>
          </table:table-cell>
          <table:table-cell office:value-type="float" office:value="3.137">
            <text:p>3.137</text:p>
          </table:table-cell>
          <table:table-cell office:value-type="string">
            <text:p>205Tl</text:p>
          </table:table-cell>
          <table:table-cell table:style-name="ce1"/>
          <table:table-cell table:formula="of:=[.A39]" office:value-type="string" office:string-value="209Bi">
            <text:p>209Bi</text:p>
          </table:table-cell>
          <table:table-cell table:formula="of:=IF([.C39]=&quot;&quot;;&quot;&quot;;[.C39])">
            <text:p/>
          </table:table-cell>
          <table:table-cell table:formula="of:=[.D39]" office:value-type="float" office:value="1">
            <text:p>1</text:p>
          </table:table-cell>
          <table:table-cell table:formula="of:=IF([.E39]=&quot;α&quot;;0;IF([.E39]=&quot;β−&quot;;1;2))" office:value-type="float" office:value="0">
            <text:p>0</text:p>
          </table:table-cell>
          <table:table-cell table:style-name="ce1" table:formula="of:=[.J39]" office:value-type="float" office:value="5.99184E+026">
            <text:p>599184000000000000000000000</text:p>
          </table:table-cell>
          <table:table-cell table:style-name="ce1" table:formula="of:=[.K39]" office:value-type="float" office:value="3.137">
            <text:p>3.137</text:p>
          </table:table-cell>
          <table:table-cell table:style-name="ce1" table:formula="of:=[.L39]" office:value-type="string" office:string-value="205Tl">
            <text:p>205Tl</text:p>
          </table:table-cell>
          <table:table-cell table:number-columns-repeated="1004"/>
        </table:table-row>
        <table:table-row table:style-name="ro2">
          <table:table-cell office:value-type="string">
            <text:p>205Tl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table:formula="of:=[.F40]*365" office:value-type="float" office:value="365">
            <text:p>365</text:p>
          </table:table-cell>
          <table:table-cell table:style-name="ce1" table:formula="of:=[.G40]*24" office:value-type="float" office:value="8760">
            <text:p>8760</text:p>
          </table:table-cell>
          <table:table-cell table:style-name="ce1" table:formula="of:=[.H40]*60" office:value-type="float" office:value="525600">
            <text:p>525600</text:p>
          </table:table-cell>
          <table:table-cell table:style-name="ce1" table:formula="of:=[.I40]*60" office:value-type="float" office:value="31536000">
            <text:p>31536000</text:p>
          </table:table-cell>
          <table:table-cell office:value-type="float" office:value="0">
            <text:p>0</text:p>
          </table:table-cell>
          <table:table-cell office:value-type="string">
            <text:p>205Tl</text:p>
          </table:table-cell>
          <table:table-cell table:style-name="ce1"/>
          <table:table-cell table:formula="of:=[.A40]" office:value-type="string" office:string-value="205Tl">
            <text:p>205Tl</text:p>
          </table:table-cell>
          <table:table-cell table:formula="of:=IF([.C40]=&quot;&quot;;&quot;&quot;;[.C40])">
            <text:p/>
          </table:table-cell>
          <table:table-cell table:formula="of:=[.D40]" office:value-type="float" office:value="1">
            <text:p>1</text:p>
          </table:table-cell>
          <table:table-cell table:formula="of:=IF([.E40]=&quot;α&quot;;0;IF([.E40]=&quot;β−&quot;;1;2))" office:value-type="float" office:value="2">
            <text:p>2</text:p>
          </table:table-cell>
          <table:table-cell table:style-name="ce1" table:formula="of:=[.J40]" office:value-type="float" office:value="31536000">
            <text:p>31536000</text:p>
          </table:table-cell>
          <table:table-cell table:style-name="ce1" table:formula="of:=[.K40]" office:value-type="float" office:value="0">
            <text:p>0</text:p>
          </table:table-cell>
          <table:table-cell table:style-name="ce1" table:formula="of:=[.L40]" office:value-type="string" office:string-value="205Tl">
            <text:p>205Tl</text:p>
          </table:table-cell>
          <table:table-cell table:number-columns-repeated="1004"/>
        </table:table-row>
        <table:table-row table:style-name="ro2">
          <table:table-cell office:value-type="string">
            <text:p>238U</text:p>
          </table:table-cell>
          <table:table-cell office:value-type="string">
            <text:p>UI</text:p>
          </table:table-cell>
          <table:table-cell office:value-type="string">
            <text:p>Uranium I</text:p>
          </table:table-cell>
          <table:table-cell office:value-type="float" office:value="1">
            <text:p>1</text:p>
          </table:table-cell>
          <table:table-cell office:value-type="string">
            <text:p>α</text:p>
          </table:table-cell>
          <table:table-cell table:style-name="ce11" office:value-type="float" office:value="4468000000">
            <text:p>4.47E+009</text:p>
          </table:table-cell>
          <table:table-cell table:style-name="ce1" table:formula="of:=[.F41]*365" office:value-type="float" office:value="1630820000000">
            <text:p>1630820000000</text:p>
          </table:table-cell>
          <table:table-cell table:style-name="ce1" table:formula="of:=[.G41]*24" office:value-type="float" office:value="39139680000000">
            <text:p>39139680000000</text:p>
          </table:table-cell>
          <table:table-cell table:style-name="ce1" table:formula="of:=[.H41]*60" office:value-type="float" office:value="2.3483808E+015">
            <text:p>2348380800000000</text:p>
          </table:table-cell>
          <table:table-cell table:style-name="ce1" table:formula="of:=[.I41]*60" office:value-type="float" office:value="1.40902848E+017">
            <text:p>140902848000000000</text:p>
          </table:table-cell>
          <table:table-cell office:value-type="float" office:value="4.27">
            <text:p>4.27</text:p>
          </table:table-cell>
          <table:table-cell office:value-type="string">
            <text:p>234Th</text:p>
          </table:table-cell>
          <table:table-cell table:style-name="ce1"/>
          <table:table-cell table:formula="of:=[.A41]" office:value-type="string" office:string-value="238U">
            <text:p>238U</text:p>
          </table:table-cell>
          <table:table-cell table:formula="of:=IF([.C41]=&quot;&quot;;&quot;&quot;;[.C41])" office:value-type="string" office:string-value="Uranium I">
            <text:p>Uranium I</text:p>
          </table:table-cell>
          <table:table-cell table:formula="of:=[.D41]" office:value-type="float" office:value="1">
            <text:p>1</text:p>
          </table:table-cell>
          <table:table-cell table:formula="of:=IF([.E41]=&quot;α&quot;;0;IF([.E41]=&quot;β−&quot;;1;2))" office:value-type="float" office:value="0">
            <text:p>0</text:p>
          </table:table-cell>
          <table:table-cell table:style-name="ce1" table:formula="of:=[.J41]" office:value-type="float" office:value="1.40902848E+017">
            <text:p>140902848000000000</text:p>
          </table:table-cell>
          <table:table-cell table:style-name="ce1" table:formula="of:=[.K41]" office:value-type="float" office:value="4.27">
            <text:p>4.27</text:p>
          </table:table-cell>
          <table:table-cell table:style-name="ce1" table:formula="of:=[.L41]" office:value-type="string" office:string-value="234Th">
            <text:p>234Th</text:p>
          </table:table-cell>
          <table:table-cell table:number-columns-repeated="1004"/>
        </table:table-row>
        <table:table-row table:style-name="ro2">
          <table:table-cell office:value-type="string">
            <text:p>234Th</text:p>
          </table:table-cell>
          <table:table-cell office:value-type="string">
            <text:p>UX1</text:p>
          </table:table-cell>
          <table:table-cell office:value-type="string">
            <text:p>Uranium X1</text:p>
          </table:table-cell>
          <table:table-cell office:value-type="float" office:value="1">
            <text:p>1</text:p>
          </table:table-cell>
          <table:table-cell office:value-type="string">
            <text:p>β−</text:p>
          </table:table-cell>
          <table:table-cell/>
          <table:table-cell office:value-type="float" office:value="24.1">
            <text:p>24.1</text:p>
          </table:table-cell>
          <table:table-cell table:style-name="ce1" table:formula="of:=[.G42]*24" office:value-type="float" office:value="578.4">
            <text:p>578.4</text:p>
          </table:table-cell>
          <table:table-cell table:style-name="ce1" table:formula="of:=[.H42]*60" office:value-type="float" office:value="34704">
            <text:p>34704</text:p>
          </table:table-cell>
          <table:table-cell table:style-name="ce1" table:formula="of:=[.I42]*60" office:value-type="float" office:value="2082240">
            <text:p>2082240</text:p>
          </table:table-cell>
          <table:table-cell office:value-type="float" office:value="0.273">
            <text:p>0.273</text:p>
          </table:table-cell>
          <table:table-cell office:value-type="string">
            <text:p>234mPa</text:p>
          </table:table-cell>
          <table:table-cell table:style-name="ce1"/>
          <table:table-cell table:formula="of:=[.A42]" office:value-type="string" office:string-value="234Th">
            <text:p>234Th</text:p>
          </table:table-cell>
          <table:table-cell table:formula="of:=IF([.C42]=&quot;&quot;;&quot;&quot;;[.C42])" office:value-type="string" office:string-value="Uranium X1">
            <text:p>Uranium X1</text:p>
          </table:table-cell>
          <table:table-cell table:formula="of:=[.D42]" office:value-type="float" office:value="1">
            <text:p>1</text:p>
          </table:table-cell>
          <table:table-cell table:formula="of:=IF([.E42]=&quot;α&quot;;0;IF([.E42]=&quot;β−&quot;;1;2))" office:value-type="float" office:value="1">
            <text:p>1</text:p>
          </table:table-cell>
          <table:table-cell table:style-name="ce1" table:formula="of:=[.J42]" office:value-type="float" office:value="2082240">
            <text:p>2082240</text:p>
          </table:table-cell>
          <table:table-cell table:style-name="ce1" table:formula="of:=[.K42]" office:value-type="float" office:value="0.273">
            <text:p>0.273</text:p>
          </table:table-cell>
          <table:table-cell table:style-name="ce1" table:formula="of:=[.L42]" office:value-type="string" office:string-value="234mPa">
            <text:p>234mPa</text:p>
          </table:table-cell>
          <table:table-cell table:number-columns-repeated="1004"/>
        </table:table-row>
        <table:table-row table:style-name="ro2">
          <table:table-cell office:value-type="string">
            <text:p>234mPa</text:p>
          </table:table-cell>
          <table:table-cell office:value-type="string">
            <text:p>UX2</text:p>
          </table:table-cell>
          <table:table-cell office:value-type="string">
            <text:p>Uranium X2</text:p>
          </table:table-cell>
          <table:table-cell office:value-type="float" office:value="0.9984">
            <text:p>0.9984</text:p>
          </table:table-cell>
          <table:table-cell office:value-type="string">
            <text:p>β−</text:p>
          </table:table-cell>
          <table:table-cell table:number-columns-repeated="3"/>
          <table:table-cell office:value-type="float" office:value="1.16">
            <text:p>1.16</text:p>
          </table:table-cell>
          <table:table-cell table:style-name="ce1" table:formula="of:=[.I43]*60" office:value-type="float" office:value="69.6">
            <text:p>69.6</text:p>
          </table:table-cell>
          <table:table-cell office:value-type="float" office:value="2.271">
            <text:p>2.271</text:p>
          </table:table-cell>
          <table:table-cell office:value-type="string">
            <text:p>234U</text:p>
          </table:table-cell>
          <table:table-cell table:style-name="ce1"/>
          <table:table-cell table:formula="of:=[.A43]" office:value-type="string" office:string-value="234mPa">
            <text:p>234mPa</text:p>
          </table:table-cell>
          <table:table-cell table:formula="of:=IF([.C43]=&quot;&quot;;&quot;&quot;;[.C43])" office:value-type="string" office:string-value="Uranium X2">
            <text:p>Uranium X2</text:p>
          </table:table-cell>
          <table:table-cell table:formula="of:=[.D43]" office:value-type="float" office:value="0.9984">
            <text:p>0.9984</text:p>
          </table:table-cell>
          <table:table-cell table:formula="of:=IF([.E43]=&quot;α&quot;;0;IF([.E43]=&quot;β−&quot;;1;2))" office:value-type="float" office:value="1">
            <text:p>1</text:p>
          </table:table-cell>
          <table:table-cell table:style-name="ce1" table:formula="of:=[.J43]" office:value-type="float" office:value="69.6">
            <text:p>69.6</text:p>
          </table:table-cell>
          <table:table-cell table:style-name="ce1" table:formula="of:=[.K43]" office:value-type="float" office:value="2.271">
            <text:p>2.271</text:p>
          </table:table-cell>
          <table:table-cell table:style-name="ce1" table:formula="of:=[.L43]" office:value-type="string" office:string-value="234U">
            <text:p>234U</text:p>
          </table:table-cell>
          <table:table-cell table:number-columns-repeated="1004"/>
        </table:table-row>
        <table:table-row table:style-name="ro2">
          <table:table-cell office:value-type="string">
            <text:p>234mPa</text:p>
          </table:table-cell>
          <table:table-cell office:value-type="string">
            <text:p>UX2</text:p>
          </table:table-cell>
          <table:table-cell office:value-type="string">
            <text:p>Brevium</text:p>
          </table:table-cell>
          <table:table-cell office:value-type="float" office:value="0.0016">
            <text:p>0.0016</text:p>
          </table:table-cell>
          <table:table-cell office:value-type="string">
            <text:p>IT</text:p>
          </table:table-cell>
          <table:table-cell table:number-columns-repeated="3"/>
          <table:table-cell office:value-type="float" office:value="1.16">
            <text:p>1.16</text:p>
          </table:table-cell>
          <table:table-cell table:style-name="ce1" table:formula="of:=[.I44]*60" office:value-type="float" office:value="69.6">
            <text:p>69.6</text:p>
          </table:table-cell>
          <table:table-cell office:value-type="float" office:value="0.074">
            <text:p>0.074</text:p>
          </table:table-cell>
          <table:table-cell office:value-type="string">
            <text:p>234Pa</text:p>
          </table:table-cell>
          <table:table-cell table:style-name="ce1"/>
          <table:table-cell table:formula="of:=[.A44]" office:value-type="string" office:string-value="234mPa">
            <text:p>234mPa</text:p>
          </table:table-cell>
          <table:table-cell table:formula="of:=IF([.C44]=&quot;&quot;;&quot;&quot;;[.C44])" office:value-type="string" office:string-value="Brevium">
            <text:p>Brevium</text:p>
          </table:table-cell>
          <table:table-cell table:formula="of:=[.D44]" office:value-type="float" office:value="0.0016">
            <text:p>0.0016</text:p>
          </table:table-cell>
          <table:table-cell table:formula="of:=IF([.E44]=&quot;α&quot;;0;IF([.E44]=&quot;β−&quot;;1;2))" office:value-type="float" office:value="2">
            <text:p>2</text:p>
          </table:table-cell>
          <table:table-cell table:style-name="ce1" table:formula="of:=[.J44]" office:value-type="float" office:value="69.6">
            <text:p>69.6</text:p>
          </table:table-cell>
          <table:table-cell table:style-name="ce1" table:formula="of:=[.K44]" office:value-type="float" office:value="0.074">
            <text:p>0.074</text:p>
          </table:table-cell>
          <table:table-cell table:style-name="ce1" table:formula="of:=[.L44]" office:value-type="string" office:string-value="234Pa">
            <text:p>234Pa</text:p>
          </table:table-cell>
          <table:table-cell table:number-columns-repeated="1004"/>
        </table:table-row>
        <table:table-row table:style-name="ro2">
          <table:table-cell office:value-type="string">
            <text:p>234Pa</text:p>
          </table:table-cell>
          <table:table-cell office:value-type="string">
            <text:p>UZ</text:p>
          </table:table-cell>
          <table:table-cell office:value-type="string">
            <text:p>Uranium Z</text:p>
          </table:table-cell>
          <table:table-cell office:value-type="float" office:value="1">
            <text:p>1</text:p>
          </table:table-cell>
          <table:table-cell office:value-type="string">
            <text:p>β−</text:p>
          </table:table-cell>
          <table:table-cell table:number-columns-repeated="2"/>
          <table:table-cell office:value-type="float" office:value="6.7">
            <text:p>6.7</text:p>
          </table:table-cell>
          <table:table-cell table:style-name="ce1" table:formula="of:=[.H45]*60" office:value-type="float" office:value="402">
            <text:p>402</text:p>
          </table:table-cell>
          <table:table-cell table:style-name="ce1" table:formula="of:=[.I45]*60" office:value-type="float" office:value="24120">
            <text:p>24120</text:p>
          </table:table-cell>
          <table:table-cell office:value-type="float" office:value="2.197">
            <text:p>2.197</text:p>
          </table:table-cell>
          <table:table-cell office:value-type="string">
            <text:p>234U</text:p>
          </table:table-cell>
          <table:table-cell table:style-name="ce1"/>
          <table:table-cell table:formula="of:=[.A45]" office:value-type="string" office:string-value="234Pa">
            <text:p>234Pa</text:p>
          </table:table-cell>
          <table:table-cell table:formula="of:=IF([.C45]=&quot;&quot;;&quot;&quot;;[.C45])" office:value-type="string" office:string-value="Uranium Z">
            <text:p>Uranium Z</text:p>
          </table:table-cell>
          <table:table-cell table:formula="of:=[.D45]" office:value-type="float" office:value="1">
            <text:p>1</text:p>
          </table:table-cell>
          <table:table-cell table:formula="of:=IF([.E45]=&quot;α&quot;;0;IF([.E45]=&quot;β−&quot;;1;2))" office:value-type="float" office:value="1">
            <text:p>1</text:p>
          </table:table-cell>
          <table:table-cell table:style-name="ce1" table:formula="of:=[.J45]" office:value-type="float" office:value="24120">
            <text:p>24120</text:p>
          </table:table-cell>
          <table:table-cell table:style-name="ce1" table:formula="of:=[.K45]" office:value-type="float" office:value="2.197">
            <text:p>2.197</text:p>
          </table:table-cell>
          <table:table-cell table:style-name="ce1" table:formula="of:=[.L45]" office:value-type="string" office:string-value="234U">
            <text:p>234U</text:p>
          </table:table-cell>
          <table:table-cell table:number-columns-repeated="1004"/>
        </table:table-row>
        <table:table-row table:style-name="ro2">
          <table:table-cell office:value-type="string">
            <text:p>234U</text:p>
          </table:table-cell>
          <table:table-cell office:value-type="string">
            <text:p>UII</text:p>
          </table:table-cell>
          <table:table-cell office:value-type="string">
            <text:p>Uranium II</text:p>
          </table:table-cell>
          <table:table-cell office:value-type="float" office:value="1">
            <text:p>1</text:p>
          </table:table-cell>
          <table:table-cell office:value-type="string">
            <text:p>α</text:p>
          </table:table-cell>
          <table:table-cell office:value-type="float" office:value="245500">
            <text:p>245500</text:p>
          </table:table-cell>
          <table:table-cell table:style-name="ce1" table:formula="of:=[.F46]*365" office:value-type="float" office:value="89607500">
            <text:p>89607500</text:p>
          </table:table-cell>
          <table:table-cell table:style-name="ce1" table:formula="of:=[.G46]*24" office:value-type="float" office:value="2150580000">
            <text:p>2150580000</text:p>
          </table:table-cell>
          <table:table-cell table:style-name="ce1" table:formula="of:=[.H46]*60" office:value-type="float" office:value="129034800000">
            <text:p>129034800000</text:p>
          </table:table-cell>
          <table:table-cell table:style-name="ce1" table:formula="of:=[.I46]*60" office:value-type="float" office:value="7742088000000">
            <text:p>7742088000000</text:p>
          </table:table-cell>
          <table:table-cell office:value-type="float" office:value="4.859">
            <text:p>4.859</text:p>
          </table:table-cell>
          <table:table-cell office:value-type="string">
            <text:p>230Th</text:p>
          </table:table-cell>
          <table:table-cell table:style-name="ce1"/>
          <table:table-cell table:formula="of:=[.A46]" office:value-type="string" office:string-value="234U">
            <text:p>234U</text:p>
          </table:table-cell>
          <table:table-cell table:formula="of:=IF([.C46]=&quot;&quot;;&quot;&quot;;[.C46])" office:value-type="string" office:string-value="Uranium II">
            <text:p>Uranium II</text:p>
          </table:table-cell>
          <table:table-cell table:formula="of:=[.D46]" office:value-type="float" office:value="1">
            <text:p>1</text:p>
          </table:table-cell>
          <table:table-cell table:formula="of:=IF([.E46]=&quot;α&quot;;0;IF([.E46]=&quot;β−&quot;;1;2))" office:value-type="float" office:value="0">
            <text:p>0</text:p>
          </table:table-cell>
          <table:table-cell table:style-name="ce1" table:formula="of:=[.J46]" office:value-type="float" office:value="7742088000000">
            <text:p>7742088000000</text:p>
          </table:table-cell>
          <table:table-cell table:style-name="ce1" table:formula="of:=[.K46]" office:value-type="float" office:value="4.859">
            <text:p>4.859</text:p>
          </table:table-cell>
          <table:table-cell table:style-name="ce1" table:formula="of:=[.L46]" office:value-type="string" office:string-value="230Th">
            <text:p>230Th</text:p>
          </table:table-cell>
          <table:table-cell table:number-columns-repeated="1004"/>
        </table:table-row>
        <table:table-row table:style-name="ro2">
          <table:table-cell office:value-type="string">
            <text:p>230Th</text:p>
          </table:table-cell>
          <table:table-cell office:value-type="string">
            <text:p>Io</text:p>
          </table:table-cell>
          <table:table-cell office:value-type="string">
            <text:p>Ionium</text:p>
          </table:table-cell>
          <table:table-cell office:value-type="float" office:value="1">
            <text:p>1</text:p>
          </table:table-cell>
          <table:table-cell office:value-type="string">
            <text:p>α</text:p>
          </table:table-cell>
          <table:table-cell office:value-type="float" office:value="75380">
            <text:p>75380</text:p>
          </table:table-cell>
          <table:table-cell table:style-name="ce1" table:formula="of:=[.F47]*365" office:value-type="float" office:value="27513700">
            <text:p>27513700</text:p>
          </table:table-cell>
          <table:table-cell table:style-name="ce1" table:formula="of:=[.G47]*24" office:value-type="float" office:value="660328800">
            <text:p>660328800</text:p>
          </table:table-cell>
          <table:table-cell table:style-name="ce1" table:formula="of:=[.H47]*60" office:value-type="float" office:value="39619728000">
            <text:p>39619728000</text:p>
          </table:table-cell>
          <table:table-cell table:style-name="ce1" table:formula="of:=[.I47]*60" office:value-type="float" office:value="2377183680000">
            <text:p>2377183680000</text:p>
          </table:table-cell>
          <table:table-cell office:value-type="float" office:value="4.77">
            <text:p>4.77</text:p>
          </table:table-cell>
          <table:table-cell office:value-type="string">
            <text:p>226Ra</text:p>
          </table:table-cell>
          <table:table-cell table:style-name="ce1"/>
          <table:table-cell table:formula="of:=[.A47]" office:value-type="string" office:string-value="230Th">
            <text:p>230Th</text:p>
          </table:table-cell>
          <table:table-cell table:formula="of:=IF([.C47]=&quot;&quot;;&quot;&quot;;[.C47])" office:value-type="string" office:string-value="Ionium">
            <text:p>Ionium</text:p>
          </table:table-cell>
          <table:table-cell table:formula="of:=[.D47]" office:value-type="float" office:value="1">
            <text:p>1</text:p>
          </table:table-cell>
          <table:table-cell table:formula="of:=IF([.E47]=&quot;α&quot;;0;IF([.E47]=&quot;β−&quot;;1;2))" office:value-type="float" office:value="0">
            <text:p>0</text:p>
          </table:table-cell>
          <table:table-cell table:style-name="ce1" table:formula="of:=[.J47]" office:value-type="float" office:value="2377183680000">
            <text:p>2377183680000</text:p>
          </table:table-cell>
          <table:table-cell table:style-name="ce1" table:formula="of:=[.K47]" office:value-type="float" office:value="4.77">
            <text:p>4.77</text:p>
          </table:table-cell>
          <table:table-cell table:style-name="ce1" table:formula="of:=[.L47]" office:value-type="string" office:string-value="226Ra">
            <text:p>226Ra</text:p>
          </table:table-cell>
          <table:table-cell table:number-columns-repeated="1004"/>
        </table:table-row>
        <table:table-row table:style-name="ro2">
          <table:table-cell office:value-type="string">
            <text:p>226Ra</text:p>
          </table:table-cell>
          <table:table-cell office:value-type="string">
            <text:p>Ra</text:p>
          </table:table-cell>
          <table:table-cell office:value-type="string">
            <text:p>Radium</text:p>
          </table:table-cell>
          <table:table-cell office:value-type="float" office:value="1">
            <text:p>1</text:p>
          </table:table-cell>
          <table:table-cell office:value-type="string">
            <text:p>α</text:p>
          </table:table-cell>
          <table:table-cell office:value-type="float" office:value="1602">
            <text:p>1602</text:p>
          </table:table-cell>
          <table:table-cell table:style-name="ce1" table:formula="of:=[.F48]*365" office:value-type="float" office:value="584730">
            <text:p>584730</text:p>
          </table:table-cell>
          <table:table-cell table:style-name="ce1" table:formula="of:=[.G48]*24" office:value-type="float" office:value="14033520">
            <text:p>14033520</text:p>
          </table:table-cell>
          <table:table-cell table:style-name="ce1" table:formula="of:=[.H48]*60" office:value-type="float" office:value="842011200">
            <text:p>842011200</text:p>
          </table:table-cell>
          <table:table-cell table:style-name="ce1" table:formula="of:=[.I48]*60" office:value-type="float" office:value="50520672000">
            <text:p>50520672000</text:p>
          </table:table-cell>
          <table:table-cell office:value-type="float" office:value="4.871">
            <text:p>4.871</text:p>
          </table:table-cell>
          <table:table-cell office:value-type="string">
            <text:p>222Rn</text:p>
          </table:table-cell>
          <table:table-cell table:style-name="ce1"/>
          <table:table-cell table:formula="of:=[.A48]" office:value-type="string" office:string-value="226Ra">
            <text:p>226Ra</text:p>
          </table:table-cell>
          <table:table-cell table:formula="of:=IF([.C48]=&quot;&quot;;&quot;&quot;;[.C48])" office:value-type="string" office:string-value="Radium">
            <text:p>Radium</text:p>
          </table:table-cell>
          <table:table-cell table:formula="of:=[.D48]" office:value-type="float" office:value="1">
            <text:p>1</text:p>
          </table:table-cell>
          <table:table-cell table:formula="of:=IF([.E48]=&quot;α&quot;;0;IF([.E48]=&quot;β−&quot;;1;2))" office:value-type="float" office:value="0">
            <text:p>0</text:p>
          </table:table-cell>
          <table:table-cell table:style-name="ce1" table:formula="of:=[.J48]" office:value-type="float" office:value="50520672000">
            <text:p>50520672000</text:p>
          </table:table-cell>
          <table:table-cell table:style-name="ce1" table:formula="of:=[.K48]" office:value-type="float" office:value="4.871">
            <text:p>4.871</text:p>
          </table:table-cell>
          <table:table-cell table:style-name="ce1" table:formula="of:=[.L48]" office:value-type="string" office:string-value="222Rn">
            <text:p>222Rn</text:p>
          </table:table-cell>
          <table:table-cell table:number-columns-repeated="1004"/>
        </table:table-row>
        <table:table-row table:style-name="ro2">
          <table:table-cell office:value-type="string">
            <text:p>222Rn</text:p>
          </table:table-cell>
          <table:table-cell office:value-type="string">
            <text:p>Rn</text:p>
          </table:table-cell>
          <table:table-cell office:value-type="string">
            <text:p>Radon</text:p>
          </table:table-cell>
          <table:table-cell office:value-type="float" office:value="1">
            <text:p>1</text:p>
          </table:table-cell>
          <table:table-cell office:value-type="string">
            <text:p>α</text:p>
          </table:table-cell>
          <table:table-cell/>
          <table:table-cell office:value-type="float" office:value="3.8235">
            <text:p>3.8235</text:p>
          </table:table-cell>
          <table:table-cell table:style-name="ce1" table:formula="of:=[.G49]*24" office:value-type="float" office:value="91.764">
            <text:p>91.764</text:p>
          </table:table-cell>
          <table:table-cell table:style-name="ce1" table:formula="of:=[.H49]*60" office:value-type="float" office:value="5505.84">
            <text:p>5505.84</text:p>
          </table:table-cell>
          <table:table-cell table:style-name="ce1" table:formula="of:=[.I49]*60" office:value-type="float" office:value="330350.4">
            <text:p>330350.4</text:p>
          </table:table-cell>
          <table:table-cell office:value-type="float" office:value="5.59">
            <text:p>5.59</text:p>
          </table:table-cell>
          <table:table-cell office:value-type="string">
            <text:p>218Po</text:p>
          </table:table-cell>
          <table:table-cell table:style-name="ce1"/>
          <table:table-cell table:formula="of:=[.A49]" office:value-type="string" office:string-value="222Rn">
            <text:p>222Rn</text:p>
          </table:table-cell>
          <table:table-cell table:formula="of:=IF([.C49]=&quot;&quot;;&quot;&quot;;[.C49])" office:value-type="string" office:string-value="Radon">
            <text:p>Radon</text:p>
          </table:table-cell>
          <table:table-cell table:formula="of:=[.D49]" office:value-type="float" office:value="1">
            <text:p>1</text:p>
          </table:table-cell>
          <table:table-cell table:formula="of:=IF([.E49]=&quot;α&quot;;0;IF([.E49]=&quot;β−&quot;;1;2))" office:value-type="float" office:value="0">
            <text:p>0</text:p>
          </table:table-cell>
          <table:table-cell table:style-name="ce1" table:formula="of:=[.J49]" office:value-type="float" office:value="330350.4">
            <text:p>330350.4</text:p>
          </table:table-cell>
          <table:table-cell table:style-name="ce1" table:formula="of:=[.K49]" office:value-type="float" office:value="5.59">
            <text:p>5.59</text:p>
          </table:table-cell>
          <table:table-cell table:style-name="ce1" table:formula="of:=[.L49]" office:value-type="string" office:string-value="218Po">
            <text:p>218Po</text:p>
          </table:table-cell>
          <table:table-cell table:number-columns-repeated="1004"/>
        </table:table-row>
        <table:table-row table:style-name="ro2">
          <table:table-cell office:value-type="string">
            <text:p>218Po</text:p>
          </table:table-cell>
          <table:table-cell office:value-type="string">
            <text:p>RaA</text:p>
          </table:table-cell>
          <table:table-cell office:value-type="string">
            <text:p>Radium A</text:p>
          </table:table-cell>
          <table:table-cell office:value-type="float" office:value="0.9989">
            <text:p>0.9989</text:p>
          </table:table-cell>
          <table:table-cell office:value-type="string">
            <text:p>α</text:p>
          </table:table-cell>
          <table:table-cell table:number-columns-repeated="3"/>
          <table:table-cell office:value-type="float" office:value="3.1">
            <text:p>3.1</text:p>
          </table:table-cell>
          <table:table-cell table:style-name="ce1" table:formula="of:=[.I50]*60" office:value-type="float" office:value="186">
            <text:p>186</text:p>
          </table:table-cell>
          <table:table-cell office:value-type="float" office:value="6.115">
            <text:p>6.115</text:p>
          </table:table-cell>
          <table:table-cell office:value-type="string">
            <text:p>214Pb</text:p>
          </table:table-cell>
          <table:table-cell table:style-name="ce1"/>
          <table:table-cell table:formula="of:=[.A50]" office:value-type="string" office:string-value="218Po">
            <text:p>218Po</text:p>
          </table:table-cell>
          <table:table-cell table:formula="of:=IF([.C50]=&quot;&quot;;&quot;&quot;;[.C50])" office:value-type="string" office:string-value="Radium A">
            <text:p>Radium A</text:p>
          </table:table-cell>
          <table:table-cell table:formula="of:=[.D50]" office:value-type="float" office:value="0.9989">
            <text:p>0.9989</text:p>
          </table:table-cell>
          <table:table-cell table:formula="of:=IF([.E50]=&quot;α&quot;;0;IF([.E50]=&quot;β−&quot;;1;2))" office:value-type="float" office:value="0">
            <text:p>0</text:p>
          </table:table-cell>
          <table:table-cell table:style-name="ce1" table:formula="of:=[.J50]" office:value-type="float" office:value="186">
            <text:p>186</text:p>
          </table:table-cell>
          <table:table-cell table:style-name="ce1" table:formula="of:=[.K50]" office:value-type="float" office:value="6.115">
            <text:p>6.115</text:p>
          </table:table-cell>
          <table:table-cell table:style-name="ce1" table:formula="of:=[.L50]" office:value-type="string" office:string-value="214Pb">
            <text:p>214Pb</text:p>
          </table:table-cell>
          <table:table-cell table:number-columns-repeated="1004"/>
        </table:table-row>
        <table:table-row table:style-name="ro2">
          <table:table-cell office:value-type="string">
            <text:p>218Po</text:p>
          </table:table-cell>
          <table:table-cell office:value-type="string">
            <text:p>RaA</text:p>
          </table:table-cell>
          <table:table-cell office:value-type="string">
            <text:p>Radium A</text:p>
          </table:table-cell>
          <table:table-cell office:value-type="float" office:value="0.0002">
            <text:p>0.0002</text:p>
          </table:table-cell>
          <table:table-cell office:value-type="string">
            <text:p>β−</text:p>
          </table:table-cell>
          <table:table-cell table:number-columns-repeated="3"/>
          <table:table-cell office:value-type="float" office:value="3.1">
            <text:p>3.1</text:p>
          </table:table-cell>
          <table:table-cell table:style-name="ce1" table:formula="of:=[.I51]*60" office:value-type="float" office:value="186">
            <text:p>186</text:p>
          </table:table-cell>
          <table:table-cell office:value-type="float" office:value="0.265">
            <text:p>0.265</text:p>
          </table:table-cell>
          <table:table-cell office:value-type="string">
            <text:p>218At</text:p>
          </table:table-cell>
          <table:table-cell table:style-name="ce1"/>
          <table:table-cell table:formula="of:=[.A51]" office:value-type="string" office:string-value="218Po">
            <text:p>218Po</text:p>
          </table:table-cell>
          <table:table-cell table:formula="of:=IF([.C51]=&quot;&quot;;&quot;&quot;;[.C51])" office:value-type="string" office:string-value="Radium A">
            <text:p>Radium A</text:p>
          </table:table-cell>
          <table:table-cell table:formula="of:=[.D51]" office:value-type="float" office:value="0.0002">
            <text:p>0.0002</text:p>
          </table:table-cell>
          <table:table-cell table:formula="of:=IF([.E51]=&quot;α&quot;;0;IF([.E51]=&quot;β−&quot;;1;2))" office:value-type="float" office:value="1">
            <text:p>1</text:p>
          </table:table-cell>
          <table:table-cell table:style-name="ce1" table:formula="of:=[.J51]" office:value-type="float" office:value="186">
            <text:p>186</text:p>
          </table:table-cell>
          <table:table-cell table:style-name="ce1" table:formula="of:=[.K51]" office:value-type="float" office:value="0.265">
            <text:p>0.265</text:p>
          </table:table-cell>
          <table:table-cell table:style-name="ce1" table:formula="of:=[.L51]" office:value-type="string" office:string-value="218At">
            <text:p>218At</text:p>
          </table:table-cell>
          <table:table-cell table:number-columns-repeated="1004"/>
        </table:table-row>
        <table:table-row table:style-name="ro2">
          <table:table-cell office:value-type="string">
            <text:p>218At</text:p>
          </table:table-cell>
          <table:table-cell/>
          <table:table-cell/>
          <table:table-cell office:value-type="float" office:value="0.999">
            <text:p>0.999</text:p>
          </table:table-cell>
          <table:table-cell office:value-type="string">
            <text:p>α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6.874">
            <text:p>6.874</text:p>
          </table:table-cell>
          <table:table-cell office:value-type="string">
            <text:p>214Bi</text:p>
          </table:table-cell>
          <table:table-cell table:style-name="ce1"/>
          <table:table-cell table:formula="of:=[.A52]" office:value-type="string" office:string-value="218At">
            <text:p>218At</text:p>
          </table:table-cell>
          <table:table-cell table:formula="of:=IF([.C52]=&quot;&quot;;&quot;&quot;;[.C52])">
            <text:p/>
          </table:table-cell>
          <table:table-cell table:formula="of:=[.D52]" office:value-type="float" office:value="0.999">
            <text:p>0.999</text:p>
          </table:table-cell>
          <table:table-cell table:formula="of:=IF([.E52]=&quot;α&quot;;0;IF([.E52]=&quot;β−&quot;;1;2))" office:value-type="float" office:value="0">
            <text:p>0</text:p>
          </table:table-cell>
          <table:table-cell table:style-name="ce1" table:formula="of:=[.J52]" office:value-type="float" office:value="1.5">
            <text:p>1.5</text:p>
          </table:table-cell>
          <table:table-cell table:style-name="ce1" table:formula="of:=[.K52]" office:value-type="float" office:value="6.874">
            <text:p>6.874</text:p>
          </table:table-cell>
          <table:table-cell table:style-name="ce1" table:formula="of:=[.L52]" office:value-type="string" office:string-value="214Bi">
            <text:p>214Bi</text:p>
          </table:table-cell>
          <table:table-cell table:number-columns-repeated="1004"/>
        </table:table-row>
        <table:table-row table:style-name="ro2">
          <table:table-cell office:value-type="string">
            <text:p>218At</text:p>
          </table:table-cell>
          <table:table-cell/>
          <table:table-cell/>
          <table:table-cell office:value-type="float" office:value="0.001">
            <text:p>0.001</text:p>
          </table:table-cell>
          <table:table-cell office:value-type="string">
            <text:p>β−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2.883">
            <text:p>2.883</text:p>
          </table:table-cell>
          <table:table-cell office:value-type="string">
            <text:p>218Rn</text:p>
          </table:table-cell>
          <table:table-cell table:style-name="ce1"/>
          <table:table-cell table:formula="of:=[.A53]" office:value-type="string" office:string-value="218At">
            <text:p>218At</text:p>
          </table:table-cell>
          <table:table-cell table:formula="of:=IF([.C53]=&quot;&quot;;&quot;&quot;;[.C53])">
            <text:p/>
          </table:table-cell>
          <table:table-cell table:formula="of:=[.D53]" office:value-type="float" office:value="0.001">
            <text:p>0.001</text:p>
          </table:table-cell>
          <table:table-cell table:formula="of:=IF([.E53]=&quot;α&quot;;0;IF([.E53]=&quot;β−&quot;;1;2))" office:value-type="float" office:value="1">
            <text:p>1</text:p>
          </table:table-cell>
          <table:table-cell table:style-name="ce1" table:formula="of:=[.J53]" office:value-type="float" office:value="1.5">
            <text:p>1.5</text:p>
          </table:table-cell>
          <table:table-cell table:style-name="ce1" table:formula="of:=[.K53]" office:value-type="float" office:value="2.883">
            <text:p>2.883</text:p>
          </table:table-cell>
          <table:table-cell table:style-name="ce1" table:formula="of:=[.L53]" office:value-type="string" office:string-value="218Rn">
            <text:p>218Rn</text:p>
          </table:table-cell>
          <table:table-cell table:number-columns-repeated="1004"/>
        </table:table-row>
        <table:table-row table:style-name="ro2">
          <table:table-cell office:value-type="string">
            <text:p>218Rn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string">
            <text:p>α</text:p>
          </table:table-cell>
          <table:table-cell table:number-columns-repeated="4"/>
          <table:table-cell office:value-type="float" office:value="0.035">
            <text:p>0.035</text:p>
          </table:table-cell>
          <table:table-cell office:value-type="float" office:value="7.263">
            <text:p>7.263</text:p>
          </table:table-cell>
          <table:table-cell office:value-type="string">
            <text:p>214Po</text:p>
          </table:table-cell>
          <table:table-cell table:style-name="ce1"/>
          <table:table-cell table:formula="of:=[.A54]" office:value-type="string" office:string-value="218Rn">
            <text:p>218Rn</text:p>
          </table:table-cell>
          <table:table-cell table:formula="of:=IF([.C54]=&quot;&quot;;&quot;&quot;;[.C54])">
            <text:p/>
          </table:table-cell>
          <table:table-cell table:formula="of:=[.D54]" office:value-type="float" office:value="1">
            <text:p>1</text:p>
          </table:table-cell>
          <table:table-cell table:formula="of:=IF([.E54]=&quot;α&quot;;0;IF([.E54]=&quot;β−&quot;;1;2))" office:value-type="float" office:value="0">
            <text:p>0</text:p>
          </table:table-cell>
          <table:table-cell table:style-name="ce1" table:formula="of:=[.J54]" office:value-type="float" office:value="0.035">
            <text:p>0.035</text:p>
          </table:table-cell>
          <table:table-cell table:style-name="ce1" table:formula="of:=[.K54]" office:value-type="float" office:value="7.263">
            <text:p>7.263</text:p>
          </table:table-cell>
          <table:table-cell table:style-name="ce1" table:formula="of:=[.L54]" office:value-type="string" office:string-value="214Po">
            <text:p>214Po</text:p>
          </table:table-cell>
          <table:table-cell table:number-columns-repeated="1004"/>
        </table:table-row>
        <table:table-row table:style-name="ro2">
          <table:table-cell office:value-type="string">
            <text:p>214Pb</text:p>
          </table:table-cell>
          <table:table-cell office:value-type="string">
            <text:p>RaB</text:p>
          </table:table-cell>
          <table:table-cell office:value-type="string">
            <text:p>Radium B</text:p>
          </table:table-cell>
          <table:table-cell office:value-type="float" office:value="1">
            <text:p>1</text:p>
          </table:table-cell>
          <table:table-cell office:value-type="string">
            <text:p>β−</text:p>
          </table:table-cell>
          <table:table-cell table:number-columns-repeated="3"/>
          <table:table-cell office:value-type="float" office:value="26.8">
            <text:p>26.8</text:p>
          </table:table-cell>
          <table:table-cell table:style-name="ce1" table:formula="of:=[.I55]*60" office:value-type="float" office:value="1608">
            <text:p>1608</text:p>
          </table:table-cell>
          <table:table-cell office:value-type="float" office:value="1.024">
            <text:p>1.024</text:p>
          </table:table-cell>
          <table:table-cell office:value-type="string">
            <text:p>214Bi</text:p>
          </table:table-cell>
          <table:table-cell table:style-name="ce1"/>
          <table:table-cell table:formula="of:=[.A55]" office:value-type="string" office:string-value="214Pb">
            <text:p>214Pb</text:p>
          </table:table-cell>
          <table:table-cell table:formula="of:=IF([.C55]=&quot;&quot;;&quot;&quot;;[.C55])" office:value-type="string" office:string-value="Radium B">
            <text:p>Radium B</text:p>
          </table:table-cell>
          <table:table-cell table:formula="of:=[.D55]" office:value-type="float" office:value="1">
            <text:p>1</text:p>
          </table:table-cell>
          <table:table-cell table:formula="of:=IF([.E55]=&quot;α&quot;;0;IF([.E55]=&quot;β−&quot;;1;2))" office:value-type="float" office:value="1">
            <text:p>1</text:p>
          </table:table-cell>
          <table:table-cell table:style-name="ce1" table:formula="of:=[.J55]" office:value-type="float" office:value="1608">
            <text:p>1608</text:p>
          </table:table-cell>
          <table:table-cell table:style-name="ce1" table:formula="of:=[.K55]" office:value-type="float" office:value="1.024">
            <text:p>1.024</text:p>
          </table:table-cell>
          <table:table-cell table:style-name="ce1" table:formula="of:=[.L55]" office:value-type="string" office:string-value="214Bi">
            <text:p>214Bi</text:p>
          </table:table-cell>
          <table:table-cell table:number-columns-repeated="1004"/>
        </table:table-row>
        <table:table-row table:style-name="ro2">
          <table:table-cell office:value-type="string">
            <text:p>214Bi</text:p>
          </table:table-cell>
          <table:table-cell office:value-type="string">
            <text:p>RaC</text:p>
          </table:table-cell>
          <table:table-cell office:value-type="string">
            <text:p>Radium C</text:p>
          </table:table-cell>
          <table:table-cell office:value-type="float" office:value="0.9998">
            <text:p>0.9998</text:p>
          </table:table-cell>
          <table:table-cell office:value-type="string">
            <text:p>β−</text:p>
          </table:table-cell>
          <table:table-cell table:number-columns-repeated="3"/>
          <table:table-cell office:value-type="float" office:value="19.9">
            <text:p>19.9</text:p>
          </table:table-cell>
          <table:table-cell table:style-name="ce1" table:formula="of:=[.I56]*60" office:value-type="float" office:value="1194">
            <text:p>1194</text:p>
          </table:table-cell>
          <table:table-cell office:value-type="float" office:value="3.272">
            <text:p>3.272</text:p>
          </table:table-cell>
          <table:table-cell office:value-type="string">
            <text:p>214Po</text:p>
          </table:table-cell>
          <table:table-cell table:style-name="ce1"/>
          <table:table-cell table:formula="of:=[.A56]" office:value-type="string" office:string-value="214Bi">
            <text:p>214Bi</text:p>
          </table:table-cell>
          <table:table-cell table:formula="of:=IF([.C56]=&quot;&quot;;&quot;&quot;;[.C56])" office:value-type="string" office:string-value="Radium C">
            <text:p>Radium C</text:p>
          </table:table-cell>
          <table:table-cell table:formula="of:=[.D56]" office:value-type="float" office:value="0.9998">
            <text:p>0.9998</text:p>
          </table:table-cell>
          <table:table-cell table:formula="of:=IF([.E56]=&quot;α&quot;;0;IF([.E56]=&quot;β−&quot;;1;2))" office:value-type="float" office:value="1">
            <text:p>1</text:p>
          </table:table-cell>
          <table:table-cell table:style-name="ce1" table:formula="of:=[.J56]" office:value-type="float" office:value="1194">
            <text:p>1194</text:p>
          </table:table-cell>
          <table:table-cell table:style-name="ce1" table:formula="of:=[.K56]" office:value-type="float" office:value="3.272">
            <text:p>3.272</text:p>
          </table:table-cell>
          <table:table-cell table:style-name="ce1" table:formula="of:=[.L56]" office:value-type="string" office:string-value="214Po">
            <text:p>214Po</text:p>
          </table:table-cell>
          <table:table-cell table:number-columns-repeated="1004"/>
        </table:table-row>
        <table:table-row table:style-name="ro2">
          <table:table-cell office:value-type="string">
            <text:p>214Bi</text:p>
          </table:table-cell>
          <table:table-cell office:value-type="string">
            <text:p>RaC</text:p>
          </table:table-cell>
          <table:table-cell office:value-type="string">
            <text:p>Radium C</text:p>
          </table:table-cell>
          <table:table-cell office:value-type="float" office:value="0.0002">
            <text:p>0.0002</text:p>
          </table:table-cell>
          <table:table-cell office:value-type="string">
            <text:p>α</text:p>
          </table:table-cell>
          <table:table-cell table:number-columns-repeated="3"/>
          <table:table-cell office:value-type="float" office:value="19.9">
            <text:p>19.9</text:p>
          </table:table-cell>
          <table:table-cell table:style-name="ce1" table:formula="of:=[.I57]*60" office:value-type="float" office:value="1194">
            <text:p>1194</text:p>
          </table:table-cell>
          <table:table-cell office:value-type="float" office:value="5.617">
            <text:p>5.617</text:p>
          </table:table-cell>
          <table:table-cell office:value-type="string">
            <text:p>210Tl</text:p>
          </table:table-cell>
          <table:table-cell table:style-name="ce1"/>
          <table:table-cell table:formula="of:=[.A57]" office:value-type="string" office:string-value="214Bi">
            <text:p>214Bi</text:p>
          </table:table-cell>
          <table:table-cell table:formula="of:=IF([.C57]=&quot;&quot;;&quot;&quot;;[.C57])" office:value-type="string" office:string-value="Radium C">
            <text:p>Radium C</text:p>
          </table:table-cell>
          <table:table-cell table:formula="of:=[.D57]" office:value-type="float" office:value="0.0002">
            <text:p>0.0002</text:p>
          </table:table-cell>
          <table:table-cell table:formula="of:=IF([.E57]=&quot;α&quot;;0;IF([.E57]=&quot;β−&quot;;1;2))" office:value-type="float" office:value="0">
            <text:p>0</text:p>
          </table:table-cell>
          <table:table-cell table:style-name="ce1" table:formula="of:=[.J57]" office:value-type="float" office:value="1194">
            <text:p>1194</text:p>
          </table:table-cell>
          <table:table-cell table:style-name="ce1" table:formula="of:=[.K57]" office:value-type="float" office:value="5.617">
            <text:p>5.617</text:p>
          </table:table-cell>
          <table:table-cell table:style-name="ce1" table:formula="of:=[.L57]" office:value-type="string" office:string-value="210Tl">
            <text:p>210Tl</text:p>
          </table:table-cell>
          <table:table-cell table:number-columns-repeated="1004"/>
        </table:table-row>
        <table:table-row table:style-name="ro2">
          <table:table-cell office:value-type="string">
            <text:p>214Po</text:p>
          </table:table-cell>
          <table:table-cell office:value-type="string">
            <text:p>RaC'</text:p>
          </table:table-cell>
          <table:table-cell office:value-type="string">
            <text:p>Radium C'</text:p>
          </table:table-cell>
          <table:table-cell office:value-type="float" office:value="1">
            <text:p>1</text:p>
          </table:table-cell>
          <table:table-cell office:value-type="string">
            <text:p>α</text:p>
          </table:table-cell>
          <table:table-cell table:number-columns-repeated="4"/>
          <table:table-cell office:value-type="float" office:value="0.0001643">
            <text:p>0.0001643</text:p>
          </table:table-cell>
          <table:table-cell office:value-type="float" office:value="7.883">
            <text:p>7.883</text:p>
          </table:table-cell>
          <table:table-cell office:value-type="string">
            <text:p>210Pb</text:p>
          </table:table-cell>
          <table:table-cell table:style-name="ce1"/>
          <table:table-cell table:formula="of:=[.A58]" office:value-type="string" office:string-value="214Po">
            <text:p>214Po</text:p>
          </table:table-cell>
          <table:table-cell table:formula="of:=IF([.C58]=&quot;&quot;;&quot;&quot;;[.C58])" office:value-type="string" office:string-value="Radium C'">
            <text:p>Radium C'</text:p>
          </table:table-cell>
          <table:table-cell table:formula="of:=[.D58]" office:value-type="float" office:value="1">
            <text:p>1</text:p>
          </table:table-cell>
          <table:table-cell table:formula="of:=IF([.E58]=&quot;α&quot;;0;IF([.E58]=&quot;β−&quot;;1;2))" office:value-type="float" office:value="0">
            <text:p>0</text:p>
          </table:table-cell>
          <table:table-cell table:style-name="ce1" table:formula="of:=[.J58]" office:value-type="float" office:value="0.0001643">
            <text:p>0.0001643</text:p>
          </table:table-cell>
          <table:table-cell table:style-name="ce1" table:formula="of:=[.K58]" office:value-type="float" office:value="7.883">
            <text:p>7.883</text:p>
          </table:table-cell>
          <table:table-cell table:style-name="ce1" table:formula="of:=[.L58]" office:value-type="string" office:string-value="210Pb">
            <text:p>210Pb</text:p>
          </table:table-cell>
          <table:table-cell table:number-columns-repeated="1004"/>
        </table:table-row>
        <table:table-row table:style-name="ro2">
          <table:table-cell office:value-type="string">
            <text:p>210Tl</text:p>
          </table:table-cell>
          <table:table-cell office:value-type="string">
            <text:p>RaC"</text:p>
          </table:table-cell>
          <table:table-cell office:value-type="string">
            <text:p>Radium C"</text:p>
          </table:table-cell>
          <table:table-cell office:value-type="float" office:value="1">
            <text:p>1</text:p>
          </table:table-cell>
          <table:table-cell office:value-type="string">
            <text:p>β−</text:p>
          </table:table-cell>
          <table:table-cell table:number-columns-repeated="3"/>
          <table:table-cell office:value-type="float" office:value="1.3">
            <text:p>1.3</text:p>
          </table:table-cell>
          <table:table-cell table:style-name="ce1" table:formula="of:=[.I59]*60" office:value-type="float" office:value="78">
            <text:p>78</text:p>
          </table:table-cell>
          <table:table-cell office:value-type="float" office:value="5.484">
            <text:p>5.484</text:p>
          </table:table-cell>
          <table:table-cell office:value-type="string">
            <text:p>210Pb</text:p>
          </table:table-cell>
          <table:table-cell table:style-name="ce1"/>
          <table:table-cell table:formula="of:=[.A59]" office:value-type="string" office:string-value="210Tl">
            <text:p>210Tl</text:p>
          </table:table-cell>
          <table:table-cell table:formula="of:=IF([.C59]=&quot;&quot;;&quot;&quot;;[.C59])" office:value-type="string" office:string-value="Radium C&quot;">
            <text:p>Radium C"</text:p>
          </table:table-cell>
          <table:table-cell table:formula="of:=[.D59]" office:value-type="float" office:value="1">
            <text:p>1</text:p>
          </table:table-cell>
          <table:table-cell table:formula="of:=IF([.E59]=&quot;α&quot;;0;IF([.E59]=&quot;β−&quot;;1;2))" office:value-type="float" office:value="1">
            <text:p>1</text:p>
          </table:table-cell>
          <table:table-cell table:style-name="ce1" table:formula="of:=[.J59]" office:value-type="float" office:value="78">
            <text:p>78</text:p>
          </table:table-cell>
          <table:table-cell table:style-name="ce1" table:formula="of:=[.K59]" office:value-type="float" office:value="5.484">
            <text:p>5.484</text:p>
          </table:table-cell>
          <table:table-cell table:style-name="ce1" table:formula="of:=[.L59]" office:value-type="string" office:string-value="210Pb">
            <text:p>210Pb</text:p>
          </table:table-cell>
          <table:table-cell table:number-columns-repeated="1004"/>
        </table:table-row>
        <table:table-row table:style-name="ro2">
          <table:table-cell office:value-type="string">
            <text:p>210Pb</text:p>
          </table:table-cell>
          <table:table-cell office:value-type="string">
            <text:p>RaD</text:p>
          </table:table-cell>
          <table:table-cell office:value-type="string">
            <text:p>Radium D</text:p>
          </table:table-cell>
          <table:table-cell office:value-type="float" office:value="1">
            <text:p>1</text:p>
          </table:table-cell>
          <table:table-cell office:value-type="string">
            <text:p>β−</text:p>
          </table:table-cell>
          <table:table-cell office:value-type="float" office:value="22.3">
            <text:p>22.3</text:p>
          </table:table-cell>
          <table:table-cell table:style-name="ce1" table:formula="of:=[.F60]*365" office:value-type="float" office:value="8139.5">
            <text:p>8139.5</text:p>
          </table:table-cell>
          <table:table-cell table:style-name="ce1" table:formula="of:=[.G60]*24" office:value-type="float" office:value="195348">
            <text:p>195348</text:p>
          </table:table-cell>
          <table:table-cell table:style-name="ce1" table:formula="of:=[.H60]*60" office:value-type="float" office:value="11720880">
            <text:p>11720880</text:p>
          </table:table-cell>
          <table:table-cell table:style-name="ce1" table:formula="of:=[.I60]*60" office:value-type="float" office:value="703252800">
            <text:p>703252800</text:p>
          </table:table-cell>
          <table:table-cell office:value-type="float" office:value="0.064">
            <text:p>0.064</text:p>
          </table:table-cell>
          <table:table-cell office:value-type="string">
            <text:p>210Bi</text:p>
          </table:table-cell>
          <table:table-cell table:style-name="ce1"/>
          <table:table-cell table:formula="of:=[.A60]" office:value-type="string" office:string-value="210Pb">
            <text:p>210Pb</text:p>
          </table:table-cell>
          <table:table-cell table:formula="of:=IF([.C60]=&quot;&quot;;&quot;&quot;;[.C60])" office:value-type="string" office:string-value="Radium D">
            <text:p>Radium D</text:p>
          </table:table-cell>
          <table:table-cell table:formula="of:=[.D60]" office:value-type="float" office:value="1">
            <text:p>1</text:p>
          </table:table-cell>
          <table:table-cell table:formula="of:=IF([.E60]=&quot;α&quot;;0;IF([.E60]=&quot;β−&quot;;1;2))" office:value-type="float" office:value="1">
            <text:p>1</text:p>
          </table:table-cell>
          <table:table-cell table:style-name="ce1" table:formula="of:=[.J60]" office:value-type="float" office:value="703252800">
            <text:p>703252800</text:p>
          </table:table-cell>
          <table:table-cell table:style-name="ce1" table:formula="of:=[.K60]" office:value-type="float" office:value="0.064">
            <text:p>0.064</text:p>
          </table:table-cell>
          <table:table-cell table:style-name="ce1" table:formula="of:=[.L60]" office:value-type="string" office:string-value="210Bi">
            <text:p>210Bi</text:p>
          </table:table-cell>
          <table:table-cell table:number-columns-repeated="1004"/>
        </table:table-row>
        <table:table-row table:style-name="ro2">
          <table:table-cell office:value-type="string">
            <text:p>210Bi</text:p>
          </table:table-cell>
          <table:table-cell office:value-type="string">
            <text:p>RaE</text:p>
          </table:table-cell>
          <table:table-cell office:value-type="string">
            <text:p>Radium E</text:p>
          </table:table-cell>
          <table:table-cell office:value-type="float" office:value="0.9999987">
            <text:p>0.9999987</text:p>
          </table:table-cell>
          <table:table-cell office:value-type="string">
            <text:p>β−</text:p>
          </table:table-cell>
          <table:table-cell/>
          <table:table-cell office:value-type="float" office:value="5.013">
            <text:p>5.013</text:p>
          </table:table-cell>
          <table:table-cell table:style-name="ce1" table:formula="of:=[.G61]*24" office:value-type="float" office:value="120.312">
            <text:p>120.312</text:p>
          </table:table-cell>
          <table:table-cell table:style-name="ce1" table:formula="of:=[.H61]*60" office:value-type="float" office:value="7218.72">
            <text:p>7218.72</text:p>
          </table:table-cell>
          <table:table-cell table:style-name="ce1" table:formula="of:=[.I61]*60" office:value-type="float" office:value="433123.2">
            <text:p>433123.2</text:p>
          </table:table-cell>
          <table:table-cell office:value-type="float" office:value="1.426">
            <text:p>1.426</text:p>
          </table:table-cell>
          <table:table-cell office:value-type="string">
            <text:p>210Po</text:p>
          </table:table-cell>
          <table:table-cell table:style-name="ce1"/>
          <table:table-cell table:formula="of:=[.A61]" office:value-type="string" office:string-value="210Bi">
            <text:p>210Bi</text:p>
          </table:table-cell>
          <table:table-cell table:formula="of:=IF([.C61]=&quot;&quot;;&quot;&quot;;[.C61])" office:value-type="string" office:string-value="Radium E">
            <text:p>Radium E</text:p>
          </table:table-cell>
          <table:table-cell table:formula="of:=[.D61]" office:value-type="float" office:value="0.9999987">
            <text:p>0.9999987</text:p>
          </table:table-cell>
          <table:table-cell table:formula="of:=IF([.E61]=&quot;α&quot;;0;IF([.E61]=&quot;β−&quot;;1;2))" office:value-type="float" office:value="1">
            <text:p>1</text:p>
          </table:table-cell>
          <table:table-cell table:style-name="ce1" table:formula="of:=[.J61]" office:value-type="float" office:value="433123.2">
            <text:p>433123.2</text:p>
          </table:table-cell>
          <table:table-cell table:style-name="ce1" table:formula="of:=[.K61]" office:value-type="float" office:value="1.426">
            <text:p>1.426</text:p>
          </table:table-cell>
          <table:table-cell table:style-name="ce1" table:formula="of:=[.L61]" office:value-type="string" office:string-value="210Po">
            <text:p>210Po</text:p>
          </table:table-cell>
          <table:table-cell table:number-columns-repeated="1004"/>
        </table:table-row>
        <table:table-row table:style-name="ro2">
          <table:table-cell office:value-type="string">
            <text:p>210Bi</text:p>
          </table:table-cell>
          <table:table-cell office:value-type="string">
            <text:p>RaE</text:p>
          </table:table-cell>
          <table:table-cell office:value-type="string">
            <text:p>Radium E</text:p>
          </table:table-cell>
          <table:table-cell office:value-type="float" office:value="0.0000013">
            <text:p>0.0000013</text:p>
          </table:table-cell>
          <table:table-cell office:value-type="string">
            <text:p>α</text:p>
          </table:table-cell>
          <table:table-cell/>
          <table:table-cell office:value-type="float" office:value="5.013">
            <text:p>5.013</text:p>
          </table:table-cell>
          <table:table-cell table:style-name="ce1" table:formula="of:=[.G62]*24" office:value-type="float" office:value="120.312">
            <text:p>120.312</text:p>
          </table:table-cell>
          <table:table-cell table:style-name="ce1" table:formula="of:=[.H62]*60" office:value-type="float" office:value="7218.72">
            <text:p>7218.72</text:p>
          </table:table-cell>
          <table:table-cell table:style-name="ce1" table:formula="of:=[.I62]*60" office:value-type="float" office:value="433123.2">
            <text:p>433123.2</text:p>
          </table:table-cell>
          <table:table-cell office:value-type="float" office:value="5.982">
            <text:p>5.982</text:p>
          </table:table-cell>
          <table:table-cell office:value-type="string">
            <text:p>206Tl</text:p>
          </table:table-cell>
          <table:table-cell table:style-name="ce1"/>
          <table:table-cell table:formula="of:=[.A62]" office:value-type="string" office:string-value="210Bi">
            <text:p>210Bi</text:p>
          </table:table-cell>
          <table:table-cell table:formula="of:=IF([.C62]=&quot;&quot;;&quot;&quot;;[.C62])" office:value-type="string" office:string-value="Radium E">
            <text:p>Radium E</text:p>
          </table:table-cell>
          <table:table-cell table:formula="of:=[.D62]" office:value-type="float" office:value="0.0000013">
            <text:p>0.0000013</text:p>
          </table:table-cell>
          <table:table-cell table:formula="of:=IF([.E62]=&quot;α&quot;;0;IF([.E62]=&quot;β−&quot;;1;2))" office:value-type="float" office:value="0">
            <text:p>0</text:p>
          </table:table-cell>
          <table:table-cell table:style-name="ce1" table:formula="of:=[.J62]" office:value-type="float" office:value="433123.2">
            <text:p>433123.2</text:p>
          </table:table-cell>
          <table:table-cell table:style-name="ce1" table:formula="of:=[.K62]" office:value-type="float" office:value="5.982">
            <text:p>5.982</text:p>
          </table:table-cell>
          <table:table-cell table:style-name="ce1" table:formula="of:=[.L62]" office:value-type="string" office:string-value="206Tl">
            <text:p>206Tl</text:p>
          </table:table-cell>
          <table:table-cell table:number-columns-repeated="1004"/>
        </table:table-row>
        <table:table-row table:style-name="ro2">
          <table:table-cell office:value-type="string">
            <text:p>210Po</text:p>
          </table:table-cell>
          <table:table-cell office:value-type="string">
            <text:p>RaF</text:p>
          </table:table-cell>
          <table:table-cell office:value-type="string">
            <text:p>Radium F</text:p>
          </table:table-cell>
          <table:table-cell office:value-type="float" office:value="1">
            <text:p>1</text:p>
          </table:table-cell>
          <table:table-cell office:value-type="string">
            <text:p>α</text:p>
          </table:table-cell>
          <table:table-cell/>
          <table:table-cell office:value-type="float" office:value="138.376">
            <text:p>138.376</text:p>
          </table:table-cell>
          <table:table-cell table:style-name="ce1" table:formula="of:=[.G63]*24" office:value-type="float" office:value="3321.024">
            <text:p>3321.024</text:p>
          </table:table-cell>
          <table:table-cell table:style-name="ce1" table:formula="of:=[.H63]*60" office:value-type="float" office:value="199261.44">
            <text:p>199261.44</text:p>
          </table:table-cell>
          <table:table-cell table:style-name="ce1" table:formula="of:=[.I63]*60" office:value-type="float" office:value="11955686.4">
            <text:p>11955686.4</text:p>
          </table:table-cell>
          <table:table-cell office:value-type="float" office:value="5.407">
            <text:p>5.407</text:p>
          </table:table-cell>
          <table:table-cell office:value-type="string">
            <text:p>206Pb</text:p>
          </table:table-cell>
          <table:table-cell table:style-name="ce1"/>
          <table:table-cell table:formula="of:=[.A63]" office:value-type="string" office:string-value="210Po">
            <text:p>210Po</text:p>
          </table:table-cell>
          <table:table-cell table:formula="of:=IF([.C63]=&quot;&quot;;&quot;&quot;;[.C63])" office:value-type="string" office:string-value="Radium F">
            <text:p>Radium F</text:p>
          </table:table-cell>
          <table:table-cell table:formula="of:=[.D63]" office:value-type="float" office:value="1">
            <text:p>1</text:p>
          </table:table-cell>
          <table:table-cell table:formula="of:=IF([.E63]=&quot;α&quot;;0;IF([.E63]=&quot;β−&quot;;1;2))" office:value-type="float" office:value="0">
            <text:p>0</text:p>
          </table:table-cell>
          <table:table-cell table:style-name="ce1" table:formula="of:=[.J63]" office:value-type="float" office:value="11955686.4">
            <text:p>11955686.4</text:p>
          </table:table-cell>
          <table:table-cell table:style-name="ce1" table:formula="of:=[.K63]" office:value-type="float" office:value="5.407">
            <text:p>5.407</text:p>
          </table:table-cell>
          <table:table-cell table:style-name="ce1" table:formula="of:=[.L63]" office:value-type="string" office:string-value="206Pb">
            <text:p>206Pb</text:p>
          </table:table-cell>
          <table:table-cell table:number-columns-repeated="1004"/>
        </table:table-row>
        <table:table-row table:style-name="ro2">
          <table:table-cell office:value-type="string">
            <text:p>206Tl</text:p>
          </table:table-cell>
          <table:table-cell office:value-type="string">
            <text:p>RaE"</text:p>
          </table:table-cell>
          <table:table-cell office:value-type="string">
            <text:p>Radium E"</text:p>
          </table:table-cell>
          <table:table-cell office:value-type="float" office:value="1">
            <text:p>1</text:p>
          </table:table-cell>
          <table:table-cell office:value-type="string">
            <text:p>β−</text:p>
          </table:table-cell>
          <table:table-cell table:number-columns-repeated="3"/>
          <table:table-cell office:value-type="float" office:value="4.199">
            <text:p>4.199</text:p>
          </table:table-cell>
          <table:table-cell table:style-name="ce1" table:formula="of:=[.I64]*60" office:value-type="float" office:value="251.94">
            <text:p>251.94</text:p>
          </table:table-cell>
          <table:table-cell office:value-type="float" office:value="1.533">
            <text:p>1.533</text:p>
          </table:table-cell>
          <table:table-cell office:value-type="string">
            <text:p>206Pb</text:p>
          </table:table-cell>
          <table:table-cell table:style-name="ce1"/>
          <table:table-cell table:formula="of:=[.A64]" office:value-type="string" office:string-value="206Tl">
            <text:p>206Tl</text:p>
          </table:table-cell>
          <table:table-cell table:formula="of:=IF([.C64]=&quot;&quot;;&quot;&quot;;[.C64])" office:value-type="string" office:string-value="Radium E&quot;">
            <text:p>Radium E"</text:p>
          </table:table-cell>
          <table:table-cell table:formula="of:=[.D64]" office:value-type="float" office:value="1">
            <text:p>1</text:p>
          </table:table-cell>
          <table:table-cell table:formula="of:=IF([.E64]=&quot;α&quot;;0;IF([.E64]=&quot;β−&quot;;1;2))" office:value-type="float" office:value="1">
            <text:p>1</text:p>
          </table:table-cell>
          <table:table-cell table:style-name="ce1" table:formula="of:=[.J64]" office:value-type="float" office:value="251.94">
            <text:p>251.94</text:p>
          </table:table-cell>
          <table:table-cell table:style-name="ce1" table:formula="of:=[.K64]" office:value-type="float" office:value="1.533">
            <text:p>1.533</text:p>
          </table:table-cell>
          <table:table-cell table:style-name="ce1" table:formula="of:=[.L64]" office:value-type="string" office:string-value="206Pb">
            <text:p>206Pb</text:p>
          </table:table-cell>
          <table:table-cell table:number-columns-repeated="1004"/>
        </table:table-row>
        <table:table-row table:style-name="ro2">
          <table:table-cell office:value-type="string">
            <text:p>206Pb</text:p>
          </table:table-cell>
          <table:table-cell office:value-type="string">
            <text:p>RaG</text:p>
          </table:table-cell>
          <table:table-cell office:value-type="string">
            <text:p>Radium G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">
            <text:p>1</text:p>
          </table:table-cell>
          <table:table-cell table:style-name="ce1" table:formula="of:=[.F65]*365" office:value-type="float" office:value="365">
            <text:p>365</text:p>
          </table:table-cell>
          <table:table-cell table:style-name="ce1" table:formula="of:=[.G65]*24" office:value-type="float" office:value="8760">
            <text:p>8760</text:p>
          </table:table-cell>
          <table:table-cell table:style-name="ce1" table:formula="of:=[.H65]*60" office:value-type="float" office:value="525600">
            <text:p>525600</text:p>
          </table:table-cell>
          <table:table-cell table:style-name="ce1" table:formula="of:=[.I65]*60" office:value-type="float" office:value="31536000">
            <text:p>31536000</text:p>
          </table:table-cell>
          <table:table-cell office:value-type="float" office:value="0">
            <text:p>0</text:p>
          </table:table-cell>
          <table:table-cell office:value-type="string">
            <text:p>206Pb</text:p>
          </table:table-cell>
          <table:table-cell table:style-name="ce1"/>
          <table:table-cell table:formula="of:=[.A65]" office:value-type="string" office:string-value="206Pb">
            <text:p>206Pb</text:p>
          </table:table-cell>
          <table:table-cell table:formula="of:=IF([.C65]=&quot;&quot;;&quot;&quot;;[.C65])" office:value-type="string" office:string-value="Radium G">
            <text:p>Radium G</text:p>
          </table:table-cell>
          <table:table-cell table:formula="of:=[.D65]" office:value-type="float" office:value="1">
            <text:p>1</text:p>
          </table:table-cell>
          <table:table-cell table:formula="of:=IF([.E65]=&quot;α&quot;;0;IF([.E65]=&quot;β−&quot;;1;2))" office:value-type="float" office:value="2">
            <text:p>2</text:p>
          </table:table-cell>
          <table:table-cell table:style-name="ce1" table:formula="of:=[.J65]" office:value-type="float" office:value="31536000">
            <text:p>31536000</text:p>
          </table:table-cell>
          <table:table-cell table:style-name="ce1" table:formula="of:=[.K65]" office:value-type="float" office:value="0">
            <text:p>0</text:p>
          </table:table-cell>
          <table:table-cell table:style-name="ce1" table:formula="of:=[.L65]" office:value-type="string" office:string-value="206Pb">
            <text:p>206Pb</text:p>
          </table:table-cell>
          <table:table-cell table:number-columns-repeated="1004"/>
        </table:table-row>
        <table:table-row table:style-name="ro2">
          <table:table-cell office:value-type="string">
            <text:p>239Pu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string">
            <text:p>α</text:p>
          </table:table-cell>
          <table:table-cell table:style-name="ce11" office:value-type="float" office:value="24100">
            <text:p>2.41E+004</text:p>
          </table:table-cell>
          <table:table-cell table:style-name="ce1" table:formula="of:=[.F66]*365" office:value-type="float" office:value="8796500">
            <text:p>8796500</text:p>
          </table:table-cell>
          <table:table-cell table:style-name="ce1" table:formula="of:=[.G66]*24" office:value-type="float" office:value="211116000">
            <text:p>211116000</text:p>
          </table:table-cell>
          <table:table-cell table:style-name="ce1" table:formula="of:=[.H66]*60" office:value-type="float" office:value="12666960000">
            <text:p>12666960000</text:p>
          </table:table-cell>
          <table:table-cell table:style-name="ce1" table:formula="of:=[.I66]*60" office:value-type="float" office:value="760017600000">
            <text:p>760017600000</text:p>
          </table:table-cell>
          <table:table-cell office:value-type="float" office:value="5.244">
            <text:p>5.244</text:p>
          </table:table-cell>
          <table:table-cell office:value-type="string">
            <text:p>235U</text:p>
          </table:table-cell>
          <table:table-cell table:style-name="ce1"/>
          <table:table-cell table:formula="of:=[.A66]" office:value-type="string" office:string-value="239Pu">
            <text:p>239Pu</text:p>
          </table:table-cell>
          <table:table-cell table:formula="of:=IF([.C66]=&quot;&quot;;&quot;&quot;;[.C66])">
            <text:p/>
          </table:table-cell>
          <table:table-cell table:formula="of:=[.D66]" office:value-type="float" office:value="1">
            <text:p>1</text:p>
          </table:table-cell>
          <table:table-cell table:formula="of:=IF([.E66]=&quot;α&quot;;0;IF([.E66]=&quot;β−&quot;;1;2))" office:value-type="float" office:value="0">
            <text:p>0</text:p>
          </table:table-cell>
          <table:table-cell table:style-name="ce1" table:formula="of:=[.J66]" office:value-type="float" office:value="760017600000">
            <text:p>760017600000</text:p>
          </table:table-cell>
          <table:table-cell table:style-name="ce1" table:formula="of:=[.K66]" office:value-type="float" office:value="5.244">
            <text:p>5.244</text:p>
          </table:table-cell>
          <table:table-cell table:style-name="ce1" table:formula="of:=[.L66]" office:value-type="string" office:string-value="235U">
            <text:p>235U</text:p>
          </table:table-cell>
          <table:table-cell table:number-columns-repeated="1004"/>
        </table:table-row>
        <table:table-row table:style-name="ro2">
          <table:table-cell office:value-type="string">
            <text:p>235U</text:p>
          </table:table-cell>
          <table:table-cell office:value-type="string">
            <text:p>AcU</text:p>
          </table:table-cell>
          <table:table-cell office:value-type="string">
            <text:p>Actin Uranium</text:p>
          </table:table-cell>
          <table:table-cell office:value-type="float" office:value="1">
            <text:p>1</text:p>
          </table:table-cell>
          <table:table-cell office:value-type="string">
            <text:p>α</text:p>
          </table:table-cell>
          <table:table-cell table:style-name="ce11" office:value-type="float" office:value="704000000">
            <text:p>7.04E+008</text:p>
          </table:table-cell>
          <table:table-cell table:style-name="ce1" table:formula="of:=[.F67]*365" office:value-type="float" office:value="256960000000">
            <text:p>256960000000</text:p>
          </table:table-cell>
          <table:table-cell table:style-name="ce1" table:formula="of:=[.G67]*24" office:value-type="float" office:value="6167040000000">
            <text:p>6167040000000</text:p>
          </table:table-cell>
          <table:table-cell table:style-name="ce1" table:formula="of:=[.H67]*60" office:value-type="float" office:value="370022400000000">
            <text:p>370022400000000</text:p>
          </table:table-cell>
          <table:table-cell table:style-name="ce1" table:formula="of:=[.I67]*60" office:value-type="float" office:value="2.2201344E+016">
            <text:p>22201344000000000</text:p>
          </table:table-cell>
          <table:table-cell office:value-type="float" office:value="4.678">
            <text:p>4.678</text:p>
          </table:table-cell>
          <table:table-cell office:value-type="string">
            <text:p>231Th</text:p>
          </table:table-cell>
          <table:table-cell table:style-name="ce1"/>
          <table:table-cell table:formula="of:=[.A67]" office:value-type="string" office:string-value="235U">
            <text:p>235U</text:p>
          </table:table-cell>
          <table:table-cell table:formula="of:=IF([.C67]=&quot;&quot;;&quot;&quot;;[.C67])" office:value-type="string" office:string-value="Actin Uranium">
            <text:p>Actin Uranium</text:p>
          </table:table-cell>
          <table:table-cell table:formula="of:=[.D67]" office:value-type="float" office:value="1">
            <text:p>1</text:p>
          </table:table-cell>
          <table:table-cell table:formula="of:=IF([.E67]=&quot;α&quot;;0;IF([.E67]=&quot;β−&quot;;1;2))" office:value-type="float" office:value="0">
            <text:p>0</text:p>
          </table:table-cell>
          <table:table-cell table:style-name="ce1" table:formula="of:=[.J67]" office:value-type="float" office:value="2.2201344E+016">
            <text:p>22201344000000000</text:p>
          </table:table-cell>
          <table:table-cell table:style-name="ce1" table:formula="of:=[.K67]" office:value-type="float" office:value="4.678">
            <text:p>4.678</text:p>
          </table:table-cell>
          <table:table-cell table:style-name="ce1" table:formula="of:=[.L67]" office:value-type="string" office:string-value="231Th">
            <text:p>231Th</text:p>
          </table:table-cell>
          <table:table-cell table:number-columns-repeated="1004"/>
        </table:table-row>
        <table:table-row table:style-name="ro2">
          <table:table-cell office:value-type="string">
            <text:p>231Th</text:p>
          </table:table-cell>
          <table:table-cell office:value-type="string">
            <text:p>UY</text:p>
          </table:table-cell>
          <table:table-cell office:value-type="string">
            <text:p>Uranium Y</text:p>
          </table:table-cell>
          <table:table-cell office:value-type="float" office:value="1">
            <text:p>1</text:p>
          </table:table-cell>
          <table:table-cell office:value-type="string">
            <text:p>β−</text:p>
          </table:table-cell>
          <table:table-cell table:number-columns-repeated="2"/>
          <table:table-cell office:value-type="float" office:value="25.52">
            <text:p>25.52</text:p>
          </table:table-cell>
          <table:table-cell table:style-name="ce1" table:formula="of:=[.H68]*60" office:value-type="float" office:value="1531.2">
            <text:p>1531.2</text:p>
          </table:table-cell>
          <table:table-cell table:style-name="ce1" table:formula="of:=[.I68]*60" office:value-type="float" office:value="91872">
            <text:p>91872</text:p>
          </table:table-cell>
          <table:table-cell office:value-type="float" office:value="0.391">
            <text:p>0.391</text:p>
          </table:table-cell>
          <table:table-cell office:value-type="string">
            <text:p>231Pa</text:p>
          </table:table-cell>
          <table:table-cell table:style-name="ce1"/>
          <table:table-cell table:formula="of:=[.A68]" office:value-type="string" office:string-value="231Th">
            <text:p>231Th</text:p>
          </table:table-cell>
          <table:table-cell table:formula="of:=IF([.C68]=&quot;&quot;;&quot;&quot;;[.C68])" office:value-type="string" office:string-value="Uranium Y">
            <text:p>Uranium Y</text:p>
          </table:table-cell>
          <table:table-cell table:formula="of:=[.D68]" office:value-type="float" office:value="1">
            <text:p>1</text:p>
          </table:table-cell>
          <table:table-cell table:formula="of:=IF([.E68]=&quot;α&quot;;0;IF([.E68]=&quot;β−&quot;;1;2))" office:value-type="float" office:value="1">
            <text:p>1</text:p>
          </table:table-cell>
          <table:table-cell table:style-name="ce1" table:formula="of:=[.J68]" office:value-type="float" office:value="91872">
            <text:p>91872</text:p>
          </table:table-cell>
          <table:table-cell table:style-name="ce1" table:formula="of:=[.K68]" office:value-type="float" office:value="0.391">
            <text:p>0.391</text:p>
          </table:table-cell>
          <table:table-cell table:style-name="ce1" table:formula="of:=[.L68]" office:value-type="string" office:string-value="231Pa">
            <text:p>231Pa</text:p>
          </table:table-cell>
          <table:table-cell table:number-columns-repeated="1004"/>
        </table:table-row>
        <table:table-row table:style-name="ro2">
          <table:table-cell office:value-type="string">
            <text:p>231Pa</text:p>
          </table:table-cell>
          <table:table-cell/>
          <table:table-cell office:value-type="string">
            <text:p>Protactinium</text:p>
          </table:table-cell>
          <table:table-cell office:value-type="float" office:value="1">
            <text:p>1</text:p>
          </table:table-cell>
          <table:table-cell office:value-type="string">
            <text:p>α</text:p>
          </table:table-cell>
          <table:table-cell office:value-type="float" office:value="32760">
            <text:p>32760</text:p>
          </table:table-cell>
          <table:table-cell table:style-name="ce1" table:formula="of:=[.F69]*365" office:value-type="float" office:value="11957400">
            <text:p>11957400</text:p>
          </table:table-cell>
          <table:table-cell table:style-name="ce1" table:formula="of:=[.G69]*24" office:value-type="float" office:value="286977600">
            <text:p>286977600</text:p>
          </table:table-cell>
          <table:table-cell table:style-name="ce1" table:formula="of:=[.H69]*60" office:value-type="float" office:value="17218656000">
            <text:p>17218656000</text:p>
          </table:table-cell>
          <table:table-cell table:style-name="ce1" table:formula="of:=[.I69]*60" office:value-type="float" office:value="1033119360000">
            <text:p>1033119360000</text:p>
          </table:table-cell>
          <table:table-cell office:value-type="float" office:value="5.15">
            <text:p>5.15</text:p>
          </table:table-cell>
          <table:table-cell office:value-type="string">
            <text:p>227Ac</text:p>
          </table:table-cell>
          <table:table-cell table:style-name="ce1"/>
          <table:table-cell table:formula="of:=[.A69]" office:value-type="string" office:string-value="231Pa">
            <text:p>231Pa</text:p>
          </table:table-cell>
          <table:table-cell table:formula="of:=IF([.C69]=&quot;&quot;;&quot;&quot;;[.C69])" office:value-type="string" office:string-value="Protactinium">
            <text:p>Protactinium</text:p>
          </table:table-cell>
          <table:table-cell table:formula="of:=[.D69]" office:value-type="float" office:value="1">
            <text:p>1</text:p>
          </table:table-cell>
          <table:table-cell table:formula="of:=IF([.E69]=&quot;α&quot;;0;IF([.E69]=&quot;β−&quot;;1;2))" office:value-type="float" office:value="0">
            <text:p>0</text:p>
          </table:table-cell>
          <table:table-cell table:style-name="ce1" table:formula="of:=[.J69]" office:value-type="float" office:value="1033119360000">
            <text:p>1033119360000</text:p>
          </table:table-cell>
          <table:table-cell table:style-name="ce1" table:formula="of:=[.K69]" office:value-type="float" office:value="5.15">
            <text:p>5.15</text:p>
          </table:table-cell>
          <table:table-cell table:style-name="ce1" table:formula="of:=[.L69]" office:value-type="string" office:string-value="227Ac">
            <text:p>227Ac</text:p>
          </table:table-cell>
          <table:table-cell table:number-columns-repeated="1004"/>
        </table:table-row>
        <table:table-row table:style-name="ro2">
          <table:table-cell office:value-type="string">
            <text:p>227Ac</text:p>
          </table:table-cell>
          <table:table-cell office:value-type="string">
            <text:p>Ac</text:p>
          </table:table-cell>
          <table:table-cell office:value-type="string">
            <text:p>Actinium</text:p>
          </table:table-cell>
          <table:table-cell office:value-type="float" office:value="0.9862">
            <text:p>0.9862</text:p>
          </table:table-cell>
          <table:table-cell office:value-type="string">
            <text:p>β−</text:p>
          </table:table-cell>
          <table:table-cell office:value-type="float" office:value="21.772">
            <text:p>21.772</text:p>
          </table:table-cell>
          <table:table-cell table:style-name="ce1" table:formula="of:=[.F70]*365" office:value-type="float" office:value="7946.78">
            <text:p>7946.78</text:p>
          </table:table-cell>
          <table:table-cell table:style-name="ce1" table:formula="of:=[.G70]*24" office:value-type="float" office:value="190722.72">
            <text:p>190722.72</text:p>
          </table:table-cell>
          <table:table-cell table:style-name="ce1" table:formula="of:=[.H70]*60" office:value-type="float" office:value="11443363.2">
            <text:p>11443363.2</text:p>
          </table:table-cell>
          <table:table-cell table:style-name="ce1" table:formula="of:=[.I70]*60" office:value-type="float" office:value="686601792">
            <text:p>686601792</text:p>
          </table:table-cell>
          <table:table-cell office:value-type="float" office:value="0.045">
            <text:p>0.045</text:p>
          </table:table-cell>
          <table:table-cell office:value-type="string">
            <text:p>227Th</text:p>
          </table:table-cell>
          <table:table-cell table:style-name="ce1"/>
          <table:table-cell table:formula="of:=[.A70]" office:value-type="string" office:string-value="227Ac">
            <text:p>227Ac</text:p>
          </table:table-cell>
          <table:table-cell table:formula="of:=IF([.C70]=&quot;&quot;;&quot;&quot;;[.C70])" office:value-type="string" office:string-value="Actinium">
            <text:p>Actinium</text:p>
          </table:table-cell>
          <table:table-cell table:formula="of:=[.D70]" office:value-type="float" office:value="0.9862">
            <text:p>0.9862</text:p>
          </table:table-cell>
          <table:table-cell table:formula="of:=IF([.E70]=&quot;α&quot;;0;IF([.E70]=&quot;β−&quot;;1;2))" office:value-type="float" office:value="1">
            <text:p>1</text:p>
          </table:table-cell>
          <table:table-cell table:style-name="ce1" table:formula="of:=[.J70]" office:value-type="float" office:value="686601792">
            <text:p>686601792</text:p>
          </table:table-cell>
          <table:table-cell table:style-name="ce1" table:formula="of:=[.K70]" office:value-type="float" office:value="0.045">
            <text:p>0.045</text:p>
          </table:table-cell>
          <table:table-cell table:style-name="ce1" table:formula="of:=[.L70]" office:value-type="string" office:string-value="227Th">
            <text:p>227Th</text:p>
          </table:table-cell>
          <table:table-cell table:number-columns-repeated="1004"/>
        </table:table-row>
        <table:table-row table:style-name="ro2">
          <table:table-cell office:value-type="string">
            <text:p>227Ac</text:p>
          </table:table-cell>
          <table:table-cell office:value-type="string">
            <text:p>Ac</text:p>
          </table:table-cell>
          <table:table-cell office:value-type="string">
            <text:p>Actinium</text:p>
          </table:table-cell>
          <table:table-cell office:value-type="float" office:value="0.0138">
            <text:p>0.0138</text:p>
          </table:table-cell>
          <table:table-cell office:value-type="string">
            <text:p>α</text:p>
          </table:table-cell>
          <table:table-cell office:value-type="float" office:value="21.772">
            <text:p>21.772</text:p>
          </table:table-cell>
          <table:table-cell table:style-name="ce1" table:formula="of:=[.F71]*365" office:value-type="float" office:value="7946.78">
            <text:p>7946.78</text:p>
          </table:table-cell>
          <table:table-cell table:style-name="ce1" table:formula="of:=[.G71]*24" office:value-type="float" office:value="190722.72">
            <text:p>190722.72</text:p>
          </table:table-cell>
          <table:table-cell table:style-name="ce1" table:formula="of:=[.H71]*60" office:value-type="float" office:value="11443363.2">
            <text:p>11443363.2</text:p>
          </table:table-cell>
          <table:table-cell table:style-name="ce1" table:formula="of:=[.I71]*60" office:value-type="float" office:value="686601792">
            <text:p>686601792</text:p>
          </table:table-cell>
          <table:table-cell office:value-type="float" office:value="5.042">
            <text:p>5.042</text:p>
          </table:table-cell>
          <table:table-cell office:value-type="string">
            <text:p>223Fr</text:p>
          </table:table-cell>
          <table:table-cell table:style-name="ce1"/>
          <table:table-cell table:formula="of:=[.A71]" office:value-type="string" office:string-value="227Ac">
            <text:p>227Ac</text:p>
          </table:table-cell>
          <table:table-cell table:formula="of:=IF([.C71]=&quot;&quot;;&quot;&quot;;[.C71])" office:value-type="string" office:string-value="Actinium">
            <text:p>Actinium</text:p>
          </table:table-cell>
          <table:table-cell table:formula="of:=[.D71]" office:value-type="float" office:value="0.0138">
            <text:p>0.0138</text:p>
          </table:table-cell>
          <table:table-cell table:formula="of:=IF([.E71]=&quot;α&quot;;0;IF([.E71]=&quot;β−&quot;;1;2))" office:value-type="float" office:value="0">
            <text:p>0</text:p>
          </table:table-cell>
          <table:table-cell table:style-name="ce1" table:formula="of:=[.J71]" office:value-type="float" office:value="686601792">
            <text:p>686601792</text:p>
          </table:table-cell>
          <table:table-cell table:style-name="ce1" table:formula="of:=[.K71]" office:value-type="float" office:value="5.042">
            <text:p>5.042</text:p>
          </table:table-cell>
          <table:table-cell table:style-name="ce1" table:formula="of:=[.L71]" office:value-type="string" office:string-value="223Fr">
            <text:p>223Fr</text:p>
          </table:table-cell>
          <table:table-cell table:number-columns-repeated="1004"/>
        </table:table-row>
        <table:table-row table:style-name="ro2">
          <table:table-cell office:value-type="string">
            <text:p>227Th</text:p>
          </table:table-cell>
          <table:table-cell office:value-type="string">
            <text:p>RdAc</text:p>
          </table:table-cell>
          <table:table-cell office:value-type="string">
            <text:p>Radioactinium</text:p>
          </table:table-cell>
          <table:table-cell office:value-type="float" office:value="1">
            <text:p>1</text:p>
          </table:table-cell>
          <table:table-cell office:value-type="string">
            <text:p>α</text:p>
          </table:table-cell>
          <table:table-cell/>
          <table:table-cell office:value-type="float" office:value="18.68">
            <text:p>18.68</text:p>
          </table:table-cell>
          <table:table-cell table:style-name="ce1" table:formula="of:=[.G72]*24" office:value-type="float" office:value="448.32">
            <text:p>448.32</text:p>
          </table:table-cell>
          <table:table-cell table:style-name="ce1" table:formula="of:=[.H72]*60" office:value-type="float" office:value="26899.2">
            <text:p>26899.2</text:p>
          </table:table-cell>
          <table:table-cell table:style-name="ce1" table:formula="of:=[.I72]*60" office:value-type="float" office:value="1613952">
            <text:p>1613952</text:p>
          </table:table-cell>
          <table:table-cell office:value-type="float" office:value="6.147">
            <text:p>6.147</text:p>
          </table:table-cell>
          <table:table-cell office:value-type="string">
            <text:p>223Ra</text:p>
          </table:table-cell>
          <table:table-cell table:style-name="ce1"/>
          <table:table-cell table:formula="of:=[.A72]" office:value-type="string" office:string-value="227Th">
            <text:p>227Th</text:p>
          </table:table-cell>
          <table:table-cell table:formula="of:=IF([.C72]=&quot;&quot;;&quot;&quot;;[.C72])" office:value-type="string" office:string-value="Radioactinium">
            <text:p>Radioactinium</text:p>
          </table:table-cell>
          <table:table-cell table:formula="of:=[.D72]" office:value-type="float" office:value="1">
            <text:p>1</text:p>
          </table:table-cell>
          <table:table-cell table:formula="of:=IF([.E72]=&quot;α&quot;;0;IF([.E72]=&quot;β−&quot;;1;2))" office:value-type="float" office:value="0">
            <text:p>0</text:p>
          </table:table-cell>
          <table:table-cell table:style-name="ce1" table:formula="of:=[.J72]" office:value-type="float" office:value="1613952">
            <text:p>1613952</text:p>
          </table:table-cell>
          <table:table-cell table:style-name="ce1" table:formula="of:=[.K72]" office:value-type="float" office:value="6.147">
            <text:p>6.147</text:p>
          </table:table-cell>
          <table:table-cell table:style-name="ce1" table:formula="of:=[.L72]" office:value-type="string" office:string-value="223Ra">
            <text:p>223Ra</text:p>
          </table:table-cell>
          <table:table-cell table:number-columns-repeated="1004"/>
        </table:table-row>
        <table:table-row table:style-name="ro2">
          <table:table-cell office:value-type="string">
            <text:p>223Fr</text:p>
          </table:table-cell>
          <table:table-cell office:value-type="string">
            <text:p>AcK</text:p>
          </table:table-cell>
          <table:table-cell office:value-type="string">
            <text:p>Actinium K</text:p>
          </table:table-cell>
          <table:table-cell office:value-type="float" office:value="0.99994">
            <text:p>0.99994</text:p>
          </table:table-cell>
          <table:table-cell office:value-type="string">
            <text:p>β−</text:p>
          </table:table-cell>
          <table:table-cell table:number-columns-repeated="3"/>
          <table:table-cell office:value-type="float" office:value="22">
            <text:p>22</text:p>
          </table:table-cell>
          <table:table-cell table:style-name="ce1" table:formula="of:=[.I73]*60" office:value-type="float" office:value="1320">
            <text:p>1320</text:p>
          </table:table-cell>
          <table:table-cell office:value-type="float" office:value="1.149">
            <text:p>1.149</text:p>
          </table:table-cell>
          <table:table-cell office:value-type="string">
            <text:p>223Ra</text:p>
          </table:table-cell>
          <table:table-cell table:style-name="ce1"/>
          <table:table-cell table:formula="of:=[.A73]" office:value-type="string" office:string-value="223Fr">
            <text:p>223Fr</text:p>
          </table:table-cell>
          <table:table-cell table:formula="of:=IF([.C73]=&quot;&quot;;&quot;&quot;;[.C73])" office:value-type="string" office:string-value="Actinium K">
            <text:p>Actinium K</text:p>
          </table:table-cell>
          <table:table-cell table:formula="of:=[.D73]" office:value-type="float" office:value="0.99994">
            <text:p>0.99994</text:p>
          </table:table-cell>
          <table:table-cell table:formula="of:=IF([.E73]=&quot;α&quot;;0;IF([.E73]=&quot;β−&quot;;1;2))" office:value-type="float" office:value="1">
            <text:p>1</text:p>
          </table:table-cell>
          <table:table-cell table:style-name="ce1" table:formula="of:=[.J73]" office:value-type="float" office:value="1320">
            <text:p>1320</text:p>
          </table:table-cell>
          <table:table-cell table:style-name="ce1" table:formula="of:=[.K73]" office:value-type="float" office:value="1.149">
            <text:p>1.149</text:p>
          </table:table-cell>
          <table:table-cell table:style-name="ce1" table:formula="of:=[.L73]" office:value-type="string" office:string-value="223Ra">
            <text:p>223Ra</text:p>
          </table:table-cell>
          <table:table-cell table:number-columns-repeated="1004"/>
        </table:table-row>
        <table:table-row table:style-name="ro2">
          <table:table-cell office:value-type="string">
            <text:p>223Fr</text:p>
          </table:table-cell>
          <table:table-cell office:value-type="string">
            <text:p>AcK</text:p>
          </table:table-cell>
          <table:table-cell office:value-type="string">
            <text:p>Actinium K</text:p>
          </table:table-cell>
          <table:table-cell office:value-type="float" office:value="0.00006">
            <text:p>0.00006</text:p>
          </table:table-cell>
          <table:table-cell office:value-type="string">
            <text:p>α</text:p>
          </table:table-cell>
          <table:table-cell table:number-columns-repeated="3"/>
          <table:table-cell office:value-type="float" office:value="22">
            <text:p>22</text:p>
          </table:table-cell>
          <table:table-cell table:style-name="ce1" table:formula="of:=[.I74]*60" office:value-type="float" office:value="1320">
            <text:p>1320</text:p>
          </table:table-cell>
          <table:table-cell office:value-type="float" office:value="5.34">
            <text:p>5.34</text:p>
          </table:table-cell>
          <table:table-cell office:value-type="string">
            <text:p>219At</text:p>
          </table:table-cell>
          <table:table-cell table:style-name="ce1"/>
          <table:table-cell table:formula="of:=[.A74]" office:value-type="string" office:string-value="223Fr">
            <text:p>223Fr</text:p>
          </table:table-cell>
          <table:table-cell table:formula="of:=IF([.C74]=&quot;&quot;;&quot;&quot;;[.C74])" office:value-type="string" office:string-value="Actinium K">
            <text:p>Actinium K</text:p>
          </table:table-cell>
          <table:table-cell table:formula="of:=[.D74]" office:value-type="float" office:value="0.00006">
            <text:p>0.00006</text:p>
          </table:table-cell>
          <table:table-cell table:formula="of:=IF([.E74]=&quot;α&quot;;0;IF([.E74]=&quot;β−&quot;;1;2))" office:value-type="float" office:value="0">
            <text:p>0</text:p>
          </table:table-cell>
          <table:table-cell table:style-name="ce1" table:formula="of:=[.J74]" office:value-type="float" office:value="1320">
            <text:p>1320</text:p>
          </table:table-cell>
          <table:table-cell table:style-name="ce1" table:formula="of:=[.K74]" office:value-type="float" office:value="5.34">
            <text:p>5.34</text:p>
          </table:table-cell>
          <table:table-cell table:style-name="ce1" table:formula="of:=[.L74]" office:value-type="string" office:string-value="219At">
            <text:p>219At</text:p>
          </table:table-cell>
          <table:table-cell table:number-columns-repeated="1004"/>
        </table:table-row>
        <table:table-row table:style-name="ro2">
          <table:table-cell office:value-type="string">
            <text:p>223Ra</text:p>
          </table:table-cell>
          <table:table-cell office:value-type="string">
            <text:p>AcX</text:p>
          </table:table-cell>
          <table:table-cell office:value-type="string">
            <text:p>Actinium X</text:p>
          </table:table-cell>
          <table:table-cell office:value-type="float" office:value="1">
            <text:p>1</text:p>
          </table:table-cell>
          <table:table-cell office:value-type="string">
            <text:p>α</text:p>
          </table:table-cell>
          <table:table-cell/>
          <table:table-cell office:value-type="float" office:value="11.43">
            <text:p>11.43</text:p>
          </table:table-cell>
          <table:table-cell table:style-name="ce1" table:formula="of:=[.G75]*24" office:value-type="float" office:value="274.32">
            <text:p>274.32</text:p>
          </table:table-cell>
          <table:table-cell table:style-name="ce1" table:formula="of:=[.H75]*60" office:value-type="float" office:value="16459.2">
            <text:p>16459.2</text:p>
          </table:table-cell>
          <table:table-cell table:style-name="ce1" table:formula="of:=[.I75]*60" office:value-type="float" office:value="987552">
            <text:p>987552</text:p>
          </table:table-cell>
          <table:table-cell office:value-type="float" office:value="5.979">
            <text:p>5.979</text:p>
          </table:table-cell>
          <table:table-cell office:value-type="string">
            <text:p>219Rn</text:p>
          </table:table-cell>
          <table:table-cell table:style-name="ce1"/>
          <table:table-cell table:formula="of:=[.A75]" office:value-type="string" office:string-value="223Ra">
            <text:p>223Ra</text:p>
          </table:table-cell>
          <table:table-cell table:formula="of:=IF([.C75]=&quot;&quot;;&quot;&quot;;[.C75])" office:value-type="string" office:string-value="Actinium X">
            <text:p>Actinium X</text:p>
          </table:table-cell>
          <table:table-cell table:formula="of:=[.D75]" office:value-type="float" office:value="1">
            <text:p>1</text:p>
          </table:table-cell>
          <table:table-cell table:formula="of:=IF([.E75]=&quot;α&quot;;0;IF([.E75]=&quot;β−&quot;;1;2))" office:value-type="float" office:value="0">
            <text:p>0</text:p>
          </table:table-cell>
          <table:table-cell table:style-name="ce1" table:formula="of:=[.J75]" office:value-type="float" office:value="987552">
            <text:p>987552</text:p>
          </table:table-cell>
          <table:table-cell table:style-name="ce1" table:formula="of:=[.K75]" office:value-type="float" office:value="5.979">
            <text:p>5.979</text:p>
          </table:table-cell>
          <table:table-cell table:style-name="ce1" table:formula="of:=[.L75]" office:value-type="string" office:string-value="219Rn">
            <text:p>219Rn</text:p>
          </table:table-cell>
          <table:table-cell table:number-columns-repeated="1004"/>
        </table:table-row>
        <table:table-row table:style-name="ro2">
          <table:table-cell office:value-type="string">
            <text:p>219At</text:p>
          </table:table-cell>
          <table:table-cell/>
          <table:table-cell/>
          <table:table-cell office:value-type="float" office:value="0.97">
            <text:p>0.97</text:p>
          </table:table-cell>
          <table:table-cell office:value-type="string">
            <text:p>α</text:p>
          </table:table-cell>
          <table:table-cell table:number-columns-repeated="4"/>
          <table:table-cell office:value-type="float" office:value="56">
            <text:p>56</text:p>
          </table:table-cell>
          <table:table-cell office:value-type="float" office:value="6.275">
            <text:p>6.275</text:p>
          </table:table-cell>
          <table:table-cell office:value-type="string">
            <text:p>215Bi</text:p>
          </table:table-cell>
          <table:table-cell table:style-name="ce1"/>
          <table:table-cell table:formula="of:=[.A76]" office:value-type="string" office:string-value="219At">
            <text:p>219At</text:p>
          </table:table-cell>
          <table:table-cell table:formula="of:=IF([.C76]=&quot;&quot;;&quot;&quot;;[.C76])">
            <text:p/>
          </table:table-cell>
          <table:table-cell table:formula="of:=[.D76]" office:value-type="float" office:value="0.97">
            <text:p>0.97</text:p>
          </table:table-cell>
          <table:table-cell table:formula="of:=IF([.E76]=&quot;α&quot;;0;IF([.E76]=&quot;β−&quot;;1;2))" office:value-type="float" office:value="0">
            <text:p>0</text:p>
          </table:table-cell>
          <table:table-cell table:style-name="ce1" table:formula="of:=[.J76]" office:value-type="float" office:value="56">
            <text:p>56</text:p>
          </table:table-cell>
          <table:table-cell table:style-name="ce1" table:formula="of:=[.K76]" office:value-type="float" office:value="6.275">
            <text:p>6.275</text:p>
          </table:table-cell>
          <table:table-cell table:style-name="ce1" table:formula="of:=[.L76]" office:value-type="string" office:string-value="215Bi">
            <text:p>215Bi</text:p>
          </table:table-cell>
          <table:table-cell table:number-columns-repeated="1004"/>
        </table:table-row>
        <table:table-row table:style-name="ro2">
          <table:table-cell office:value-type="string">
            <text:p>219At</text:p>
          </table:table-cell>
          <table:table-cell/>
          <table:table-cell/>
          <table:table-cell office:value-type="float" office:value="0.03">
            <text:p>0.03</text:p>
          </table:table-cell>
          <table:table-cell office:value-type="string">
            <text:p>β−</text:p>
          </table:table-cell>
          <table:table-cell table:number-columns-repeated="4"/>
          <table:table-cell office:value-type="float" office:value="56">
            <text:p>56</text:p>
          </table:table-cell>
          <table:table-cell office:value-type="float" office:value="1.7">
            <text:p>1.7</text:p>
          </table:table-cell>
          <table:table-cell office:value-type="string">
            <text:p>219Rn</text:p>
          </table:table-cell>
          <table:table-cell table:style-name="ce1"/>
          <table:table-cell table:formula="of:=[.A77]" office:value-type="string" office:string-value="219At">
            <text:p>219At</text:p>
          </table:table-cell>
          <table:table-cell table:formula="of:=IF([.C77]=&quot;&quot;;&quot;&quot;;[.C77])">
            <text:p/>
          </table:table-cell>
          <table:table-cell table:formula="of:=[.D77]" office:value-type="float" office:value="0.03">
            <text:p>0.03</text:p>
          </table:table-cell>
          <table:table-cell table:formula="of:=IF([.E77]=&quot;α&quot;;0;IF([.E77]=&quot;β−&quot;;1;2))" office:value-type="float" office:value="1">
            <text:p>1</text:p>
          </table:table-cell>
          <table:table-cell table:style-name="ce1" table:formula="of:=[.J77]" office:value-type="float" office:value="56">
            <text:p>56</text:p>
          </table:table-cell>
          <table:table-cell table:style-name="ce1" table:formula="of:=[.K77]" office:value-type="float" office:value="1.7">
            <text:p>1.7</text:p>
          </table:table-cell>
          <table:table-cell table:style-name="ce1" table:formula="of:=[.L77]" office:value-type="string" office:string-value="219Rn">
            <text:p>219Rn</text:p>
          </table:table-cell>
          <table:table-cell table:number-columns-repeated="1004"/>
        </table:table-row>
        <table:table-row table:style-name="ro2">
          <table:table-cell office:value-type="string">
            <text:p>219Rn</text:p>
          </table:table-cell>
          <table:table-cell office:value-type="string">
            <text:p>An</text:p>
          </table:table-cell>
          <table:table-cell office:value-type="string">
            <text:p>Actinon</text:p>
          </table:table-cell>
          <table:table-cell office:value-type="float" office:value="1">
            <text:p>1</text:p>
          </table:table-cell>
          <table:table-cell office:value-type="string">
            <text:p>α</text:p>
          </table:table-cell>
          <table:table-cell table:number-columns-repeated="4"/>
          <table:table-cell office:value-type="float" office:value="3.96">
            <text:p>3.96</text:p>
          </table:table-cell>
          <table:table-cell office:value-type="float" office:value="6.946">
            <text:p>6.946</text:p>
          </table:table-cell>
          <table:table-cell office:value-type="string">
            <text:p>215Po</text:p>
          </table:table-cell>
          <table:table-cell table:style-name="ce1"/>
          <table:table-cell table:formula="of:=[.A78]" office:value-type="string" office:string-value="219Rn">
            <text:p>219Rn</text:p>
          </table:table-cell>
          <table:table-cell table:formula="of:=IF([.C78]=&quot;&quot;;&quot;&quot;;[.C78])" office:value-type="string" office:string-value="Actinon">
            <text:p>Actinon</text:p>
          </table:table-cell>
          <table:table-cell table:formula="of:=[.D78]" office:value-type="float" office:value="1">
            <text:p>1</text:p>
          </table:table-cell>
          <table:table-cell table:formula="of:=IF([.E78]=&quot;α&quot;;0;IF([.E78]=&quot;β−&quot;;1;2))" office:value-type="float" office:value="0">
            <text:p>0</text:p>
          </table:table-cell>
          <table:table-cell table:style-name="ce1" table:formula="of:=[.J78]" office:value-type="float" office:value="3.96">
            <text:p>3.96</text:p>
          </table:table-cell>
          <table:table-cell table:style-name="ce1" table:formula="of:=[.K78]" office:value-type="float" office:value="6.946">
            <text:p>6.946</text:p>
          </table:table-cell>
          <table:table-cell table:style-name="ce1" table:formula="of:=[.L78]" office:value-type="string" office:string-value="215Po">
            <text:p>215Po</text:p>
          </table:table-cell>
          <table:table-cell table:number-columns-repeated="1004"/>
        </table:table-row>
        <table:table-row table:style-name="ro2">
          <table:table-cell office:value-type="string">
            <text:p>215Bi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string">
            <text:p>β−</text:p>
          </table:table-cell>
          <table:table-cell table:number-columns-repeated="3"/>
          <table:table-cell office:value-type="float" office:value="7.6">
            <text:p>7.6</text:p>
          </table:table-cell>
          <table:table-cell table:style-name="ce1" table:formula="of:=[.I79]*60" office:value-type="float" office:value="456">
            <text:p>456</text:p>
          </table:table-cell>
          <table:table-cell office:value-type="float" office:value="2.25">
            <text:p>2.25</text:p>
          </table:table-cell>
          <table:table-cell office:value-type="string">
            <text:p>215Po</text:p>
          </table:table-cell>
          <table:table-cell table:style-name="ce1"/>
          <table:table-cell table:formula="of:=[.A79]" office:value-type="string" office:string-value="215Bi">
            <text:p>215Bi</text:p>
          </table:table-cell>
          <table:table-cell table:formula="of:=IF([.C79]=&quot;&quot;;&quot;&quot;;[.C79])">
            <text:p/>
          </table:table-cell>
          <table:table-cell table:formula="of:=[.D79]" office:value-type="float" office:value="1">
            <text:p>1</text:p>
          </table:table-cell>
          <table:table-cell table:formula="of:=IF([.E79]=&quot;α&quot;;0;IF([.E79]=&quot;β−&quot;;1;2))" office:value-type="float" office:value="1">
            <text:p>1</text:p>
          </table:table-cell>
          <table:table-cell table:style-name="ce1" table:formula="of:=[.J79]" office:value-type="float" office:value="456">
            <text:p>456</text:p>
          </table:table-cell>
          <table:table-cell table:style-name="ce1" table:formula="of:=[.K79]" office:value-type="float" office:value="2.25">
            <text:p>2.25</text:p>
          </table:table-cell>
          <table:table-cell table:style-name="ce1" table:formula="of:=[.L79]" office:value-type="string" office:string-value="215Po">
            <text:p>215Po</text:p>
          </table:table-cell>
          <table:table-cell table:number-columns-repeated="1004"/>
        </table:table-row>
        <table:table-row table:style-name="ro2">
          <table:table-cell office:value-type="string">
            <text:p>215Po</text:p>
          </table:table-cell>
          <table:table-cell office:value-type="string">
            <text:p>AcA</text:p>
          </table:table-cell>
          <table:table-cell office:value-type="string">
            <text:p>Actinium A</text:p>
          </table:table-cell>
          <table:table-cell office:value-type="float" office:value="0.9999977">
            <text:p>0.9999977</text:p>
          </table:table-cell>
          <table:table-cell office:value-type="string">
            <text:p>α</text:p>
          </table:table-cell>
          <table:table-cell table:number-columns-repeated="4"/>
          <table:table-cell office:value-type="float" office:value="0.001781">
            <text:p>0.001781</text:p>
          </table:table-cell>
          <table:table-cell office:value-type="float" office:value="7.527">
            <text:p>7.527</text:p>
          </table:table-cell>
          <table:table-cell office:value-type="string">
            <text:p>211Pb</text:p>
          </table:table-cell>
          <table:table-cell table:style-name="ce1"/>
          <table:table-cell table:formula="of:=[.A80]" office:value-type="string" office:string-value="215Po">
            <text:p>215Po</text:p>
          </table:table-cell>
          <table:table-cell table:formula="of:=IF([.C80]=&quot;&quot;;&quot;&quot;;[.C80])" office:value-type="string" office:string-value="Actinium A">
            <text:p>Actinium A</text:p>
          </table:table-cell>
          <table:table-cell table:formula="of:=[.D80]" office:value-type="float" office:value="0.9999977">
            <text:p>0.9999977</text:p>
          </table:table-cell>
          <table:table-cell table:formula="of:=IF([.E80]=&quot;α&quot;;0;IF([.E80]=&quot;β−&quot;;1;2))" office:value-type="float" office:value="0">
            <text:p>0</text:p>
          </table:table-cell>
          <table:table-cell table:style-name="ce1" table:formula="of:=[.J80]" office:value-type="float" office:value="0.001781">
            <text:p>0.001781</text:p>
          </table:table-cell>
          <table:table-cell table:style-name="ce1" table:formula="of:=[.K80]" office:value-type="float" office:value="7.527">
            <text:p>7.527</text:p>
          </table:table-cell>
          <table:table-cell table:style-name="ce1" table:formula="of:=[.L80]" office:value-type="string" office:string-value="211Pb">
            <text:p>211Pb</text:p>
          </table:table-cell>
          <table:table-cell table:number-columns-repeated="1004"/>
        </table:table-row>
        <table:table-row table:style-name="ro2">
          <table:table-cell office:value-type="string">
            <text:p>215Po</text:p>
          </table:table-cell>
          <table:table-cell office:value-type="string">
            <text:p>AcA</text:p>
          </table:table-cell>
          <table:table-cell office:value-type="string">
            <text:p>Actinium A</text:p>
          </table:table-cell>
          <table:table-cell office:value-type="float" office:value="0.0000023">
            <text:p>0.0000023</text:p>
          </table:table-cell>
          <table:table-cell office:value-type="string">
            <text:p>β−</text:p>
          </table:table-cell>
          <table:table-cell table:number-columns-repeated="4"/>
          <table:table-cell office:value-type="float" office:value="0.001781">
            <text:p>0.001781</text:p>
          </table:table-cell>
          <table:table-cell office:value-type="float" office:value="0.715">
            <text:p>0.715</text:p>
          </table:table-cell>
          <table:table-cell office:value-type="string">
            <text:p>215At</text:p>
          </table:table-cell>
          <table:table-cell table:style-name="ce1"/>
          <table:table-cell table:formula="of:=[.A81]" office:value-type="string" office:string-value="215Po">
            <text:p>215Po</text:p>
          </table:table-cell>
          <table:table-cell table:formula="of:=IF([.C81]=&quot;&quot;;&quot;&quot;;[.C81])" office:value-type="string" office:string-value="Actinium A">
            <text:p>Actinium A</text:p>
          </table:table-cell>
          <table:table-cell table:formula="of:=[.D81]" office:value-type="float" office:value="0.0000023">
            <text:p>0.0000023</text:p>
          </table:table-cell>
          <table:table-cell table:formula="of:=IF([.E81]=&quot;α&quot;;0;IF([.E81]=&quot;β−&quot;;1;2))" office:value-type="float" office:value="1">
            <text:p>1</text:p>
          </table:table-cell>
          <table:table-cell table:style-name="ce1" table:formula="of:=[.J81]" office:value-type="float" office:value="0.001781">
            <text:p>0.001781</text:p>
          </table:table-cell>
          <table:table-cell table:style-name="ce1" table:formula="of:=[.K81]" office:value-type="float" office:value="0.715">
            <text:p>0.715</text:p>
          </table:table-cell>
          <table:table-cell table:style-name="ce1" table:formula="of:=[.L81]" office:value-type="string" office:string-value="215At">
            <text:p>215At</text:p>
          </table:table-cell>
          <table:table-cell table:number-columns-repeated="1004"/>
        </table:table-row>
        <table:table-row table:style-name="ro2">
          <table:table-cell office:value-type="string">
            <text:p>215At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string">
            <text:p>α</text:p>
          </table:table-cell>
          <table:table-cell table:number-columns-repeated="4"/>
          <table:table-cell office:value-type="float" office:value="0.001">
            <text:p>0.001</text:p>
          </table:table-cell>
          <table:table-cell office:value-type="float" office:value="8.178">
            <text:p>8.178</text:p>
          </table:table-cell>
          <table:table-cell office:value-type="string">
            <text:p>211Bi</text:p>
          </table:table-cell>
          <table:table-cell table:style-name="ce1"/>
          <table:table-cell table:formula="of:=[.A82]" office:value-type="string" office:string-value="215At">
            <text:p>215At</text:p>
          </table:table-cell>
          <table:table-cell table:formula="of:=IF([.C82]=&quot;&quot;;&quot;&quot;;[.C82])">
            <text:p/>
          </table:table-cell>
          <table:table-cell table:formula="of:=[.D82]" office:value-type="float" office:value="1">
            <text:p>1</text:p>
          </table:table-cell>
          <table:table-cell table:formula="of:=IF([.E82]=&quot;α&quot;;0;IF([.E82]=&quot;β−&quot;;1;2))" office:value-type="float" office:value="0">
            <text:p>0</text:p>
          </table:table-cell>
          <table:table-cell table:style-name="ce1" table:formula="of:=[.J82]" office:value-type="float" office:value="0.001">
            <text:p>0.001</text:p>
          </table:table-cell>
          <table:table-cell table:style-name="ce1" table:formula="of:=[.K82]" office:value-type="float" office:value="8.178">
            <text:p>8.178</text:p>
          </table:table-cell>
          <table:table-cell table:style-name="ce1" table:formula="of:=[.L82]" office:value-type="string" office:string-value="211Bi">
            <text:p>211Bi</text:p>
          </table:table-cell>
          <table:table-cell table:number-columns-repeated="1004"/>
        </table:table-row>
        <table:table-row table:style-name="ro2">
          <table:table-cell office:value-type="string">
            <text:p>211Pb</text:p>
          </table:table-cell>
          <table:table-cell office:value-type="string">
            <text:p>AcB</text:p>
          </table:table-cell>
          <table:table-cell office:value-type="string">
            <text:p>Actinium B</text:p>
          </table:table-cell>
          <table:table-cell office:value-type="float" office:value="1">
            <text:p>1</text:p>
          </table:table-cell>
          <table:table-cell office:value-type="string">
            <text:p>β−</text:p>
          </table:table-cell>
          <table:table-cell table:number-columns-repeated="3"/>
          <table:table-cell office:value-type="float" office:value="36.1">
            <text:p>36.1</text:p>
          </table:table-cell>
          <table:table-cell table:style-name="ce1" table:formula="of:=[.I83]*60" office:value-type="float" office:value="2166">
            <text:p>2166</text:p>
          </table:table-cell>
          <table:table-cell office:value-type="float" office:value="1.367">
            <text:p>1.367</text:p>
          </table:table-cell>
          <table:table-cell office:value-type="string">
            <text:p>211Bi</text:p>
          </table:table-cell>
          <table:table-cell table:style-name="ce1"/>
          <table:table-cell table:formula="of:=[.A83]" office:value-type="string" office:string-value="211Pb">
            <text:p>211Pb</text:p>
          </table:table-cell>
          <table:table-cell table:formula="of:=IF([.C83]=&quot;&quot;;&quot;&quot;;[.C83])" office:value-type="string" office:string-value="Actinium B">
            <text:p>Actinium B</text:p>
          </table:table-cell>
          <table:table-cell table:formula="of:=[.D83]" office:value-type="float" office:value="1">
            <text:p>1</text:p>
          </table:table-cell>
          <table:table-cell table:formula="of:=IF([.E83]=&quot;α&quot;;0;IF([.E83]=&quot;β−&quot;;1;2))" office:value-type="float" office:value="1">
            <text:p>1</text:p>
          </table:table-cell>
          <table:table-cell table:style-name="ce1" table:formula="of:=[.J83]" office:value-type="float" office:value="2166">
            <text:p>2166</text:p>
          </table:table-cell>
          <table:table-cell table:style-name="ce1" table:formula="of:=[.K83]" office:value-type="float" office:value="1.367">
            <text:p>1.367</text:p>
          </table:table-cell>
          <table:table-cell table:style-name="ce1" table:formula="of:=[.L83]" office:value-type="string" office:string-value="211Bi">
            <text:p>211Bi</text:p>
          </table:table-cell>
          <table:table-cell table:number-columns-repeated="1004"/>
        </table:table-row>
        <table:table-row table:style-name="ro2">
          <table:table-cell office:value-type="string">
            <text:p>211Bi</text:p>
          </table:table-cell>
          <table:table-cell office:value-type="string">
            <text:p>AcC</text:p>
          </table:table-cell>
          <table:table-cell office:value-type="string">
            <text:p>Actinium C</text:p>
          </table:table-cell>
          <table:table-cell office:value-type="float" office:value="99.724">
            <text:p>99.724</text:p>
          </table:table-cell>
          <table:table-cell office:value-type="string">
            <text:p>α</text:p>
          </table:table-cell>
          <table:table-cell table:number-columns-repeated="3"/>
          <table:table-cell office:value-type="float" office:value="2.14">
            <text:p>2.14</text:p>
          </table:table-cell>
          <table:table-cell table:style-name="ce1" table:formula="of:=[.I84]*60" office:value-type="float" office:value="128.4">
            <text:p>128.4</text:p>
          </table:table-cell>
          <table:table-cell office:value-type="float" office:value="6.751">
            <text:p>6.751</text:p>
          </table:table-cell>
          <table:table-cell office:value-type="string">
            <text:p>207Tl</text:p>
          </table:table-cell>
          <table:table-cell table:style-name="ce1"/>
          <table:table-cell table:formula="of:=[.A84]" office:value-type="string" office:string-value="211Bi">
            <text:p>211Bi</text:p>
          </table:table-cell>
          <table:table-cell table:formula="of:=IF([.C84]=&quot;&quot;;&quot;&quot;;[.C84])" office:value-type="string" office:string-value="Actinium C">
            <text:p>Actinium C</text:p>
          </table:table-cell>
          <table:table-cell table:formula="of:=[.D84]" office:value-type="float" office:value="99.724">
            <text:p>99.724</text:p>
          </table:table-cell>
          <table:table-cell table:formula="of:=IF([.E84]=&quot;α&quot;;0;IF([.E84]=&quot;β−&quot;;1;2))" office:value-type="float" office:value="0">
            <text:p>0</text:p>
          </table:table-cell>
          <table:table-cell table:style-name="ce1" table:formula="of:=[.J84]" office:value-type="float" office:value="128.4">
            <text:p>128.4</text:p>
          </table:table-cell>
          <table:table-cell table:style-name="ce1" table:formula="of:=[.K84]" office:value-type="float" office:value="6.751">
            <text:p>6.751</text:p>
          </table:table-cell>
          <table:table-cell table:style-name="ce1" table:formula="of:=[.L84]" office:value-type="string" office:string-value="207Tl">
            <text:p>207Tl</text:p>
          </table:table-cell>
          <table:table-cell table:number-columns-repeated="1004"/>
        </table:table-row>
        <table:table-row table:style-name="ro2">
          <table:table-cell office:value-type="string">
            <text:p>211Bi</text:p>
          </table:table-cell>
          <table:table-cell office:value-type="string">
            <text:p>AcC</text:p>
          </table:table-cell>
          <table:table-cell office:value-type="string">
            <text:p>Actinium C</text:p>
          </table:table-cell>
          <table:table-cell office:value-type="float" office:value="0.00276">
            <text:p>0.00276</text:p>
          </table:table-cell>
          <table:table-cell office:value-type="string">
            <text:p>β−</text:p>
          </table:table-cell>
          <table:table-cell table:number-columns-repeated="3"/>
          <table:table-cell office:value-type="float" office:value="2.14">
            <text:p>2.14</text:p>
          </table:table-cell>
          <table:table-cell table:style-name="ce1" table:formula="of:=[.I85]*60" office:value-type="float" office:value="128.4">
            <text:p>128.4</text:p>
          </table:table-cell>
          <table:table-cell office:value-type="float" office:value="0.575">
            <text:p>0.575</text:p>
          </table:table-cell>
          <table:table-cell office:value-type="string">
            <text:p>211Po</text:p>
          </table:table-cell>
          <table:table-cell table:style-name="ce1"/>
          <table:table-cell table:formula="of:=[.A85]" office:value-type="string" office:string-value="211Bi">
            <text:p>211Bi</text:p>
          </table:table-cell>
          <table:table-cell table:formula="of:=IF([.C85]=&quot;&quot;;&quot;&quot;;[.C85])" office:value-type="string" office:string-value="Actinium C">
            <text:p>Actinium C</text:p>
          </table:table-cell>
          <table:table-cell table:formula="of:=[.D85]" office:value-type="float" office:value="0.00276">
            <text:p>0.00276</text:p>
          </table:table-cell>
          <table:table-cell table:formula="of:=IF([.E85]=&quot;α&quot;;0;IF([.E85]=&quot;β−&quot;;1;2))" office:value-type="float" office:value="1">
            <text:p>1</text:p>
          </table:table-cell>
          <table:table-cell table:style-name="ce1" table:formula="of:=[.J85]" office:value-type="float" office:value="128.4">
            <text:p>128.4</text:p>
          </table:table-cell>
          <table:table-cell table:style-name="ce1" table:formula="of:=[.K85]" office:value-type="float" office:value="0.575">
            <text:p>0.575</text:p>
          </table:table-cell>
          <table:table-cell table:style-name="ce1" table:formula="of:=[.L85]" office:value-type="string" office:string-value="211Po">
            <text:p>211Po</text:p>
          </table:table-cell>
          <table:table-cell table:number-columns-repeated="1004"/>
        </table:table-row>
        <table:table-row table:style-name="ro2">
          <table:table-cell office:value-type="string">
            <text:p>211Po</text:p>
          </table:table-cell>
          <table:table-cell office:value-type="string">
            <text:p>AcC'</text:p>
          </table:table-cell>
          <table:table-cell office:value-type="string">
            <text:p>Actinium C'</text:p>
          </table:table-cell>
          <table:table-cell office:value-type="float" office:value="1">
            <text:p>1</text:p>
          </table:table-cell>
          <table:table-cell office:value-type="string">
            <text:p>α</text:p>
          </table:table-cell>
          <table:table-cell table:number-columns-repeated="4"/>
          <table:table-cell office:value-type="float" office:value="0.516">
            <text:p>0.516</text:p>
          </table:table-cell>
          <table:table-cell office:value-type="float" office:value="7.595">
            <text:p>7.595</text:p>
          </table:table-cell>
          <table:table-cell office:value-type="string">
            <text:p>207Pb</text:p>
          </table:table-cell>
          <table:table-cell table:style-name="ce1"/>
          <table:table-cell table:formula="of:=[.A86]" office:value-type="string" office:string-value="211Po">
            <text:p>211Po</text:p>
          </table:table-cell>
          <table:table-cell table:formula="of:=IF([.C86]=&quot;&quot;;&quot;&quot;;[.C86])" office:value-type="string" office:string-value="Actinium C'">
            <text:p>Actinium C'</text:p>
          </table:table-cell>
          <table:table-cell table:formula="of:=[.D86]" office:value-type="float" office:value="1">
            <text:p>1</text:p>
          </table:table-cell>
          <table:table-cell table:formula="of:=IF([.E86]=&quot;α&quot;;0;IF([.E86]=&quot;β−&quot;;1;2))" office:value-type="float" office:value="0">
            <text:p>0</text:p>
          </table:table-cell>
          <table:table-cell table:style-name="ce1" table:formula="of:=[.J86]" office:value-type="float" office:value="0.516">
            <text:p>0.516</text:p>
          </table:table-cell>
          <table:table-cell table:style-name="ce1" table:formula="of:=[.K86]" office:value-type="float" office:value="7.595">
            <text:p>7.595</text:p>
          </table:table-cell>
          <table:table-cell table:style-name="ce1" table:formula="of:=[.L86]" office:value-type="string" office:string-value="207Pb">
            <text:p>207Pb</text:p>
          </table:table-cell>
          <table:table-cell table:number-columns-repeated="1004"/>
        </table:table-row>
        <table:table-row table:style-name="ro2">
          <table:table-cell office:value-type="string">
            <text:p>207Tl</text:p>
          </table:table-cell>
          <table:table-cell office:value-type="string">
            <text:p>AcC"</text:p>
          </table:table-cell>
          <table:table-cell office:value-type="string">
            <text:p>Actinium C"</text:p>
          </table:table-cell>
          <table:table-cell office:value-type="float" office:value="1">
            <text:p>1</text:p>
          </table:table-cell>
          <table:table-cell office:value-type="string">
            <text:p>β−</text:p>
          </table:table-cell>
          <table:table-cell table:number-columns-repeated="3"/>
          <table:table-cell office:value-type="float" office:value="4.77">
            <text:p>4.77</text:p>
          </table:table-cell>
          <table:table-cell table:style-name="ce1" table:formula="of:=[.I87]*60" office:value-type="float" office:value="286.2">
            <text:p>286.2</text:p>
          </table:table-cell>
          <table:table-cell office:value-type="float" office:value="1.418">
            <text:p>1.418</text:p>
          </table:table-cell>
          <table:table-cell office:value-type="string">
            <text:p>207Pb</text:p>
          </table:table-cell>
          <table:table-cell table:style-name="ce1"/>
          <table:table-cell table:formula="of:=[.A87]" office:value-type="string" office:string-value="207Tl">
            <text:p>207Tl</text:p>
          </table:table-cell>
          <table:table-cell table:formula="of:=IF([.C87]=&quot;&quot;;&quot;&quot;;[.C87])" office:value-type="string" office:string-value="Actinium C&quot;">
            <text:p>Actinium C"</text:p>
          </table:table-cell>
          <table:table-cell table:formula="of:=[.D87]" office:value-type="float" office:value="1">
            <text:p>1</text:p>
          </table:table-cell>
          <table:table-cell table:formula="of:=IF([.E87]=&quot;α&quot;;0;IF([.E87]=&quot;β−&quot;;1;2))" office:value-type="float" office:value="1">
            <text:p>1</text:p>
          </table:table-cell>
          <table:table-cell table:style-name="ce1" table:formula="of:=[.J87]" office:value-type="float" office:value="286.2">
            <text:p>286.2</text:p>
          </table:table-cell>
          <table:table-cell table:style-name="ce1" table:formula="of:=[.K87]" office:value-type="float" office:value="1.418">
            <text:p>1.418</text:p>
          </table:table-cell>
          <table:table-cell table:style-name="ce1" table:formula="of:=[.L87]" office:value-type="string" office:string-value="207Pb">
            <text:p>207Pb</text:p>
          </table:table-cell>
          <table:table-cell table:number-columns-repeated="1004"/>
        </table:table-row>
        <table:table-row table:style-name="ro2">
          <table:table-cell office:value-type="string">
            <text:p>207Pb</text:p>
          </table:table-cell>
          <table:table-cell office:value-type="string">
            <text:p>AcD</text:p>
          </table:table-cell>
          <table:table-cell office:value-type="string">
            <text:p>Actinium D</text:p>
          </table:table-cell>
          <table:table-cell office:value-type="float" office:value="1">
            <text:p>1</text:p>
          </table:table-cell>
          <table:table-cell office:value-type="string">
            <text:p>stable</text:p>
          </table:table-cell>
          <table:table-cell office:value-type="float" office:value="1">
            <text:p>1</text:p>
          </table:table-cell>
          <table:table-cell table:style-name="ce1" table:formula="of:=[.F88]*365" office:value-type="float" office:value="365">
            <text:p>365</text:p>
          </table:table-cell>
          <table:table-cell table:style-name="ce1" table:formula="of:=[.G88]*24" office:value-type="float" office:value="8760">
            <text:p>8760</text:p>
          </table:table-cell>
          <table:table-cell table:style-name="ce1" table:formula="of:=[.H88]*60" office:value-type="float" office:value="525600">
            <text:p>525600</text:p>
          </table:table-cell>
          <table:table-cell table:style-name="ce1" table:formula="of:=[.I88]*60" office:value-type="float" office:value="31536000">
            <text:p>31536000</text:p>
          </table:table-cell>
          <table:table-cell office:value-type="float" office:value="0">
            <text:p>0</text:p>
          </table:table-cell>
          <table:table-cell office:value-type="string">
            <text:p>207Pb</text:p>
          </table:table-cell>
          <table:table-cell table:style-name="ce1"/>
          <table:table-cell table:formula="of:=[.A88]" office:value-type="string" office:string-value="207Pb">
            <text:p>207Pb</text:p>
          </table:table-cell>
          <table:table-cell table:formula="of:=IF([.C88]=&quot;&quot;;&quot;&quot;;[.C88])" office:value-type="string" office:string-value="Actinium D">
            <text:p>Actinium D</text:p>
          </table:table-cell>
          <table:table-cell table:formula="of:=[.D88]" office:value-type="float" office:value="1">
            <text:p>1</text:p>
          </table:table-cell>
          <table:table-cell table:formula="of:=IF([.E88]=&quot;α&quot;;0;IF([.E88]=&quot;β−&quot;;1;2))" office:value-type="float" office:value="2">
            <text:p>2</text:p>
          </table:table-cell>
          <table:table-cell table:style-name="ce1" table:formula="of:=[.J88]" office:value-type="float" office:value="31536000">
            <text:p>31536000</text:p>
          </table:table-cell>
          <table:table-cell table:style-name="ce1" table:formula="of:=[.K88]" office:value-type="float" office:value="0">
            <text:p>0</text:p>
          </table:table-cell>
          <table:table-cell table:style-name="ce1" table:formula="of:=[.L88]" office:value-type="string" office:string-value="207Pb">
            <text:p>207Pb</text:p>
          </table:table-cell>
          <table:table-cell table:number-columns-repeated="1004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ortCSV" table:style-name="ta1" table:print="false">
        <office:forms form:automatic-focus="false" form:apply-design-mode="false"/>
        <table:table-column table:style-name="co7" table:default-cell-style-name="ce3"/>
        <table:table-column table:style-name="co8" table:default-cell-style-name="ce3"/>
        <table:table-column table:style-name="co3" table:number-columns-repeated="2" table:default-cell-style-name="ce3"/>
        <table:table-column table:style-name="co3" table:number-columns-repeated="2" table:default-cell-style-name="ce1"/>
        <table:table-column table:style-name="co9" table:default-cell-style-name="ce1"/>
        <table:table-row table:style-name="ro2">
          <table:table-cell table:formula="of:=[Data.A1]" office:value-type="string" office:string-value="Starting element">
            <text:p>Starting element</text:p>
          </table:table-cell>
          <table:table-cell table:formula="of:=[Data.C1]" office:value-type="string" office:string-value="Common Name">
            <text:p>Common Name</text:p>
          </table:table-cell>
          <table:table-cell table:formula="of:=[Data.D1]" office:value-type="string" office:string-value="Probability">
            <text:p>Probability</text:p>
          </table:table-cell>
          <table:table-cell table:formula="of:=[Data.Q1]" office:value-type="string" office:string-value="Decay Type">
            <text:p>Decay Type</text:p>
          </table:table-cell>
          <table:table-cell table:formula="of:=[Data.J1]" office:value-type="string" office:string-value="Seconds">
            <text:p>Seconds</text:p>
          </table:table-cell>
          <table:table-cell table:formula="of:=[Data.K1]" office:value-type="string" office:string-value="MeV">
            <text:p>MeV</text:p>
          </table:table-cell>
          <table:table-cell table:formula="of:=[Data.L1]" office:value-type="string" office:string-value="Ending Element">
            <text:p>Ending Element</text:p>
          </table:table-cell>
        </table:table-row>
        <table:table-row table:style-name="ro2">
          <table:table-cell table:formula="of:=[Data.A2]" office:value-type="string" office:string-value="252Cf">
            <text:p>252Cf</text:p>
          </table:table-cell>
          <table:table-cell table:formula="of:=IF([Data.C2]=&quot;&quot;;&quot;&quot;;[Data.C2])">
            <text:p/>
          </table:table-cell>
          <table:table-cell table:formula="of:=[Data.D2]" office:value-type="float" office:value="1">
            <text:p>1</text:p>
          </table:table-cell>
          <table:table-cell table:formula="of:=[Data.Q2]" office:value-type="float" office:value="0">
            <text:p>0</text:p>
          </table:table-cell>
          <table:table-cell table:formula="of:=[Data.J2]" office:value-type="float" office:value="83412720">
            <text:p>83412720</text:p>
          </table:table-cell>
          <table:table-cell table:formula="of:=[Data.K2]" office:value-type="float" office:value="6.1181">
            <text:p>6.1181</text:p>
          </table:table-cell>
          <table:table-cell table:formula="of:=[Data.L2]" office:value-type="string" office:string-value="248Cm">
            <text:p>248Cm</text:p>
          </table:table-cell>
        </table:table-row>
        <table:table-row table:style-name="ro2">
          <table:table-cell table:formula="of:=[Data.A3]" office:value-type="string" office:string-value="248Cm">
            <text:p>248Cm</text:p>
          </table:table-cell>
          <table:table-cell table:formula="of:=IF([Data.C3]=&quot;&quot;;&quot;&quot;;[Data.C3])">
            <text:p/>
          </table:table-cell>
          <table:table-cell table:formula="of:=[Data.D3]" office:value-type="float" office:value="2">
            <text:p>2</text:p>
          </table:table-cell>
          <table:table-cell table:formula="of:=[Data.Q3]" office:value-type="float" office:value="0">
            <text:p>0</text:p>
          </table:table-cell>
          <table:table-cell table:formula="of:=[Data.J3]" office:value-type="float" office:value="10722240000000">
            <text:p>10722240000000</text:p>
          </table:table-cell>
          <table:table-cell table:formula="of:=[Data.K3]" office:value-type="float" office:value="5.162">
            <text:p>5.162</text:p>
          </table:table-cell>
          <table:table-cell table:formula="of:=[Data.L3]" office:value-type="string" office:string-value="244Pu">
            <text:p>244Pu</text:p>
          </table:table-cell>
        </table:table-row>
        <table:table-row table:style-name="ro2">
          <table:table-cell table:formula="of:=[Data.A4]" office:value-type="string" office:string-value="244Pu">
            <text:p>244Pu</text:p>
          </table:table-cell>
          <table:table-cell table:formula="of:=IF([Data.C4]=&quot;&quot;;&quot;&quot;;[Data.C4])">
            <text:p/>
          </table:table-cell>
          <table:table-cell table:formula="of:=[Data.D4]" office:value-type="float" office:value="3">
            <text:p>3</text:p>
          </table:table-cell>
          <table:table-cell table:formula="of:=[Data.Q4]" office:value-type="float" office:value="0">
            <text:p>0</text:p>
          </table:table-cell>
          <table:table-cell table:formula="of:=[Data.J4]" office:value-type="float" office:value="2.52288E+015">
            <text:p>2522880000000000</text:p>
          </table:table-cell>
          <table:table-cell table:formula="of:=[Data.K4]" office:value-type="float" office:value="4.589">
            <text:p>4.589</text:p>
          </table:table-cell>
          <table:table-cell table:formula="of:=[Data.L4]" office:value-type="string" office:string-value="240U">
            <text:p>240U</text:p>
          </table:table-cell>
        </table:table-row>
        <table:table-row table:style-name="ro2">
          <table:table-cell table:formula="of:=[Data.A5]" office:value-type="string" office:string-value="240U">
            <text:p>240U</text:p>
          </table:table-cell>
          <table:table-cell table:formula="of:=IF([Data.C5]=&quot;&quot;;&quot;&quot;;[Data.C5])">
            <text:p/>
          </table:table-cell>
          <table:table-cell table:formula="of:=[Data.D5]" office:value-type="float" office:value="4">
            <text:p>4</text:p>
          </table:table-cell>
          <table:table-cell table:formula="of:=[Data.Q5]" office:value-type="float" office:value="1">
            <text:p>1</text:p>
          </table:table-cell>
          <table:table-cell table:formula="of:=[Data.J5]" office:value-type="float" office:value="50760">
            <text:p>50760</text:p>
          </table:table-cell>
          <table:table-cell table:formula="of:=[Data.K5]" office:value-type="float" office:value="0.39">
            <text:p>0.39</text:p>
          </table:table-cell>
          <table:table-cell table:formula="of:=[Data.L5]" office:value-type="string" office:string-value="240Np">
            <text:p>240Np</text:p>
          </table:table-cell>
        </table:table-row>
        <table:table-row table:style-name="ro2">
          <table:table-cell table:formula="of:=[Data.A6]" office:value-type="string" office:string-value="240Np">
            <text:p>240Np</text:p>
          </table:table-cell>
          <table:table-cell table:formula="of:=IF([Data.C6]=&quot;&quot;;&quot;&quot;;[Data.C6])">
            <text:p/>
          </table:table-cell>
          <table:table-cell table:formula="of:=[Data.D6]" office:value-type="float" office:value="5">
            <text:p>5</text:p>
          </table:table-cell>
          <table:table-cell table:formula="of:=[Data.Q6]" office:value-type="float" office:value="1">
            <text:p>1</text:p>
          </table:table-cell>
          <table:table-cell table:formula="of:=[Data.J6]" office:value-type="float" office:value="3715.2">
            <text:p>3715.2</text:p>
          </table:table-cell>
          <table:table-cell table:formula="of:=[Data.K6]" office:value-type="float" office:value="2.2">
            <text:p>2.2</text:p>
          </table:table-cell>
          <table:table-cell table:formula="of:=[Data.L6]" office:value-type="string" office:string-value="240Pu">
            <text:p>240Pu</text:p>
          </table:table-cell>
        </table:table-row>
        <table:table-row table:style-name="ro2">
          <table:table-cell table:formula="of:=[Data.A7]" office:value-type="string" office:string-value="240Pu">
            <text:p>240Pu</text:p>
          </table:table-cell>
          <table:table-cell table:formula="of:=IF([Data.C7]=&quot;&quot;;&quot;&quot;;[Data.C7])">
            <text:p/>
          </table:table-cell>
          <table:table-cell table:formula="of:=[Data.D7]" office:value-type="float" office:value="6">
            <text:p>6</text:p>
          </table:table-cell>
          <table:table-cell table:formula="of:=[Data.Q7]" office:value-type="float" office:value="0">
            <text:p>0</text:p>
          </table:table-cell>
          <table:table-cell table:formula="of:=[Data.J7]" office:value-type="float" office:value="206907696000">
            <text:p>206907696000</text:p>
          </table:table-cell>
          <table:table-cell table:formula="of:=[Data.K7]" office:value-type="float" office:value="5.1683">
            <text:p>5.1683</text:p>
          </table:table-cell>
          <table:table-cell table:formula="of:=[Data.L7]" office:value-type="string" office:string-value="236U">
            <text:p>236U</text:p>
          </table:table-cell>
        </table:table-row>
        <table:table-row table:style-name="ro2">
          <table:table-cell table:formula="of:=[Data.A8]" office:value-type="string" office:string-value="236U">
            <text:p>236U</text:p>
          </table:table-cell>
          <table:table-cell table:formula="of:=IF([Data.C8]=&quot;&quot;;&quot;&quot;;[Data.C8])">
            <text:p/>
          </table:table-cell>
          <table:table-cell table:formula="of:=[Data.D8]" office:value-type="float" office:value="7">
            <text:p>7</text:p>
          </table:table-cell>
          <table:table-cell table:formula="of:=[Data.Q8]" office:value-type="float" office:value="0">
            <text:p>0</text:p>
          </table:table-cell>
          <table:table-cell table:formula="of:=[Data.J8]" office:value-type="float" office:value="725328000000000">
            <text:p>725328000000000</text:p>
          </table:table-cell>
          <table:table-cell table:formula="of:=[Data.K8]" office:value-type="float" office:value="4.494">
            <text:p>4.494</text:p>
          </table:table-cell>
          <table:table-cell table:formula="of:=[Data.L8]" office:value-type="string" office:string-value="232Th">
            <text:p>232Th</text:p>
          </table:table-cell>
        </table:table-row>
        <table:table-row table:style-name="ro2">
          <table:table-cell table:formula="of:=[Data.A9]" office:value-type="string" office:string-value="232Th">
            <text:p>232Th</text:p>
          </table:table-cell>
          <table:table-cell table:formula="of:=IF([Data.C9]=&quot;&quot;;&quot;&quot;;[Data.C9])" office:value-type="string" office:string-value="Thorium">
            <text:p>Thorium</text:p>
          </table:table-cell>
          <table:table-cell table:formula="of:=[Data.D9]" office:value-type="float" office:value="8">
            <text:p>8</text:p>
          </table:table-cell>
          <table:table-cell table:formula="of:=[Data.Q9]" office:value-type="float" office:value="0">
            <text:p>0</text:p>
          </table:table-cell>
          <table:table-cell table:formula="of:=[Data.J9]" office:value-type="float" office:value="4.430808E+017">
            <text:p>443080800000000000</text:p>
          </table:table-cell>
          <table:table-cell table:formula="of:=[Data.K9]" office:value-type="float" office:value="4.081">
            <text:p>4.081</text:p>
          </table:table-cell>
          <table:table-cell table:formula="of:=[Data.L9]" office:value-type="string" office:string-value="228Ra">
            <text:p>228Ra</text:p>
          </table:table-cell>
        </table:table-row>
        <table:table-row table:style-name="ro2">
          <table:table-cell table:formula="of:=[Data.A10]" office:value-type="string" office:string-value="228Ra">
            <text:p>228Ra</text:p>
          </table:table-cell>
          <table:table-cell table:formula="of:=IF([Data.C10]=&quot;&quot;;&quot;&quot;;[Data.C10])" office:value-type="string" office:string-value="Mesothorium 1">
            <text:p>Mesothorium 1</text:p>
          </table:table-cell>
          <table:table-cell table:formula="of:=[Data.D10]" office:value-type="float" office:value="9">
            <text:p>9</text:p>
          </table:table-cell>
          <table:table-cell table:formula="of:=[Data.Q10]" office:value-type="float" office:value="1">
            <text:p>1</text:p>
          </table:table-cell>
          <table:table-cell table:formula="of:=[Data.J10]" office:value-type="float" office:value="181332000">
            <text:p>181332000</text:p>
          </table:table-cell>
          <table:table-cell table:formula="of:=[Data.K10]" office:value-type="float" office:value="0.046">
            <text:p>0.046</text:p>
          </table:table-cell>
          <table:table-cell table:formula="of:=[Data.L10]" office:value-type="string" office:string-value="228Ac">
            <text:p>228Ac</text:p>
          </table:table-cell>
        </table:table-row>
        <table:table-row table:style-name="ro2">
          <table:table-cell table:formula="of:=[Data.A11]" office:value-type="string" office:string-value="228Ac">
            <text:p>228Ac</text:p>
          </table:table-cell>
          <table:table-cell table:formula="of:=IF([Data.C11]=&quot;&quot;;&quot;&quot;;[Data.C11])" office:value-type="string" office:string-value="Mesothorium 2">
            <text:p>Mesothorium 2</text:p>
          </table:table-cell>
          <table:table-cell table:formula="of:=[Data.D11]" office:value-type="float" office:value="10">
            <text:p>10</text:p>
          </table:table-cell>
          <table:table-cell table:formula="of:=[Data.Q11]" office:value-type="float" office:value="1">
            <text:p>1</text:p>
          </table:table-cell>
          <table:table-cell table:formula="of:=[Data.J11]" office:value-type="float" office:value="22500">
            <text:p>22500</text:p>
          </table:table-cell>
          <table:table-cell table:formula="of:=[Data.K11]" office:value-type="float" office:value="2.124">
            <text:p>2.124</text:p>
          </table:table-cell>
          <table:table-cell table:formula="of:=[Data.L11]" office:value-type="string" office:string-value="228Th">
            <text:p>228Th</text:p>
          </table:table-cell>
        </table:table-row>
        <table:table-row table:style-name="ro2">
          <table:table-cell table:formula="of:=[Data.A12]" office:value-type="string" office:string-value="228Th">
            <text:p>228Th</text:p>
          </table:table-cell>
          <table:table-cell table:formula="of:=IF([Data.C12]=&quot;&quot;;&quot;&quot;;[Data.C12])" office:value-type="string" office:string-value="Radiothorium">
            <text:p>Radiothorium</text:p>
          </table:table-cell>
          <table:table-cell table:formula="of:=[Data.D12]" office:value-type="float" office:value="11">
            <text:p>11</text:p>
          </table:table-cell>
          <table:table-cell table:formula="of:=[Data.Q12]" office:value-type="float" office:value="0">
            <text:p>0</text:p>
          </table:table-cell>
          <table:table-cell table:formula="of:=[Data.J12]" office:value-type="float" office:value="60284217.6">
            <text:p>60284217.6</text:p>
          </table:table-cell>
          <table:table-cell table:formula="of:=[Data.K12]" office:value-type="float" office:value="5.52">
            <text:p>5.52</text:p>
          </table:table-cell>
          <table:table-cell table:formula="of:=[Data.L12]" office:value-type="string" office:string-value="224Ra">
            <text:p>224Ra</text:p>
          </table:table-cell>
        </table:table-row>
        <table:table-row table:style-name="ro2">
          <table:table-cell table:formula="of:=[Data.A13]" office:value-type="string" office:string-value="224Ra">
            <text:p>224Ra</text:p>
          </table:table-cell>
          <table:table-cell table:formula="of:=IF([Data.C13]=&quot;&quot;;&quot;&quot;;[Data.C13])" office:value-type="string" office:string-value="Thorium X">
            <text:p>Thorium X</text:p>
          </table:table-cell>
          <table:table-cell table:formula="of:=[Data.D13]" office:value-type="float" office:value="12">
            <text:p>12</text:p>
          </table:table-cell>
          <table:table-cell table:formula="of:=[Data.Q13]" office:value-type="float" office:value="0">
            <text:p>0</text:p>
          </table:table-cell>
          <table:table-cell table:formula="of:=[Data.J13]" office:value-type="float" office:value="313796.16">
            <text:p>313796.16</text:p>
          </table:table-cell>
          <table:table-cell table:formula="of:=[Data.K13]" office:value-type="float" office:value="5.789">
            <text:p>5.789</text:p>
          </table:table-cell>
          <table:table-cell table:formula="of:=[Data.L13]" office:value-type="string" office:string-value="220Rn">
            <text:p>220Rn</text:p>
          </table:table-cell>
        </table:table-row>
        <table:table-row table:style-name="ro2">
          <table:table-cell table:formula="of:=[Data.A14]" office:value-type="string" office:string-value="220Rn">
            <text:p>220Rn</text:p>
          </table:table-cell>
          <table:table-cell table:formula="of:=IF([Data.C14]=&quot;&quot;;&quot;&quot;;[Data.C14])" office:value-type="string" office:string-value="Thoron">
            <text:p>Thoron</text:p>
          </table:table-cell>
          <table:table-cell table:formula="of:=[Data.D14]" office:value-type="float" office:value="13">
            <text:p>13</text:p>
          </table:table-cell>
          <table:table-cell table:formula="of:=[Data.Q14]" office:value-type="float" office:value="0">
            <text:p>0</text:p>
          </table:table-cell>
          <table:table-cell table:formula="of:=[Data.J14]" office:value-type="float" office:value="55.6">
            <text:p>55.6</text:p>
          </table:table-cell>
          <table:table-cell table:formula="of:=[Data.K14]" office:value-type="float" office:value="6.404">
            <text:p>6.404</text:p>
          </table:table-cell>
          <table:table-cell table:formula="of:=[Data.L14]" office:value-type="string" office:string-value="216Po">
            <text:p>216Po</text:p>
          </table:table-cell>
        </table:table-row>
        <table:table-row table:style-name="ro2">
          <table:table-cell table:formula="of:=[Data.A15]" office:value-type="string" office:string-value="216Po">
            <text:p>216Po</text:p>
          </table:table-cell>
          <table:table-cell table:formula="of:=IF([Data.C15]=&quot;&quot;;&quot;&quot;;[Data.C15])" office:value-type="string" office:string-value="Thorium A">
            <text:p>Thorium A</text:p>
          </table:table-cell>
          <table:table-cell table:formula="of:=[Data.D15]" office:value-type="float" office:value="14">
            <text:p>14</text:p>
          </table:table-cell>
          <table:table-cell table:formula="of:=[Data.Q15]" office:value-type="float" office:value="0">
            <text:p>0</text:p>
          </table:table-cell>
          <table:table-cell table:formula="of:=[Data.J15]" office:value-type="float" office:value="0.145">
            <text:p>0.145</text:p>
          </table:table-cell>
          <table:table-cell table:formula="of:=[Data.K15]" office:value-type="float" office:value="6.906">
            <text:p>6.906</text:p>
          </table:table-cell>
          <table:table-cell table:formula="of:=[Data.L15]" office:value-type="string" office:string-value="212Pb">
            <text:p>212Pb</text:p>
          </table:table-cell>
        </table:table-row>
        <table:table-row table:style-name="ro2">
          <table:table-cell table:formula="of:=[Data.A16]" office:value-type="string" office:string-value="212Pb">
            <text:p>212Pb</text:p>
          </table:table-cell>
          <table:table-cell table:formula="of:=IF([Data.C16]=&quot;&quot;;&quot;&quot;;[Data.C16])" office:value-type="string" office:string-value="Thorium B">
            <text:p>Thorium B</text:p>
          </table:table-cell>
          <table:table-cell table:formula="of:=[Data.D16]" office:value-type="float" office:value="15">
            <text:p>15</text:p>
          </table:table-cell>
          <table:table-cell table:formula="of:=[Data.Q16]" office:value-type="float" office:value="1">
            <text:p>1</text:p>
          </table:table-cell>
          <table:table-cell table:formula="of:=[Data.J16]" office:value-type="float" office:value="38304">
            <text:p>38304</text:p>
          </table:table-cell>
          <table:table-cell table:formula="of:=[Data.K16]" office:value-type="float" office:value="0.57">
            <text:p>0.57</text:p>
          </table:table-cell>
          <table:table-cell table:formula="of:=[Data.L16]" office:value-type="string" office:string-value="212Bi">
            <text:p>212Bi</text:p>
          </table:table-cell>
        </table:table-row>
        <table:table-row table:style-name="ro2">
          <table:table-cell table:formula="of:=[Data.A17]" office:value-type="string" office:string-value="212Bi">
            <text:p>212Bi</text:p>
          </table:table-cell>
          <table:table-cell table:formula="of:=IF([Data.C17]=&quot;&quot;;&quot;&quot;;[Data.C17])" office:value-type="string" office:string-value="Thorium C">
            <text:p>Thorium C</text:p>
          </table:table-cell>
          <table:table-cell table:formula="of:=[Data.D17]" office:value-type="float" office:value="0.6406">
            <text:p>0.6406</text:p>
          </table:table-cell>
          <table:table-cell table:formula="of:=[Data.Q17]" office:value-type="float" office:value="1">
            <text:p>1</text:p>
          </table:table-cell>
          <table:table-cell table:formula="of:=[Data.J17]" office:value-type="float" office:value="3633">
            <text:p>3633</text:p>
          </table:table-cell>
          <table:table-cell table:formula="of:=[Data.K17]" office:value-type="float" office:value="2.252">
            <text:p>2.252</text:p>
          </table:table-cell>
          <table:table-cell table:formula="of:=[Data.L17]" office:value-type="string" office:string-value="212Po">
            <text:p>212Po</text:p>
          </table:table-cell>
        </table:table-row>
        <table:table-row table:style-name="ro2">
          <table:table-cell table:formula="of:=[Data.A18]" office:value-type="string" office:string-value="212Bi">
            <text:p>212Bi</text:p>
          </table:table-cell>
          <table:table-cell table:formula="of:=IF([Data.C18]=&quot;&quot;;&quot;&quot;;[Data.C18])" office:value-type="string" office:string-value="Thorium C">
            <text:p>Thorium C</text:p>
          </table:table-cell>
          <table:table-cell table:formula="of:=[Data.D18]" office:value-type="float" office:value="0.3594">
            <text:p>0.3594</text:p>
          </table:table-cell>
          <table:table-cell table:formula="of:=[Data.Q18]" office:value-type="float" office:value="0">
            <text:p>0</text:p>
          </table:table-cell>
          <table:table-cell table:formula="of:=[Data.J18]" office:value-type="float" office:value="3633">
            <text:p>3633</text:p>
          </table:table-cell>
          <table:table-cell table:formula="of:=[Data.K18]" office:value-type="float" office:value="6.208">
            <text:p>6.208</text:p>
          </table:table-cell>
          <table:table-cell table:formula="of:=[Data.L18]" office:value-type="string" office:string-value="212Po">
            <text:p>212Po</text:p>
          </table:table-cell>
        </table:table-row>
        <table:table-row table:style-name="ro2">
          <table:table-cell table:formula="of:=[Data.A19]" office:value-type="string" office:string-value="212Po">
            <text:p>212Po</text:p>
          </table:table-cell>
          <table:table-cell table:formula="of:=IF([Data.C19]=&quot;&quot;;&quot;&quot;;[Data.C19])" office:value-type="string" office:string-value="Thorium C′">
            <text:p>Thorium C′</text:p>
          </table:table-cell>
          <table:table-cell table:formula="of:=[Data.D19]" office:value-type="float" office:value="1">
            <text:p>1</text:p>
          </table:table-cell>
          <table:table-cell table:formula="of:=[Data.Q19]" office:value-type="float" office:value="0">
            <text:p>0</text:p>
          </table:table-cell>
          <table:table-cell table:formula="of:=[Data.J19]" office:value-type="float" office:value="0.000000299">
            <text:p>2.99E-007</text:p>
          </table:table-cell>
          <table:table-cell table:formula="of:=[Data.K19]" office:value-type="float" office:value="8.955">
            <text:p>8.955</text:p>
          </table:table-cell>
          <table:table-cell table:formula="of:=[Data.L19]" office:value-type="string" office:string-value="208Tl">
            <text:p>208Tl</text:p>
          </table:table-cell>
        </table:table-row>
        <table:table-row table:style-name="ro2">
          <table:table-cell table:formula="of:=[Data.A20]" office:value-type="string" office:string-value="208Tl">
            <text:p>208Tl</text:p>
          </table:table-cell>
          <table:table-cell table:formula="of:=IF([Data.C20]=&quot;&quot;;&quot;&quot;;[Data.C20])" office:value-type="string" office:string-value="Thorium C″">
            <text:p>Thorium C″</text:p>
          </table:table-cell>
          <table:table-cell table:formula="of:=[Data.D20]" office:value-type="float" office:value="1">
            <text:p>1</text:p>
          </table:table-cell>
          <table:table-cell table:formula="of:=[Data.Q20]" office:value-type="float" office:value="1">
            <text:p>1</text:p>
          </table:table-cell>
          <table:table-cell table:formula="of:=[Data.J20]" office:value-type="float" office:value="183.18">
            <text:p>183.18</text:p>
          </table:table-cell>
          <table:table-cell table:formula="of:=[Data.K20]" office:value-type="float" office:value="4.999">
            <text:p>4.999</text:p>
          </table:table-cell>
          <table:table-cell table:formula="of:=[Data.L20]" office:value-type="string" office:string-value="208Pb">
            <text:p>208Pb</text:p>
          </table:table-cell>
        </table:table-row>
        <table:table-row table:style-name="ro2">
          <table:table-cell table:formula="of:=[Data.A21]" office:value-type="string" office:string-value="208Pb">
            <text:p>208Pb</text:p>
          </table:table-cell>
          <table:table-cell table:formula="of:=IF([Data.C21]=&quot;&quot;;&quot;&quot;;[Data.C21])" office:value-type="string" office:string-value="Thorium D">
            <text:p>Thorium D</text:p>
          </table:table-cell>
          <table:table-cell table:formula="of:=[Data.D21]" office:value-type="float" office:value="1">
            <text:p>1</text:p>
          </table:table-cell>
          <table:table-cell table:formula="of:=[Data.Q21]" office:value-type="float" office:value="2">
            <text:p>2</text:p>
          </table:table-cell>
          <table:table-cell table:formula="of:=[Data.J21]" office:value-type="float" office:value="31536000">
            <text:p>31536000</text:p>
          </table:table-cell>
          <table:table-cell table:formula="of:=[Data.K21]" office:value-type="float" office:value="0">
            <text:p>0</text:p>
          </table:table-cell>
          <table:table-cell table:formula="of:=[Data.L21]" office:value-type="string" office:string-value="208Pb">
            <text:p>208Pb</text:p>
          </table:table-cell>
        </table:table-row>
        <table:table-row table:style-name="ro2">
          <table:table-cell table:formula="of:=[Data.A22]" office:value-type="string" office:string-value="249Cf">
            <text:p>249Cf</text:p>
          </table:table-cell>
          <table:table-cell table:formula="of:=IF([Data.C22]=&quot;&quot;;&quot;&quot;;[Data.C22])">
            <text:p/>
          </table:table-cell>
          <table:table-cell table:formula="of:=[Data.D22]" office:value-type="float" office:value="1">
            <text:p>1</text:p>
          </table:table-cell>
          <table:table-cell table:formula="of:=[Data.Q22]" office:value-type="float" office:value="0">
            <text:p>0</text:p>
          </table:table-cell>
          <table:table-cell table:formula="of:=[Data.J22]" office:value-type="float" office:value="11069136000">
            <text:p>11069136000</text:p>
          </table:table-cell>
          <table:table-cell table:formula="of:=[Data.K22]" office:value-type="float" office:value="6.201">
            <text:p>6.201</text:p>
          </table:table-cell>
          <table:table-cell table:formula="of:=[Data.L22]" office:value-type="string" office:string-value="245Cm">
            <text:p>245Cm</text:p>
          </table:table-cell>
        </table:table-row>
        <table:table-row table:style-name="ro2">
          <table:table-cell table:formula="of:=[Data.A23]" office:value-type="string" office:string-value="245Cm">
            <text:p>245Cm</text:p>
          </table:table-cell>
          <table:table-cell table:formula="of:=IF([Data.C23]=&quot;&quot;;&quot;&quot;;[Data.C23])">
            <text:p/>
          </table:table-cell>
          <table:table-cell table:formula="of:=[Data.D23]" office:value-type="float" office:value="1">
            <text:p>1</text:p>
          </table:table-cell>
          <table:table-cell table:formula="of:=[Data.Q23]" office:value-type="float" office:value="0">
            <text:p>0</text:p>
          </table:table-cell>
          <table:table-cell table:formula="of:=[Data.J23]" office:value-type="float" office:value="268056000000">
            <text:p>268056000000</text:p>
          </table:table-cell>
          <table:table-cell table:formula="of:=[Data.K23]" office:value-type="float" office:value="5.537">
            <text:p>5.537</text:p>
          </table:table-cell>
          <table:table-cell table:formula="of:=[Data.L23]" office:value-type="string" office:string-value="241Pu">
            <text:p>241Pu</text:p>
          </table:table-cell>
        </table:table-row>
        <table:table-row table:style-name="ro2">
          <table:table-cell table:formula="of:=[Data.A24]" office:value-type="string" office:string-value="241Pu">
            <text:p>241Pu</text:p>
          </table:table-cell>
          <table:table-cell table:formula="of:=IF([Data.C24]=&quot;&quot;;&quot;&quot;;[Data.C24])">
            <text:p/>
          </table:table-cell>
          <table:table-cell table:formula="of:=[Data.D24]" office:value-type="float" office:value="1">
            <text:p>1</text:p>
          </table:table-cell>
          <table:table-cell table:formula="of:=[Data.Q24]" office:value-type="float" office:value="1">
            <text:p>1</text:p>
          </table:table-cell>
          <table:table-cell table:formula="of:=[Data.J24]" office:value-type="float" office:value="454118400">
            <text:p>454118400</text:p>
          </table:table-cell>
          <table:table-cell table:formula="of:=[Data.K24]" office:value-type="float" office:value="0.021">
            <text:p>0.021</text:p>
          </table:table-cell>
          <table:table-cell table:formula="of:=[Data.L24]" office:value-type="string" office:string-value="241Am">
            <text:p>241Am</text:p>
          </table:table-cell>
        </table:table-row>
        <table:table-row table:style-name="ro2">
          <table:table-cell table:formula="of:=[Data.A25]" office:value-type="string" office:string-value="241Am">
            <text:p>241Am</text:p>
          </table:table-cell>
          <table:table-cell table:formula="of:=IF([Data.C25]=&quot;&quot;;&quot;&quot;;[Data.C25])">
            <text:p/>
          </table:table-cell>
          <table:table-cell table:formula="of:=[Data.D25]" office:value-type="float" office:value="1">
            <text:p>1</text:p>
          </table:table-cell>
          <table:table-cell table:formula="of:=[Data.Q25]" office:value-type="float" office:value="0">
            <text:p>0</text:p>
          </table:table-cell>
          <table:table-cell table:formula="of:=[Data.J25]" office:value-type="float" office:value="13645627200">
            <text:p>13645627200</text:p>
          </table:table-cell>
          <table:table-cell table:formula="of:=[Data.K25]" office:value-type="float" office:value="5.638">
            <text:p>5.638</text:p>
          </table:table-cell>
          <table:table-cell table:formula="of:=[Data.L25]" office:value-type="string" office:string-value="237Np">
            <text:p>237Np</text:p>
          </table:table-cell>
        </table:table-row>
        <table:table-row table:style-name="ro2">
          <table:table-cell table:formula="of:=[Data.A26]" office:value-type="string" office:string-value="237Np">
            <text:p>237Np</text:p>
          </table:table-cell>
          <table:table-cell table:formula="of:=IF([Data.C26]=&quot;&quot;;&quot;&quot;;[Data.C26])">
            <text:p/>
          </table:table-cell>
          <table:table-cell table:formula="of:=[Data.D26]" office:value-type="float" office:value="1">
            <text:p>1</text:p>
          </table:table-cell>
          <table:table-cell table:formula="of:=[Data.Q26]" office:value-type="float" office:value="0">
            <text:p>0</text:p>
          </table:table-cell>
          <table:table-cell table:formula="of:=[Data.J26]" office:value-type="float" office:value="67487040000000">
            <text:p>67487040000000</text:p>
          </table:table-cell>
          <table:table-cell table:formula="of:=[Data.K26]" office:value-type="float" office:value="4.959">
            <text:p>4.959</text:p>
          </table:table-cell>
          <table:table-cell table:formula="of:=[Data.L26]" office:value-type="string" office:string-value="233Pa">
            <text:p>233Pa</text:p>
          </table:table-cell>
        </table:table-row>
        <table:table-row table:style-name="ro2">
          <table:table-cell table:formula="of:=[Data.A27]" office:value-type="string" office:string-value="233Pa">
            <text:p>233Pa</text:p>
          </table:table-cell>
          <table:table-cell table:formula="of:=IF([Data.C27]=&quot;&quot;;&quot;&quot;;[Data.C27])">
            <text:p/>
          </table:table-cell>
          <table:table-cell table:formula="of:=[Data.D27]" office:value-type="float" office:value="1">
            <text:p>1</text:p>
          </table:table-cell>
          <table:table-cell table:formula="of:=[Data.Q27]" office:value-type="float" office:value="1">
            <text:p>1</text:p>
          </table:table-cell>
          <table:table-cell table:formula="of:=[Data.J27]" office:value-type="float" office:value="2332800">
            <text:p>2332800</text:p>
          </table:table-cell>
          <table:table-cell table:formula="of:=[Data.K27]" office:value-type="float" office:value="0.571">
            <text:p>0.571</text:p>
          </table:table-cell>
          <table:table-cell table:formula="of:=[Data.L27]" office:value-type="string" office:string-value="233U">
            <text:p>233U</text:p>
          </table:table-cell>
        </table:table-row>
        <table:table-row table:style-name="ro2">
          <table:table-cell table:formula="of:=[Data.A28]" office:value-type="string" office:string-value="233U">
            <text:p>233U</text:p>
          </table:table-cell>
          <table:table-cell table:formula="of:=IF([Data.C28]=&quot;&quot;;&quot;&quot;;[Data.C28])">
            <text:p/>
          </table:table-cell>
          <table:table-cell table:formula="of:=[Data.D28]" office:value-type="float" office:value="1">
            <text:p>1</text:p>
          </table:table-cell>
          <table:table-cell table:formula="of:=[Data.Q28]" office:value-type="float" office:value="0">
            <text:p>0</text:p>
          </table:table-cell>
          <table:table-cell table:formula="of:=[Data.J28]" office:value-type="float" office:value="5020531200000">
            <text:p>5020531200000</text:p>
          </table:table-cell>
          <table:table-cell table:formula="of:=[Data.K28]" office:value-type="float" office:value="4.909">
            <text:p>4.909</text:p>
          </table:table-cell>
          <table:table-cell table:formula="of:=[Data.L28]" office:value-type="string" office:string-value="229Th">
            <text:p>229Th</text:p>
          </table:table-cell>
        </table:table-row>
        <table:table-row table:style-name="ro2">
          <table:table-cell table:formula="of:=[Data.A29]" office:value-type="string" office:string-value="229Th">
            <text:p>229Th</text:p>
          </table:table-cell>
          <table:table-cell table:formula="of:=IF([Data.C29]=&quot;&quot;;&quot;&quot;;[Data.C29])">
            <text:p/>
          </table:table-cell>
          <table:table-cell table:formula="of:=[Data.D29]" office:value-type="float" office:value="1">
            <text:p>1</text:p>
          </table:table-cell>
          <table:table-cell table:formula="of:=[Data.Q29]" office:value-type="float" office:value="0">
            <text:p>0</text:p>
          </table:table-cell>
          <table:table-cell table:formula="of:=[Data.J29]" office:value-type="float" office:value="231474240000">
            <text:p>231474240000</text:p>
          </table:table-cell>
          <table:table-cell table:formula="of:=[Data.K29]" office:value-type="float" office:value="5.168">
            <text:p>5.168</text:p>
          </table:table-cell>
          <table:table-cell table:formula="of:=[Data.L29]" office:value-type="string" office:string-value="225Ra">
            <text:p>225Ra</text:p>
          </table:table-cell>
        </table:table-row>
        <table:table-row table:style-name="ro2">
          <table:table-cell table:formula="of:=[Data.A30]" office:value-type="string" office:string-value="225Ra">
            <text:p>225Ra</text:p>
          </table:table-cell>
          <table:table-cell table:formula="of:=IF([Data.C30]=&quot;&quot;;&quot;&quot;;[Data.C30])">
            <text:p/>
          </table:table-cell>
          <table:table-cell table:formula="of:=[Data.D30]" office:value-type="float" office:value="1">
            <text:p>1</text:p>
          </table:table-cell>
          <table:table-cell table:formula="of:=[Data.Q30]" office:value-type="float" office:value="1">
            <text:p>1</text:p>
          </table:table-cell>
          <table:table-cell table:formula="of:=[Data.J30]" office:value-type="float" office:value="1287360">
            <text:p>1287360</text:p>
          </table:table-cell>
          <table:table-cell table:formula="of:=[Data.K30]" office:value-type="float" office:value="0.36">
            <text:p>0.36</text:p>
          </table:table-cell>
          <table:table-cell table:formula="of:=[Data.L30]" office:value-type="string" office:string-value="225Ac">
            <text:p>225Ac</text:p>
          </table:table-cell>
        </table:table-row>
        <table:table-row table:style-name="ro2">
          <table:table-cell table:formula="of:=[Data.A31]" office:value-type="string" office:string-value="225Ac">
            <text:p>225Ac</text:p>
          </table:table-cell>
          <table:table-cell table:formula="of:=IF([Data.C31]=&quot;&quot;;&quot;&quot;;[Data.C31])">
            <text:p/>
          </table:table-cell>
          <table:table-cell table:formula="of:=[Data.D31]" office:value-type="float" office:value="1">
            <text:p>1</text:p>
          </table:table-cell>
          <table:table-cell table:formula="of:=[Data.Q31]" office:value-type="float" office:value="0">
            <text:p>0</text:p>
          </table:table-cell>
          <table:table-cell table:formula="of:=[Data.J31]" office:value-type="float" office:value="864000">
            <text:p>864000</text:p>
          </table:table-cell>
          <table:table-cell table:formula="of:=[Data.K31]" office:value-type="float" office:value="5.935">
            <text:p>5.935</text:p>
          </table:table-cell>
          <table:table-cell table:formula="of:=[Data.L31]" office:value-type="string" office:string-value="221Fr">
            <text:p>221Fr</text:p>
          </table:table-cell>
        </table:table-row>
        <table:table-row table:style-name="ro2">
          <table:table-cell table:formula="of:=[Data.A32]" office:value-type="string" office:string-value="221Fr">
            <text:p>221Fr</text:p>
          </table:table-cell>
          <table:table-cell table:formula="of:=IF([Data.C32]=&quot;&quot;;&quot;&quot;;[Data.C32])">
            <text:p/>
          </table:table-cell>
          <table:table-cell table:formula="of:=[Data.D32]" office:value-type="float" office:value="1">
            <text:p>1</text:p>
          </table:table-cell>
          <table:table-cell table:formula="of:=[Data.Q32]" office:value-type="float" office:value="0">
            <text:p>0</text:p>
          </table:table-cell>
          <table:table-cell table:formula="of:=[Data.J32]" office:value-type="float" office:value="288">
            <text:p>288</text:p>
          </table:table-cell>
          <table:table-cell table:formula="of:=[Data.K32]" office:value-type="float" office:value="6.3">
            <text:p>6.3</text:p>
          </table:table-cell>
          <table:table-cell table:formula="of:=[Data.L32]" office:value-type="string" office:string-value="217At">
            <text:p>217At</text:p>
          </table:table-cell>
        </table:table-row>
        <table:table-row table:style-name="ro2">
          <table:table-cell table:formula="of:=[Data.A33]" office:value-type="string" office:string-value="217At">
            <text:p>217At</text:p>
          </table:table-cell>
          <table:table-cell table:formula="of:=IF([Data.C33]=&quot;&quot;;&quot;&quot;;[Data.C33])">
            <text:p/>
          </table:table-cell>
          <table:table-cell table:formula="of:=[Data.D33]" office:value-type="float" office:value="1">
            <text:p>1</text:p>
          </table:table-cell>
          <table:table-cell table:formula="of:=[Data.Q33]" office:value-type="float" office:value="0">
            <text:p>0</text:p>
          </table:table-cell>
          <table:table-cell table:formula="of:=[Data.J33]" office:value-type="float" office:value="0.032">
            <text:p>0.032</text:p>
          </table:table-cell>
          <table:table-cell table:formula="of:=[Data.K33]" office:value-type="float" office:value="7">
            <text:p>7</text:p>
          </table:table-cell>
          <table:table-cell table:formula="of:=[Data.L33]" office:value-type="string" office:string-value="213Bi">
            <text:p>213Bi</text:p>
          </table:table-cell>
        </table:table-row>
        <table:table-row table:style-name="ro2">
          <table:table-cell table:formula="of:=[Data.A34]" office:value-type="string" office:string-value="213Bi">
            <text:p>213Bi</text:p>
          </table:table-cell>
          <table:table-cell table:formula="of:=IF([Data.C34]=&quot;&quot;;&quot;&quot;;[Data.C34])">
            <text:p/>
          </table:table-cell>
          <table:table-cell table:formula="of:=[Data.D34]" office:value-type="float" office:value="0.978">
            <text:p>0.978</text:p>
          </table:table-cell>
          <table:table-cell table:formula="of:=[Data.Q34]" office:value-type="float" office:value="1">
            <text:p>1</text:p>
          </table:table-cell>
          <table:table-cell table:formula="of:=[Data.J34]" office:value-type="float" office:value="2790">
            <text:p>2790</text:p>
          </table:table-cell>
          <table:table-cell table:formula="of:=[Data.K34]" office:value-type="float" office:value="1.423">
            <text:p>1.423</text:p>
          </table:table-cell>
          <table:table-cell table:formula="of:=[Data.L34]" office:value-type="string" office:string-value="213Po">
            <text:p>213Po</text:p>
          </table:table-cell>
        </table:table-row>
        <table:table-row table:style-name="ro2">
          <table:table-cell table:formula="of:=[Data.A35]" office:value-type="string" office:string-value="213Bi">
            <text:p>213Bi</text:p>
          </table:table-cell>
          <table:table-cell table:formula="of:=IF([Data.C35]=&quot;&quot;;&quot;&quot;;[Data.C35])">
            <text:p/>
          </table:table-cell>
          <table:table-cell table:formula="of:=[Data.D35]" office:value-type="float" office:value="0.22">
            <text:p>0.22</text:p>
          </table:table-cell>
          <table:table-cell table:formula="of:=[Data.Q35]" office:value-type="float" office:value="0">
            <text:p>0</text:p>
          </table:table-cell>
          <table:table-cell table:formula="of:=[Data.J35]" office:value-type="float" office:value="2790">
            <text:p>2790</text:p>
          </table:table-cell>
          <table:table-cell table:formula="of:=[Data.K35]" office:value-type="float" office:value="5.87">
            <text:p>5.87</text:p>
          </table:table-cell>
          <table:table-cell table:formula="of:=[Data.L35]" office:value-type="string" office:string-value="209Tl">
            <text:p>209Tl</text:p>
          </table:table-cell>
        </table:table-row>
        <table:table-row table:style-name="ro2">
          <table:table-cell table:formula="of:=[Data.A36]" office:value-type="string" office:string-value="213Po">
            <text:p>213Po</text:p>
          </table:table-cell>
          <table:table-cell table:formula="of:=IF([Data.C36]=&quot;&quot;;&quot;&quot;;[Data.C36])">
            <text:p/>
          </table:table-cell>
          <table:table-cell table:formula="of:=[Data.D36]" office:value-type="float" office:value="1">
            <text:p>1</text:p>
          </table:table-cell>
          <table:table-cell table:formula="of:=[Data.Q36]" office:value-type="float" office:value="0">
            <text:p>0</text:p>
          </table:table-cell>
          <table:table-cell table:formula="of:=[Data.J36]" office:value-type="float" office:value="0.0000372">
            <text:p>0.0000372</text:p>
          </table:table-cell>
          <table:table-cell table:formula="of:=[Data.K36]" office:value-type="float" office:value="8.536">
            <text:p>8.536</text:p>
          </table:table-cell>
          <table:table-cell table:formula="of:=[Data.L36]" office:value-type="string" office:string-value="209Pb">
            <text:p>209Pb</text:p>
          </table:table-cell>
        </table:table-row>
        <table:table-row table:style-name="ro2">
          <table:table-cell table:formula="of:=[Data.A37]" office:value-type="string" office:string-value="209Tl">
            <text:p>209Tl</text:p>
          </table:table-cell>
          <table:table-cell table:formula="of:=IF([Data.C37]=&quot;&quot;;&quot;&quot;;[Data.C37])">
            <text:p/>
          </table:table-cell>
          <table:table-cell table:formula="of:=[Data.D37]" office:value-type="float" office:value="1">
            <text:p>1</text:p>
          </table:table-cell>
          <table:table-cell table:formula="of:=[Data.Q37]" office:value-type="float" office:value="1">
            <text:p>1</text:p>
          </table:table-cell>
          <table:table-cell table:formula="of:=[Data.J37]" office:value-type="float" office:value="132">
            <text:p>132</text:p>
          </table:table-cell>
          <table:table-cell table:formula="of:=[Data.K37]" office:value-type="float" office:value="3.99">
            <text:p>3.99</text:p>
          </table:table-cell>
          <table:table-cell table:formula="of:=[Data.L37]" office:value-type="string" office:string-value="209Pb">
            <text:p>209Pb</text:p>
          </table:table-cell>
        </table:table-row>
        <table:table-row table:style-name="ro2">
          <table:table-cell table:formula="of:=[Data.A38]" office:value-type="string" office:string-value="209Pb">
            <text:p>209Pb</text:p>
          </table:table-cell>
          <table:table-cell table:formula="of:=IF([Data.C38]=&quot;&quot;;&quot;&quot;;[Data.C38])">
            <text:p/>
          </table:table-cell>
          <table:table-cell table:formula="of:=[Data.D38]" office:value-type="float" office:value="1">
            <text:p>1</text:p>
          </table:table-cell>
          <table:table-cell table:formula="of:=[Data.Q38]" office:value-type="float" office:value="1">
            <text:p>1</text:p>
          </table:table-cell>
          <table:table-cell table:formula="of:=[Data.J38]" office:value-type="float" office:value="11700">
            <text:p>11700</text:p>
          </table:table-cell>
          <table:table-cell table:formula="of:=[Data.K38]" office:value-type="float" office:value="0.644">
            <text:p>0.644</text:p>
          </table:table-cell>
          <table:table-cell table:formula="of:=[Data.L38]" office:value-type="string" office:string-value="209Bi">
            <text:p>209Bi</text:p>
          </table:table-cell>
        </table:table-row>
        <table:table-row table:style-name="ro2">
          <table:table-cell table:formula="of:=[Data.A39]" office:value-type="string" office:string-value="209Bi">
            <text:p>209Bi</text:p>
          </table:table-cell>
          <table:table-cell table:formula="of:=IF([Data.C39]=&quot;&quot;;&quot;&quot;;[Data.C39])">
            <text:p/>
          </table:table-cell>
          <table:table-cell table:formula="of:=[Data.D39]" office:value-type="float" office:value="1">
            <text:p>1</text:p>
          </table:table-cell>
          <table:table-cell table:formula="of:=[Data.Q39]" office:value-type="float" office:value="0">
            <text:p>0</text:p>
          </table:table-cell>
          <table:table-cell table:formula="of:=[Data.J39]" office:value-type="float" office:value="5.99184E+026">
            <text:p>599184000000000000000000000</text:p>
          </table:table-cell>
          <table:table-cell table:formula="of:=[Data.K39]" office:value-type="float" office:value="3.137">
            <text:p>3.137</text:p>
          </table:table-cell>
          <table:table-cell table:formula="of:=[Data.L39]" office:value-type="string" office:string-value="205Tl">
            <text:p>205Tl</text:p>
          </table:table-cell>
        </table:table-row>
        <table:table-row table:style-name="ro2">
          <table:table-cell table:formula="of:=[Data.A40]" office:value-type="string" office:string-value="205Tl">
            <text:p>205Tl</text:p>
          </table:table-cell>
          <table:table-cell table:formula="of:=IF([Data.C40]=&quot;&quot;;&quot;&quot;;[Data.C40])">
            <text:p/>
          </table:table-cell>
          <table:table-cell table:formula="of:=[Data.D40]" office:value-type="float" office:value="1">
            <text:p>1</text:p>
          </table:table-cell>
          <table:table-cell table:formula="of:=[Data.Q40]" office:value-type="float" office:value="2">
            <text:p>2</text:p>
          </table:table-cell>
          <table:table-cell table:formula="of:=[Data.J40]" office:value-type="float" office:value="31536000">
            <text:p>31536000</text:p>
          </table:table-cell>
          <table:table-cell table:formula="of:=[Data.K40]" office:value-type="float" office:value="0">
            <text:p>0</text:p>
          </table:table-cell>
          <table:table-cell table:formula="of:=[Data.L40]" office:value-type="string" office:string-value="205Tl">
            <text:p>205Tl</text:p>
          </table:table-cell>
        </table:table-row>
        <table:table-row table:style-name="ro2">
          <table:table-cell table:formula="of:=[Data.A41]" office:value-type="string" office:string-value="238U">
            <text:p>238U</text:p>
          </table:table-cell>
          <table:table-cell table:formula="of:=IF([Data.C41]=&quot;&quot;;&quot;&quot;;[Data.C41])" office:value-type="string" office:string-value="Uranium I">
            <text:p>Uranium I</text:p>
          </table:table-cell>
          <table:table-cell table:formula="of:=[Data.D41]" office:value-type="float" office:value="1">
            <text:p>1</text:p>
          </table:table-cell>
          <table:table-cell table:formula="of:=[Data.Q41]" office:value-type="float" office:value="0">
            <text:p>0</text:p>
          </table:table-cell>
          <table:table-cell table:formula="of:=[Data.J41]" office:value-type="float" office:value="1.40902848E+017">
            <text:p>140902848000000000</text:p>
          </table:table-cell>
          <table:table-cell table:formula="of:=[Data.K41]" office:value-type="float" office:value="4.27">
            <text:p>4.27</text:p>
          </table:table-cell>
          <table:table-cell table:formula="of:=[Data.L41]" office:value-type="string" office:string-value="234Th">
            <text:p>234Th</text:p>
          </table:table-cell>
        </table:table-row>
        <table:table-row table:style-name="ro2">
          <table:table-cell table:formula="of:=[Data.A42]" office:value-type="string" office:string-value="234Th">
            <text:p>234Th</text:p>
          </table:table-cell>
          <table:table-cell table:formula="of:=IF([Data.C42]=&quot;&quot;;&quot;&quot;;[Data.C42])" office:value-type="string" office:string-value="Uranium X1">
            <text:p>Uranium X1</text:p>
          </table:table-cell>
          <table:table-cell table:formula="of:=[Data.D42]" office:value-type="float" office:value="1">
            <text:p>1</text:p>
          </table:table-cell>
          <table:table-cell table:formula="of:=[Data.Q42]" office:value-type="float" office:value="1">
            <text:p>1</text:p>
          </table:table-cell>
          <table:table-cell table:formula="of:=[Data.J42]" office:value-type="float" office:value="2082240">
            <text:p>2082240</text:p>
          </table:table-cell>
          <table:table-cell table:formula="of:=[Data.K42]" office:value-type="float" office:value="0.273">
            <text:p>0.273</text:p>
          </table:table-cell>
          <table:table-cell table:formula="of:=[Data.L42]" office:value-type="string" office:string-value="234mPa">
            <text:p>234mPa</text:p>
          </table:table-cell>
        </table:table-row>
        <table:table-row table:style-name="ro2">
          <table:table-cell table:formula="of:=[Data.A43]" office:value-type="string" office:string-value="234mPa">
            <text:p>234mPa</text:p>
          </table:table-cell>
          <table:table-cell table:formula="of:=IF([Data.C43]=&quot;&quot;;&quot;&quot;;[Data.C43])" office:value-type="string" office:string-value="Uranium X2">
            <text:p>Uranium X2</text:p>
          </table:table-cell>
          <table:table-cell table:formula="of:=[Data.D43]" office:value-type="float" office:value="0.9984">
            <text:p>0.9984</text:p>
          </table:table-cell>
          <table:table-cell table:formula="of:=[Data.Q43]" office:value-type="float" office:value="1">
            <text:p>1</text:p>
          </table:table-cell>
          <table:table-cell table:formula="of:=[Data.J43]" office:value-type="float" office:value="69.6">
            <text:p>69.6</text:p>
          </table:table-cell>
          <table:table-cell table:formula="of:=[Data.K43]" office:value-type="float" office:value="2.271">
            <text:p>2.271</text:p>
          </table:table-cell>
          <table:table-cell table:formula="of:=[Data.L43]" office:value-type="string" office:string-value="234U">
            <text:p>234U</text:p>
          </table:table-cell>
        </table:table-row>
        <table:table-row table:style-name="ro2">
          <table:table-cell table:formula="of:=[Data.A44]" office:value-type="string" office:string-value="234mPa">
            <text:p>234mPa</text:p>
          </table:table-cell>
          <table:table-cell table:formula="of:=IF([Data.C44]=&quot;&quot;;&quot;&quot;;[Data.C44])" office:value-type="string" office:string-value="Brevium">
            <text:p>Brevium</text:p>
          </table:table-cell>
          <table:table-cell table:formula="of:=[Data.D44]" office:value-type="float" office:value="0.0016">
            <text:p>0.0016</text:p>
          </table:table-cell>
          <table:table-cell table:formula="of:=[Data.Q44]" office:value-type="float" office:value="2">
            <text:p>2</text:p>
          </table:table-cell>
          <table:table-cell table:formula="of:=[Data.J44]" office:value-type="float" office:value="69.6">
            <text:p>69.6</text:p>
          </table:table-cell>
          <table:table-cell table:formula="of:=[Data.K44]" office:value-type="float" office:value="0.074">
            <text:p>0.074</text:p>
          </table:table-cell>
          <table:table-cell table:formula="of:=[Data.L44]" office:value-type="string" office:string-value="234Pa">
            <text:p>234Pa</text:p>
          </table:table-cell>
        </table:table-row>
        <table:table-row table:style-name="ro2">
          <table:table-cell table:formula="of:=[Data.A45]" office:value-type="string" office:string-value="234Pa">
            <text:p>234Pa</text:p>
          </table:table-cell>
          <table:table-cell table:formula="of:=IF([Data.C45]=&quot;&quot;;&quot;&quot;;[Data.C45])" office:value-type="string" office:string-value="Uranium Z">
            <text:p>Uranium Z</text:p>
          </table:table-cell>
          <table:table-cell table:formula="of:=[Data.D45]" office:value-type="float" office:value="1">
            <text:p>1</text:p>
          </table:table-cell>
          <table:table-cell table:formula="of:=[Data.Q45]" office:value-type="float" office:value="1">
            <text:p>1</text:p>
          </table:table-cell>
          <table:table-cell table:formula="of:=[Data.J45]" office:value-type="float" office:value="24120">
            <text:p>24120</text:p>
          </table:table-cell>
          <table:table-cell table:formula="of:=[Data.K45]" office:value-type="float" office:value="2.197">
            <text:p>2.197</text:p>
          </table:table-cell>
          <table:table-cell table:formula="of:=[Data.L45]" office:value-type="string" office:string-value="234U">
            <text:p>234U</text:p>
          </table:table-cell>
        </table:table-row>
        <table:table-row table:style-name="ro2">
          <table:table-cell table:formula="of:=[Data.A46]" office:value-type="string" office:string-value="234U">
            <text:p>234U</text:p>
          </table:table-cell>
          <table:table-cell table:formula="of:=IF([Data.C46]=&quot;&quot;;&quot;&quot;;[Data.C46])" office:value-type="string" office:string-value="Uranium II">
            <text:p>Uranium II</text:p>
          </table:table-cell>
          <table:table-cell table:formula="of:=[Data.D46]" office:value-type="float" office:value="1">
            <text:p>1</text:p>
          </table:table-cell>
          <table:table-cell table:formula="of:=[Data.Q46]" office:value-type="float" office:value="0">
            <text:p>0</text:p>
          </table:table-cell>
          <table:table-cell table:formula="of:=[Data.J46]" office:value-type="float" office:value="7742088000000">
            <text:p>7742088000000</text:p>
          </table:table-cell>
          <table:table-cell table:formula="of:=[Data.K46]" office:value-type="float" office:value="4.859">
            <text:p>4.859</text:p>
          </table:table-cell>
          <table:table-cell table:formula="of:=[Data.L46]" office:value-type="string" office:string-value="230Th">
            <text:p>230Th</text:p>
          </table:table-cell>
        </table:table-row>
        <table:table-row table:style-name="ro2">
          <table:table-cell table:formula="of:=[Data.A47]" office:value-type="string" office:string-value="230Th">
            <text:p>230Th</text:p>
          </table:table-cell>
          <table:table-cell table:formula="of:=IF([Data.C47]=&quot;&quot;;&quot;&quot;;[Data.C47])" office:value-type="string" office:string-value="Ionium">
            <text:p>Ionium</text:p>
          </table:table-cell>
          <table:table-cell table:formula="of:=[Data.D47]" office:value-type="float" office:value="1">
            <text:p>1</text:p>
          </table:table-cell>
          <table:table-cell table:formula="of:=[Data.Q47]" office:value-type="float" office:value="0">
            <text:p>0</text:p>
          </table:table-cell>
          <table:table-cell table:formula="of:=[Data.J47]" office:value-type="float" office:value="2377183680000">
            <text:p>2377183680000</text:p>
          </table:table-cell>
          <table:table-cell table:formula="of:=[Data.K47]" office:value-type="float" office:value="4.77">
            <text:p>4.77</text:p>
          </table:table-cell>
          <table:table-cell table:formula="of:=[Data.L47]" office:value-type="string" office:string-value="226Ra">
            <text:p>226Ra</text:p>
          </table:table-cell>
        </table:table-row>
        <table:table-row table:style-name="ro2">
          <table:table-cell table:formula="of:=[Data.A48]" office:value-type="string" office:string-value="226Ra">
            <text:p>226Ra</text:p>
          </table:table-cell>
          <table:table-cell table:formula="of:=IF([Data.C48]=&quot;&quot;;&quot;&quot;;[Data.C48])" office:value-type="string" office:string-value="Radium">
            <text:p>Radium</text:p>
          </table:table-cell>
          <table:table-cell table:formula="of:=[Data.D48]" office:value-type="float" office:value="1">
            <text:p>1</text:p>
          </table:table-cell>
          <table:table-cell table:formula="of:=[Data.Q48]" office:value-type="float" office:value="0">
            <text:p>0</text:p>
          </table:table-cell>
          <table:table-cell table:formula="of:=[Data.J48]" office:value-type="float" office:value="50520672000">
            <text:p>50520672000</text:p>
          </table:table-cell>
          <table:table-cell table:formula="of:=[Data.K48]" office:value-type="float" office:value="4.871">
            <text:p>4.871</text:p>
          </table:table-cell>
          <table:table-cell table:formula="of:=[Data.L48]" office:value-type="string" office:string-value="222Rn">
            <text:p>222Rn</text:p>
          </table:table-cell>
        </table:table-row>
        <table:table-row table:style-name="ro2">
          <table:table-cell table:formula="of:=[Data.A49]" office:value-type="string" office:string-value="222Rn">
            <text:p>222Rn</text:p>
          </table:table-cell>
          <table:table-cell table:formula="of:=IF([Data.C49]=&quot;&quot;;&quot;&quot;;[Data.C49])" office:value-type="string" office:string-value="Radon">
            <text:p>Radon</text:p>
          </table:table-cell>
          <table:table-cell table:formula="of:=[Data.D49]" office:value-type="float" office:value="1">
            <text:p>1</text:p>
          </table:table-cell>
          <table:table-cell table:formula="of:=[Data.Q49]" office:value-type="float" office:value="0">
            <text:p>0</text:p>
          </table:table-cell>
          <table:table-cell table:formula="of:=[Data.J49]" office:value-type="float" office:value="330350.4">
            <text:p>330350.4</text:p>
          </table:table-cell>
          <table:table-cell table:formula="of:=[Data.K49]" office:value-type="float" office:value="5.59">
            <text:p>5.59</text:p>
          </table:table-cell>
          <table:table-cell table:formula="of:=[Data.L49]" office:value-type="string" office:string-value="218Po">
            <text:p>218Po</text:p>
          </table:table-cell>
        </table:table-row>
        <table:table-row table:style-name="ro2">
          <table:table-cell table:formula="of:=[Data.A50]" office:value-type="string" office:string-value="218Po">
            <text:p>218Po</text:p>
          </table:table-cell>
          <table:table-cell table:formula="of:=IF([Data.C50]=&quot;&quot;;&quot;&quot;;[Data.C50])" office:value-type="string" office:string-value="Radium A">
            <text:p>Radium A</text:p>
          </table:table-cell>
          <table:table-cell table:formula="of:=[Data.D50]" office:value-type="float" office:value="0.9989">
            <text:p>0.9989</text:p>
          </table:table-cell>
          <table:table-cell table:formula="of:=[Data.Q50]" office:value-type="float" office:value="0">
            <text:p>0</text:p>
          </table:table-cell>
          <table:table-cell table:formula="of:=[Data.J50]" office:value-type="float" office:value="186">
            <text:p>186</text:p>
          </table:table-cell>
          <table:table-cell table:formula="of:=[Data.K50]" office:value-type="float" office:value="6.115">
            <text:p>6.115</text:p>
          </table:table-cell>
          <table:table-cell table:formula="of:=[Data.L50]" office:value-type="string" office:string-value="214Pb">
            <text:p>214Pb</text:p>
          </table:table-cell>
        </table:table-row>
        <table:table-row table:style-name="ro2">
          <table:table-cell table:formula="of:=[Data.A51]" office:value-type="string" office:string-value="218Po">
            <text:p>218Po</text:p>
          </table:table-cell>
          <table:table-cell table:formula="of:=IF([Data.C51]=&quot;&quot;;&quot;&quot;;[Data.C51])" office:value-type="string" office:string-value="Radium A">
            <text:p>Radium A</text:p>
          </table:table-cell>
          <table:table-cell table:formula="of:=[Data.D51]" office:value-type="float" office:value="0.0002">
            <text:p>0.0002</text:p>
          </table:table-cell>
          <table:table-cell table:formula="of:=[Data.Q51]" office:value-type="float" office:value="1">
            <text:p>1</text:p>
          </table:table-cell>
          <table:table-cell table:formula="of:=[Data.J51]" office:value-type="float" office:value="186">
            <text:p>186</text:p>
          </table:table-cell>
          <table:table-cell table:formula="of:=[Data.K51]" office:value-type="float" office:value="0.265">
            <text:p>0.265</text:p>
          </table:table-cell>
          <table:table-cell table:formula="of:=[Data.L51]" office:value-type="string" office:string-value="218At">
            <text:p>218At</text:p>
          </table:table-cell>
        </table:table-row>
        <table:table-row table:style-name="ro2">
          <table:table-cell table:formula="of:=[Data.A52]" office:value-type="string" office:string-value="218At">
            <text:p>218At</text:p>
          </table:table-cell>
          <table:table-cell table:formula="of:=IF([Data.C52]=&quot;&quot;;&quot;&quot;;[Data.C52])">
            <text:p/>
          </table:table-cell>
          <table:table-cell table:formula="of:=[Data.D52]" office:value-type="float" office:value="0.999">
            <text:p>0.999</text:p>
          </table:table-cell>
          <table:table-cell table:formula="of:=[Data.Q52]" office:value-type="float" office:value="0">
            <text:p>0</text:p>
          </table:table-cell>
          <table:table-cell table:formula="of:=[Data.J52]" office:value-type="float" office:value="1.5">
            <text:p>1.5</text:p>
          </table:table-cell>
          <table:table-cell table:formula="of:=[Data.K52]" office:value-type="float" office:value="6.874">
            <text:p>6.874</text:p>
          </table:table-cell>
          <table:table-cell table:formula="of:=[Data.L52]" office:value-type="string" office:string-value="214Bi">
            <text:p>214Bi</text:p>
          </table:table-cell>
        </table:table-row>
        <table:table-row table:style-name="ro2">
          <table:table-cell table:formula="of:=[Data.A53]" office:value-type="string" office:string-value="218At">
            <text:p>218At</text:p>
          </table:table-cell>
          <table:table-cell table:formula="of:=IF([Data.C53]=&quot;&quot;;&quot;&quot;;[Data.C53])">
            <text:p/>
          </table:table-cell>
          <table:table-cell table:formula="of:=[Data.D53]" office:value-type="float" office:value="0.001">
            <text:p>0.001</text:p>
          </table:table-cell>
          <table:table-cell table:formula="of:=[Data.Q53]" office:value-type="float" office:value="1">
            <text:p>1</text:p>
          </table:table-cell>
          <table:table-cell table:formula="of:=[Data.J53]" office:value-type="float" office:value="1.5">
            <text:p>1.5</text:p>
          </table:table-cell>
          <table:table-cell table:formula="of:=[Data.K53]" office:value-type="float" office:value="2.883">
            <text:p>2.883</text:p>
          </table:table-cell>
          <table:table-cell table:formula="of:=[Data.L53]" office:value-type="string" office:string-value="218Rn">
            <text:p>218Rn</text:p>
          </table:table-cell>
        </table:table-row>
        <table:table-row table:style-name="ro2">
          <table:table-cell table:formula="of:=[Data.A54]" office:value-type="string" office:string-value="218Rn">
            <text:p>218Rn</text:p>
          </table:table-cell>
          <table:table-cell table:formula="of:=IF([Data.C54]=&quot;&quot;;&quot;&quot;;[Data.C54])">
            <text:p/>
          </table:table-cell>
          <table:table-cell table:formula="of:=[Data.D54]" office:value-type="float" office:value="1">
            <text:p>1</text:p>
          </table:table-cell>
          <table:table-cell table:formula="of:=[Data.Q54]" office:value-type="float" office:value="0">
            <text:p>0</text:p>
          </table:table-cell>
          <table:table-cell table:formula="of:=[Data.J54]" office:value-type="float" office:value="0.035">
            <text:p>0.035</text:p>
          </table:table-cell>
          <table:table-cell table:formula="of:=[Data.K54]" office:value-type="float" office:value="7.263">
            <text:p>7.263</text:p>
          </table:table-cell>
          <table:table-cell table:formula="of:=[Data.L54]" office:value-type="string" office:string-value="214Po">
            <text:p>214Po</text:p>
          </table:table-cell>
        </table:table-row>
        <table:table-row table:style-name="ro2">
          <table:table-cell table:formula="of:=[Data.A55]" office:value-type="string" office:string-value="214Pb">
            <text:p>214Pb</text:p>
          </table:table-cell>
          <table:table-cell table:formula="of:=IF([Data.C55]=&quot;&quot;;&quot;&quot;;[Data.C55])" office:value-type="string" office:string-value="Radium B">
            <text:p>Radium B</text:p>
          </table:table-cell>
          <table:table-cell table:formula="of:=[Data.D55]" office:value-type="float" office:value="1">
            <text:p>1</text:p>
          </table:table-cell>
          <table:table-cell table:formula="of:=[Data.Q55]" office:value-type="float" office:value="1">
            <text:p>1</text:p>
          </table:table-cell>
          <table:table-cell table:formula="of:=[Data.J55]" office:value-type="float" office:value="1608">
            <text:p>1608</text:p>
          </table:table-cell>
          <table:table-cell table:formula="of:=[Data.K55]" office:value-type="float" office:value="1.024">
            <text:p>1.024</text:p>
          </table:table-cell>
          <table:table-cell table:formula="of:=[Data.L55]" office:value-type="string" office:string-value="214Bi">
            <text:p>214Bi</text:p>
          </table:table-cell>
        </table:table-row>
        <table:table-row table:style-name="ro2">
          <table:table-cell table:formula="of:=[Data.A56]" office:value-type="string" office:string-value="214Bi">
            <text:p>214Bi</text:p>
          </table:table-cell>
          <table:table-cell table:formula="of:=IF([Data.C56]=&quot;&quot;;&quot;&quot;;[Data.C56])" office:value-type="string" office:string-value="Radium C">
            <text:p>Radium C</text:p>
          </table:table-cell>
          <table:table-cell table:formula="of:=[Data.D56]" office:value-type="float" office:value="0.9998">
            <text:p>0.9998</text:p>
          </table:table-cell>
          <table:table-cell table:formula="of:=[Data.Q56]" office:value-type="float" office:value="1">
            <text:p>1</text:p>
          </table:table-cell>
          <table:table-cell table:formula="of:=[Data.J56]" office:value-type="float" office:value="1194">
            <text:p>1194</text:p>
          </table:table-cell>
          <table:table-cell table:formula="of:=[Data.K56]" office:value-type="float" office:value="3.272">
            <text:p>3.272</text:p>
          </table:table-cell>
          <table:table-cell table:formula="of:=[Data.L56]" office:value-type="string" office:string-value="214Po">
            <text:p>214Po</text:p>
          </table:table-cell>
        </table:table-row>
        <table:table-row table:style-name="ro2">
          <table:table-cell table:formula="of:=[Data.A57]" office:value-type="string" office:string-value="214Bi">
            <text:p>214Bi</text:p>
          </table:table-cell>
          <table:table-cell table:formula="of:=IF([Data.C57]=&quot;&quot;;&quot;&quot;;[Data.C57])" office:value-type="string" office:string-value="Radium C">
            <text:p>Radium C</text:p>
          </table:table-cell>
          <table:table-cell table:formula="of:=[Data.D57]" office:value-type="float" office:value="0.0002">
            <text:p>0.0002</text:p>
          </table:table-cell>
          <table:table-cell table:formula="of:=[Data.Q57]" office:value-type="float" office:value="0">
            <text:p>0</text:p>
          </table:table-cell>
          <table:table-cell table:formula="of:=[Data.J57]" office:value-type="float" office:value="1194">
            <text:p>1194</text:p>
          </table:table-cell>
          <table:table-cell table:formula="of:=[Data.K57]" office:value-type="float" office:value="5.617">
            <text:p>5.617</text:p>
          </table:table-cell>
          <table:table-cell table:formula="of:=[Data.L57]" office:value-type="string" office:string-value="210Tl">
            <text:p>210Tl</text:p>
          </table:table-cell>
        </table:table-row>
        <table:table-row table:style-name="ro2">
          <table:table-cell table:formula="of:=[Data.A58]" office:value-type="string" office:string-value="214Po">
            <text:p>214Po</text:p>
          </table:table-cell>
          <table:table-cell table:formula="of:=IF([Data.C58]=&quot;&quot;;&quot;&quot;;[Data.C58])" office:value-type="string" office:string-value="Radium C'">
            <text:p>Radium C'</text:p>
          </table:table-cell>
          <table:table-cell table:formula="of:=[Data.D58]" office:value-type="float" office:value="1">
            <text:p>1</text:p>
          </table:table-cell>
          <table:table-cell table:formula="of:=[Data.Q58]" office:value-type="float" office:value="0">
            <text:p>0</text:p>
          </table:table-cell>
          <table:table-cell table:formula="of:=[Data.J58]" office:value-type="float" office:value="0.0001643">
            <text:p>0.0001643</text:p>
          </table:table-cell>
          <table:table-cell table:formula="of:=[Data.K58]" office:value-type="float" office:value="7.883">
            <text:p>7.883</text:p>
          </table:table-cell>
          <table:table-cell table:formula="of:=[Data.L58]" office:value-type="string" office:string-value="210Pb">
            <text:p>210Pb</text:p>
          </table:table-cell>
        </table:table-row>
        <table:table-row table:style-name="ro2">
          <table:table-cell table:formula="of:=[Data.A59]" office:value-type="string" office:string-value="210Tl">
            <text:p>210Tl</text:p>
          </table:table-cell>
          <table:table-cell table:formula="of:=IF([Data.C59]=&quot;&quot;;&quot;&quot;;[Data.C59])" office:value-type="string" office:string-value="Radium C&quot;">
            <text:p>Radium C"</text:p>
          </table:table-cell>
          <table:table-cell table:formula="of:=[Data.D59]" office:value-type="float" office:value="1">
            <text:p>1</text:p>
          </table:table-cell>
          <table:table-cell table:formula="of:=[Data.Q59]" office:value-type="float" office:value="1">
            <text:p>1</text:p>
          </table:table-cell>
          <table:table-cell table:formula="of:=[Data.J59]" office:value-type="float" office:value="78">
            <text:p>78</text:p>
          </table:table-cell>
          <table:table-cell table:formula="of:=[Data.K59]" office:value-type="float" office:value="5.484">
            <text:p>5.484</text:p>
          </table:table-cell>
          <table:table-cell table:formula="of:=[Data.L59]" office:value-type="string" office:string-value="210Pb">
            <text:p>210Pb</text:p>
          </table:table-cell>
        </table:table-row>
        <table:table-row table:style-name="ro2">
          <table:table-cell table:formula="of:=[Data.A60]" office:value-type="string" office:string-value="210Pb">
            <text:p>210Pb</text:p>
          </table:table-cell>
          <table:table-cell table:formula="of:=IF([Data.C60]=&quot;&quot;;&quot;&quot;;[Data.C60])" office:value-type="string" office:string-value="Radium D">
            <text:p>Radium D</text:p>
          </table:table-cell>
          <table:table-cell table:formula="of:=[Data.D60]" office:value-type="float" office:value="1">
            <text:p>1</text:p>
          </table:table-cell>
          <table:table-cell table:formula="of:=[Data.Q60]" office:value-type="float" office:value="1">
            <text:p>1</text:p>
          </table:table-cell>
          <table:table-cell table:formula="of:=[Data.J60]" office:value-type="float" office:value="703252800">
            <text:p>703252800</text:p>
          </table:table-cell>
          <table:table-cell table:formula="of:=[Data.K60]" office:value-type="float" office:value="0.064">
            <text:p>0.064</text:p>
          </table:table-cell>
          <table:table-cell table:formula="of:=[Data.L60]" office:value-type="string" office:string-value="210Bi">
            <text:p>210Bi</text:p>
          </table:table-cell>
        </table:table-row>
        <table:table-row table:style-name="ro2">
          <table:table-cell table:formula="of:=[Data.A61]" office:value-type="string" office:string-value="210Bi">
            <text:p>210Bi</text:p>
          </table:table-cell>
          <table:table-cell table:formula="of:=IF([Data.C61]=&quot;&quot;;&quot;&quot;;[Data.C61])" office:value-type="string" office:string-value="Radium E">
            <text:p>Radium E</text:p>
          </table:table-cell>
          <table:table-cell table:formula="of:=[Data.D61]" office:value-type="float" office:value="0.9999987">
            <text:p>0.9999987</text:p>
          </table:table-cell>
          <table:table-cell table:formula="of:=[Data.Q61]" office:value-type="float" office:value="1">
            <text:p>1</text:p>
          </table:table-cell>
          <table:table-cell table:formula="of:=[Data.J61]" office:value-type="float" office:value="433123.2">
            <text:p>433123.2</text:p>
          </table:table-cell>
          <table:table-cell table:formula="of:=[Data.K61]" office:value-type="float" office:value="1.426">
            <text:p>1.426</text:p>
          </table:table-cell>
          <table:table-cell table:formula="of:=[Data.L61]" office:value-type="string" office:string-value="210Po">
            <text:p>210Po</text:p>
          </table:table-cell>
        </table:table-row>
        <table:table-row table:style-name="ro2">
          <table:table-cell table:formula="of:=[Data.A62]" office:value-type="string" office:string-value="210Bi">
            <text:p>210Bi</text:p>
          </table:table-cell>
          <table:table-cell table:formula="of:=IF([Data.C62]=&quot;&quot;;&quot;&quot;;[Data.C62])" office:value-type="string" office:string-value="Radium E">
            <text:p>Radium E</text:p>
          </table:table-cell>
          <table:table-cell table:formula="of:=[Data.D62]" office:value-type="float" office:value="0.0000013">
            <text:p>0.0000013</text:p>
          </table:table-cell>
          <table:table-cell table:formula="of:=[Data.Q62]" office:value-type="float" office:value="0">
            <text:p>0</text:p>
          </table:table-cell>
          <table:table-cell table:formula="of:=[Data.J62]" office:value-type="float" office:value="433123.2">
            <text:p>433123.2</text:p>
          </table:table-cell>
          <table:table-cell table:formula="of:=[Data.K62]" office:value-type="float" office:value="5.982">
            <text:p>5.982</text:p>
          </table:table-cell>
          <table:table-cell table:formula="of:=[Data.L62]" office:value-type="string" office:string-value="206Tl">
            <text:p>206Tl</text:p>
          </table:table-cell>
        </table:table-row>
        <table:table-row table:style-name="ro2">
          <table:table-cell table:formula="of:=[Data.A63]" office:value-type="string" office:string-value="210Po">
            <text:p>210Po</text:p>
          </table:table-cell>
          <table:table-cell table:formula="of:=IF([Data.C63]=&quot;&quot;;&quot;&quot;;[Data.C63])" office:value-type="string" office:string-value="Radium F">
            <text:p>Radium F</text:p>
          </table:table-cell>
          <table:table-cell table:formula="of:=[Data.D63]" office:value-type="float" office:value="1">
            <text:p>1</text:p>
          </table:table-cell>
          <table:table-cell table:formula="of:=[Data.Q63]" office:value-type="float" office:value="0">
            <text:p>0</text:p>
          </table:table-cell>
          <table:table-cell table:formula="of:=[Data.J63]" office:value-type="float" office:value="11955686.4">
            <text:p>11955686.4</text:p>
          </table:table-cell>
          <table:table-cell table:formula="of:=[Data.K63]" office:value-type="float" office:value="5.407">
            <text:p>5.407</text:p>
          </table:table-cell>
          <table:table-cell table:formula="of:=[Data.L63]" office:value-type="string" office:string-value="206Pb">
            <text:p>206Pb</text:p>
          </table:table-cell>
        </table:table-row>
        <table:table-row table:style-name="ro2">
          <table:table-cell table:formula="of:=[Data.A64]" office:value-type="string" office:string-value="206Tl">
            <text:p>206Tl</text:p>
          </table:table-cell>
          <table:table-cell table:formula="of:=IF([Data.C64]=&quot;&quot;;&quot;&quot;;[Data.C64])" office:value-type="string" office:string-value="Radium E&quot;">
            <text:p>Radium E"</text:p>
          </table:table-cell>
          <table:table-cell table:formula="of:=[Data.D64]" office:value-type="float" office:value="1">
            <text:p>1</text:p>
          </table:table-cell>
          <table:table-cell table:formula="of:=[Data.Q64]" office:value-type="float" office:value="1">
            <text:p>1</text:p>
          </table:table-cell>
          <table:table-cell table:formula="of:=[Data.J64]" office:value-type="float" office:value="251.94">
            <text:p>251.94</text:p>
          </table:table-cell>
          <table:table-cell table:formula="of:=[Data.K64]" office:value-type="float" office:value="1.533">
            <text:p>1.533</text:p>
          </table:table-cell>
          <table:table-cell table:formula="of:=[Data.L64]" office:value-type="string" office:string-value="206Pb">
            <text:p>206Pb</text:p>
          </table:table-cell>
        </table:table-row>
        <table:table-row table:style-name="ro2">
          <table:table-cell table:formula="of:=[Data.A65]" office:value-type="string" office:string-value="206Pb">
            <text:p>206Pb</text:p>
          </table:table-cell>
          <table:table-cell table:formula="of:=IF([Data.C65]=&quot;&quot;;&quot;&quot;;[Data.C65])" office:value-type="string" office:string-value="Radium G">
            <text:p>Radium G</text:p>
          </table:table-cell>
          <table:table-cell table:formula="of:=[Data.D65]" office:value-type="float" office:value="1">
            <text:p>1</text:p>
          </table:table-cell>
          <table:table-cell table:formula="of:=[Data.Q65]" office:value-type="float" office:value="2">
            <text:p>2</text:p>
          </table:table-cell>
          <table:table-cell table:formula="of:=[Data.J65]" office:value-type="float" office:value="31536000">
            <text:p>31536000</text:p>
          </table:table-cell>
          <table:table-cell table:formula="of:=[Data.K65]" office:value-type="float" office:value="0">
            <text:p>0</text:p>
          </table:table-cell>
          <table:table-cell table:formula="of:=[Data.L65]" office:value-type="string" office:string-value="206Pb">
            <text:p>206Pb</text:p>
          </table:table-cell>
        </table:table-row>
        <table:table-row table:style-name="ro2">
          <table:table-cell table:formula="of:=[Data.A66]" office:value-type="string" office:string-value="239Pu">
            <text:p>239Pu</text:p>
          </table:table-cell>
          <table:table-cell table:formula="of:=IF([Data.C66]=&quot;&quot;;&quot;&quot;;[Data.C66])">
            <text:p/>
          </table:table-cell>
          <table:table-cell table:formula="of:=[Data.D66]" office:value-type="float" office:value="1">
            <text:p>1</text:p>
          </table:table-cell>
          <table:table-cell table:formula="of:=[Data.Q66]" office:value-type="float" office:value="0">
            <text:p>0</text:p>
          </table:table-cell>
          <table:table-cell table:formula="of:=[Data.J66]" office:value-type="float" office:value="760017600000">
            <text:p>760017600000</text:p>
          </table:table-cell>
          <table:table-cell table:formula="of:=[Data.K66]" office:value-type="float" office:value="5.244">
            <text:p>5.244</text:p>
          </table:table-cell>
          <table:table-cell table:formula="of:=[Data.L66]" office:value-type="string" office:string-value="235U">
            <text:p>235U</text:p>
          </table:table-cell>
        </table:table-row>
        <table:table-row table:style-name="ro2">
          <table:table-cell table:formula="of:=[Data.A67]" office:value-type="string" office:string-value="235U">
            <text:p>235U</text:p>
          </table:table-cell>
          <table:table-cell table:formula="of:=IF([Data.C67]=&quot;&quot;;&quot;&quot;;[Data.C67])" office:value-type="string" office:string-value="Actin Uranium">
            <text:p>Actin Uranium</text:p>
          </table:table-cell>
          <table:table-cell table:formula="of:=[Data.D67]" office:value-type="float" office:value="1">
            <text:p>1</text:p>
          </table:table-cell>
          <table:table-cell table:formula="of:=[Data.Q67]" office:value-type="float" office:value="0">
            <text:p>0</text:p>
          </table:table-cell>
          <table:table-cell table:formula="of:=[Data.J67]" office:value-type="float" office:value="2.2201344E+016">
            <text:p>22201344000000000</text:p>
          </table:table-cell>
          <table:table-cell table:formula="of:=[Data.K67]" office:value-type="float" office:value="4.678">
            <text:p>4.678</text:p>
          </table:table-cell>
          <table:table-cell table:formula="of:=[Data.L67]" office:value-type="string" office:string-value="231Th">
            <text:p>231Th</text:p>
          </table:table-cell>
        </table:table-row>
        <table:table-row table:style-name="ro2">
          <table:table-cell table:formula="of:=[Data.A68]" office:value-type="string" office:string-value="231Th">
            <text:p>231Th</text:p>
          </table:table-cell>
          <table:table-cell table:formula="of:=IF([Data.C68]=&quot;&quot;;&quot;&quot;;[Data.C68])" office:value-type="string" office:string-value="Uranium Y">
            <text:p>Uranium Y</text:p>
          </table:table-cell>
          <table:table-cell table:formula="of:=[Data.D68]" office:value-type="float" office:value="1">
            <text:p>1</text:p>
          </table:table-cell>
          <table:table-cell table:formula="of:=[Data.Q68]" office:value-type="float" office:value="1">
            <text:p>1</text:p>
          </table:table-cell>
          <table:table-cell table:formula="of:=[Data.J68]" office:value-type="float" office:value="91872">
            <text:p>91872</text:p>
          </table:table-cell>
          <table:table-cell table:formula="of:=[Data.K68]" office:value-type="float" office:value="0.391">
            <text:p>0.391</text:p>
          </table:table-cell>
          <table:table-cell table:formula="of:=[Data.L68]" office:value-type="string" office:string-value="231Pa">
            <text:p>231Pa</text:p>
          </table:table-cell>
        </table:table-row>
        <table:table-row table:style-name="ro2">
          <table:table-cell table:formula="of:=[Data.A69]" office:value-type="string" office:string-value="231Pa">
            <text:p>231Pa</text:p>
          </table:table-cell>
          <table:table-cell table:formula="of:=IF([Data.C69]=&quot;&quot;;&quot;&quot;;[Data.C69])" office:value-type="string" office:string-value="Protactinium">
            <text:p>Protactinium</text:p>
          </table:table-cell>
          <table:table-cell table:formula="of:=[Data.D69]" office:value-type="float" office:value="1">
            <text:p>1</text:p>
          </table:table-cell>
          <table:table-cell table:formula="of:=[Data.Q69]" office:value-type="float" office:value="0">
            <text:p>0</text:p>
          </table:table-cell>
          <table:table-cell table:formula="of:=[Data.J69]" office:value-type="float" office:value="1033119360000">
            <text:p>1033119360000</text:p>
          </table:table-cell>
          <table:table-cell table:formula="of:=[Data.K69]" office:value-type="float" office:value="5.15">
            <text:p>5.15</text:p>
          </table:table-cell>
          <table:table-cell table:formula="of:=[Data.L69]" office:value-type="string" office:string-value="227Ac">
            <text:p>227Ac</text:p>
          </table:table-cell>
        </table:table-row>
        <table:table-row table:style-name="ro2">
          <table:table-cell table:formula="of:=[Data.A70]" office:value-type="string" office:string-value="227Ac">
            <text:p>227Ac</text:p>
          </table:table-cell>
          <table:table-cell table:formula="of:=IF([Data.C70]=&quot;&quot;;&quot;&quot;;[Data.C70])" office:value-type="string" office:string-value="Actinium">
            <text:p>Actinium</text:p>
          </table:table-cell>
          <table:table-cell table:formula="of:=[Data.D70]" office:value-type="float" office:value="0.9862">
            <text:p>0.9862</text:p>
          </table:table-cell>
          <table:table-cell table:formula="of:=[Data.Q70]" office:value-type="float" office:value="1">
            <text:p>1</text:p>
          </table:table-cell>
          <table:table-cell table:formula="of:=[Data.J70]" office:value-type="float" office:value="686601792">
            <text:p>686601792</text:p>
          </table:table-cell>
          <table:table-cell table:formula="of:=[Data.K70]" office:value-type="float" office:value="0.045">
            <text:p>0.045</text:p>
          </table:table-cell>
          <table:table-cell table:formula="of:=[Data.L70]" office:value-type="string" office:string-value="227Th">
            <text:p>227Th</text:p>
          </table:table-cell>
        </table:table-row>
        <table:table-row table:style-name="ro2">
          <table:table-cell table:formula="of:=[Data.A71]" office:value-type="string" office:string-value="227Ac">
            <text:p>227Ac</text:p>
          </table:table-cell>
          <table:table-cell table:formula="of:=IF([Data.C71]=&quot;&quot;;&quot;&quot;;[Data.C71])" office:value-type="string" office:string-value="Actinium">
            <text:p>Actinium</text:p>
          </table:table-cell>
          <table:table-cell table:formula="of:=[Data.D71]" office:value-type="float" office:value="0.0138">
            <text:p>0.0138</text:p>
          </table:table-cell>
          <table:table-cell table:formula="of:=[Data.Q71]" office:value-type="float" office:value="0">
            <text:p>0</text:p>
          </table:table-cell>
          <table:table-cell table:formula="of:=[Data.J71]" office:value-type="float" office:value="686601792">
            <text:p>686601792</text:p>
          </table:table-cell>
          <table:table-cell table:formula="of:=[Data.K71]" office:value-type="float" office:value="5.042">
            <text:p>5.042</text:p>
          </table:table-cell>
          <table:table-cell table:formula="of:=[Data.L71]" office:value-type="string" office:string-value="223Fr">
            <text:p>223Fr</text:p>
          </table:table-cell>
        </table:table-row>
        <table:table-row table:style-name="ro2">
          <table:table-cell table:formula="of:=[Data.A72]" office:value-type="string" office:string-value="227Th">
            <text:p>227Th</text:p>
          </table:table-cell>
          <table:table-cell table:formula="of:=IF([Data.C72]=&quot;&quot;;&quot;&quot;;[Data.C72])" office:value-type="string" office:string-value="Radioactinium">
            <text:p>Radioactinium</text:p>
          </table:table-cell>
          <table:table-cell table:formula="of:=[Data.D72]" office:value-type="float" office:value="1">
            <text:p>1</text:p>
          </table:table-cell>
          <table:table-cell table:formula="of:=[Data.Q72]" office:value-type="float" office:value="0">
            <text:p>0</text:p>
          </table:table-cell>
          <table:table-cell table:formula="of:=[Data.J72]" office:value-type="float" office:value="1613952">
            <text:p>1613952</text:p>
          </table:table-cell>
          <table:table-cell table:formula="of:=[Data.K72]" office:value-type="float" office:value="6.147">
            <text:p>6.147</text:p>
          </table:table-cell>
          <table:table-cell table:formula="of:=[Data.L72]" office:value-type="string" office:string-value="223Ra">
            <text:p>223Ra</text:p>
          </table:table-cell>
        </table:table-row>
        <table:table-row table:style-name="ro2">
          <table:table-cell table:formula="of:=[Data.A73]" office:value-type="string" office:string-value="223Fr">
            <text:p>223Fr</text:p>
          </table:table-cell>
          <table:table-cell table:formula="of:=IF([Data.C73]=&quot;&quot;;&quot;&quot;;[Data.C73])" office:value-type="string" office:string-value="Actinium K">
            <text:p>Actinium K</text:p>
          </table:table-cell>
          <table:table-cell table:formula="of:=[Data.D73]" office:value-type="float" office:value="0.99994">
            <text:p>0.99994</text:p>
          </table:table-cell>
          <table:table-cell table:formula="of:=[Data.Q73]" office:value-type="float" office:value="1">
            <text:p>1</text:p>
          </table:table-cell>
          <table:table-cell table:formula="of:=[Data.J73]" office:value-type="float" office:value="1320">
            <text:p>1320</text:p>
          </table:table-cell>
          <table:table-cell table:formula="of:=[Data.K73]" office:value-type="float" office:value="1.149">
            <text:p>1.149</text:p>
          </table:table-cell>
          <table:table-cell table:formula="of:=[Data.L73]" office:value-type="string" office:string-value="223Ra">
            <text:p>223Ra</text:p>
          </table:table-cell>
        </table:table-row>
        <table:table-row table:style-name="ro2">
          <table:table-cell table:formula="of:=[Data.A74]" office:value-type="string" office:string-value="223Fr">
            <text:p>223Fr</text:p>
          </table:table-cell>
          <table:table-cell table:formula="of:=IF([Data.C74]=&quot;&quot;;&quot;&quot;;[Data.C74])" office:value-type="string" office:string-value="Actinium K">
            <text:p>Actinium K</text:p>
          </table:table-cell>
          <table:table-cell table:formula="of:=[Data.D74]" office:value-type="float" office:value="0.00006">
            <text:p>0.00006</text:p>
          </table:table-cell>
          <table:table-cell table:formula="of:=[Data.Q74]" office:value-type="float" office:value="0">
            <text:p>0</text:p>
          </table:table-cell>
          <table:table-cell table:formula="of:=[Data.J74]" office:value-type="float" office:value="1320">
            <text:p>1320</text:p>
          </table:table-cell>
          <table:table-cell table:formula="of:=[Data.K74]" office:value-type="float" office:value="5.34">
            <text:p>5.34</text:p>
          </table:table-cell>
          <table:table-cell table:formula="of:=[Data.L74]" office:value-type="string" office:string-value="219At">
            <text:p>219At</text:p>
          </table:table-cell>
        </table:table-row>
        <table:table-row table:style-name="ro2">
          <table:table-cell table:formula="of:=[Data.A75]" office:value-type="string" office:string-value="223Ra">
            <text:p>223Ra</text:p>
          </table:table-cell>
          <table:table-cell table:formula="of:=IF([Data.C75]=&quot;&quot;;&quot;&quot;;[Data.C75])" office:value-type="string" office:string-value="Actinium X">
            <text:p>Actinium X</text:p>
          </table:table-cell>
          <table:table-cell table:formula="of:=[Data.D75]" office:value-type="float" office:value="1">
            <text:p>1</text:p>
          </table:table-cell>
          <table:table-cell table:formula="of:=[Data.Q75]" office:value-type="float" office:value="0">
            <text:p>0</text:p>
          </table:table-cell>
          <table:table-cell table:formula="of:=[Data.J75]" office:value-type="float" office:value="987552">
            <text:p>987552</text:p>
          </table:table-cell>
          <table:table-cell table:formula="of:=[Data.K75]" office:value-type="float" office:value="5.979">
            <text:p>5.979</text:p>
          </table:table-cell>
          <table:table-cell table:formula="of:=[Data.L75]" office:value-type="string" office:string-value="219Rn">
            <text:p>219Rn</text:p>
          </table:table-cell>
        </table:table-row>
        <table:table-row table:style-name="ro2">
          <table:table-cell table:formula="of:=[Data.A76]" office:value-type="string" office:string-value="219At">
            <text:p>219At</text:p>
          </table:table-cell>
          <table:table-cell table:formula="of:=IF([Data.C76]=&quot;&quot;;&quot;&quot;;[Data.C76])">
            <text:p/>
          </table:table-cell>
          <table:table-cell table:formula="of:=[Data.D76]" office:value-type="float" office:value="0.97">
            <text:p>0.97</text:p>
          </table:table-cell>
          <table:table-cell table:formula="of:=[Data.Q76]" office:value-type="float" office:value="0">
            <text:p>0</text:p>
          </table:table-cell>
          <table:table-cell table:formula="of:=[Data.J76]" office:value-type="float" office:value="56">
            <text:p>56</text:p>
          </table:table-cell>
          <table:table-cell table:formula="of:=[Data.K76]" office:value-type="float" office:value="6.275">
            <text:p>6.275</text:p>
          </table:table-cell>
          <table:table-cell table:formula="of:=[Data.L76]" office:value-type="string" office:string-value="215Bi">
            <text:p>215Bi</text:p>
          </table:table-cell>
        </table:table-row>
        <table:table-row table:style-name="ro2">
          <table:table-cell table:formula="of:=[Data.A77]" office:value-type="string" office:string-value="219At">
            <text:p>219At</text:p>
          </table:table-cell>
          <table:table-cell table:formula="of:=IF([Data.C77]=&quot;&quot;;&quot;&quot;;[Data.C77])">
            <text:p/>
          </table:table-cell>
          <table:table-cell table:formula="of:=[Data.D77]" office:value-type="float" office:value="0.03">
            <text:p>0.03</text:p>
          </table:table-cell>
          <table:table-cell table:formula="of:=[Data.Q77]" office:value-type="float" office:value="1">
            <text:p>1</text:p>
          </table:table-cell>
          <table:table-cell table:formula="of:=[Data.J77]" office:value-type="float" office:value="56">
            <text:p>56</text:p>
          </table:table-cell>
          <table:table-cell table:formula="of:=[Data.K77]" office:value-type="float" office:value="1.7">
            <text:p>1.7</text:p>
          </table:table-cell>
          <table:table-cell table:formula="of:=[Data.L77]" office:value-type="string" office:string-value="219Rn">
            <text:p>219Rn</text:p>
          </table:table-cell>
        </table:table-row>
        <table:table-row table:style-name="ro2">
          <table:table-cell table:formula="of:=[Data.A78]" office:value-type="string" office:string-value="219Rn">
            <text:p>219Rn</text:p>
          </table:table-cell>
          <table:table-cell table:formula="of:=IF([Data.C78]=&quot;&quot;;&quot;&quot;;[Data.C78])" office:value-type="string" office:string-value="Actinon">
            <text:p>Actinon</text:p>
          </table:table-cell>
          <table:table-cell table:formula="of:=[Data.D78]" office:value-type="float" office:value="1">
            <text:p>1</text:p>
          </table:table-cell>
          <table:table-cell table:formula="of:=[Data.Q78]" office:value-type="float" office:value="0">
            <text:p>0</text:p>
          </table:table-cell>
          <table:table-cell table:formula="of:=[Data.J78]" office:value-type="float" office:value="3.96">
            <text:p>3.96</text:p>
          </table:table-cell>
          <table:table-cell table:formula="of:=[Data.K78]" office:value-type="float" office:value="6.946">
            <text:p>6.946</text:p>
          </table:table-cell>
          <table:table-cell table:formula="of:=[Data.L78]" office:value-type="string" office:string-value="215Po">
            <text:p>215Po</text:p>
          </table:table-cell>
        </table:table-row>
        <table:table-row table:style-name="ro2">
          <table:table-cell table:formula="of:=[Data.A79]" office:value-type="string" office:string-value="215Bi">
            <text:p>215Bi</text:p>
          </table:table-cell>
          <table:table-cell table:formula="of:=IF([Data.C79]=&quot;&quot;;&quot;&quot;;[Data.C79])">
            <text:p/>
          </table:table-cell>
          <table:table-cell table:formula="of:=[Data.D79]" office:value-type="float" office:value="1">
            <text:p>1</text:p>
          </table:table-cell>
          <table:table-cell table:formula="of:=[Data.Q79]" office:value-type="float" office:value="1">
            <text:p>1</text:p>
          </table:table-cell>
          <table:table-cell table:formula="of:=[Data.J79]" office:value-type="float" office:value="456">
            <text:p>456</text:p>
          </table:table-cell>
          <table:table-cell table:formula="of:=[Data.K79]" office:value-type="float" office:value="2.25">
            <text:p>2.25</text:p>
          </table:table-cell>
          <table:table-cell table:formula="of:=[Data.L79]" office:value-type="string" office:string-value="215Po">
            <text:p>215Po</text:p>
          </table:table-cell>
        </table:table-row>
        <table:table-row table:style-name="ro2">
          <table:table-cell table:formula="of:=[Data.A80]" office:value-type="string" office:string-value="215Po">
            <text:p>215Po</text:p>
          </table:table-cell>
          <table:table-cell table:formula="of:=IF([Data.C80]=&quot;&quot;;&quot;&quot;;[Data.C80])" office:value-type="string" office:string-value="Actinium A">
            <text:p>Actinium A</text:p>
          </table:table-cell>
          <table:table-cell table:formula="of:=[Data.D80]" office:value-type="float" office:value="0.9999977">
            <text:p>0.9999977</text:p>
          </table:table-cell>
          <table:table-cell table:formula="of:=[Data.Q80]" office:value-type="float" office:value="0">
            <text:p>0</text:p>
          </table:table-cell>
          <table:table-cell table:formula="of:=[Data.J80]" office:value-type="float" office:value="0.001781">
            <text:p>0.001781</text:p>
          </table:table-cell>
          <table:table-cell table:formula="of:=[Data.K80]" office:value-type="float" office:value="7.527">
            <text:p>7.527</text:p>
          </table:table-cell>
          <table:table-cell table:formula="of:=[Data.L80]" office:value-type="string" office:string-value="211Pb">
            <text:p>211Pb</text:p>
          </table:table-cell>
        </table:table-row>
        <table:table-row table:style-name="ro2">
          <table:table-cell table:formula="of:=[Data.A81]" office:value-type="string" office:string-value="215Po">
            <text:p>215Po</text:p>
          </table:table-cell>
          <table:table-cell table:formula="of:=IF([Data.C81]=&quot;&quot;;&quot;&quot;;[Data.C81])" office:value-type="string" office:string-value="Actinium A">
            <text:p>Actinium A</text:p>
          </table:table-cell>
          <table:table-cell table:formula="of:=[Data.D81]" office:value-type="float" office:value="0.0000023">
            <text:p>0.0000023</text:p>
          </table:table-cell>
          <table:table-cell table:formula="of:=[Data.Q81]" office:value-type="float" office:value="1">
            <text:p>1</text:p>
          </table:table-cell>
          <table:table-cell table:formula="of:=[Data.J81]" office:value-type="float" office:value="0.001781">
            <text:p>0.001781</text:p>
          </table:table-cell>
          <table:table-cell table:formula="of:=[Data.K81]" office:value-type="float" office:value="0.715">
            <text:p>0.715</text:p>
          </table:table-cell>
          <table:table-cell table:formula="of:=[Data.L81]" office:value-type="string" office:string-value="215At">
            <text:p>215At</text:p>
          </table:table-cell>
        </table:table-row>
        <table:table-row table:style-name="ro2">
          <table:table-cell table:formula="of:=[Data.A82]" office:value-type="string" office:string-value="215At">
            <text:p>215At</text:p>
          </table:table-cell>
          <table:table-cell table:formula="of:=IF([Data.C82]=&quot;&quot;;&quot;&quot;;[Data.C82])">
            <text:p/>
          </table:table-cell>
          <table:table-cell table:formula="of:=[Data.D82]" office:value-type="float" office:value="1">
            <text:p>1</text:p>
          </table:table-cell>
          <table:table-cell table:formula="of:=[Data.Q82]" office:value-type="float" office:value="0">
            <text:p>0</text:p>
          </table:table-cell>
          <table:table-cell table:formula="of:=[Data.J82]" office:value-type="float" office:value="0.001">
            <text:p>0.001</text:p>
          </table:table-cell>
          <table:table-cell table:formula="of:=[Data.K82]" office:value-type="float" office:value="8.178">
            <text:p>8.178</text:p>
          </table:table-cell>
          <table:table-cell table:formula="of:=[Data.L82]" office:value-type="string" office:string-value="211Bi">
            <text:p>211Bi</text:p>
          </table:table-cell>
        </table:table-row>
        <table:table-row table:style-name="ro2">
          <table:table-cell table:formula="of:=[Data.A83]" office:value-type="string" office:string-value="211Pb">
            <text:p>211Pb</text:p>
          </table:table-cell>
          <table:table-cell table:formula="of:=IF([Data.C83]=&quot;&quot;;&quot;&quot;;[Data.C83])" office:value-type="string" office:string-value="Actinium B">
            <text:p>Actinium B</text:p>
          </table:table-cell>
          <table:table-cell table:formula="of:=[Data.D83]" office:value-type="float" office:value="1">
            <text:p>1</text:p>
          </table:table-cell>
          <table:table-cell table:formula="of:=[Data.Q83]" office:value-type="float" office:value="1">
            <text:p>1</text:p>
          </table:table-cell>
          <table:table-cell table:formula="of:=[Data.J83]" office:value-type="float" office:value="2166">
            <text:p>2166</text:p>
          </table:table-cell>
          <table:table-cell table:formula="of:=[Data.K83]" office:value-type="float" office:value="1.367">
            <text:p>1.367</text:p>
          </table:table-cell>
          <table:table-cell table:formula="of:=[Data.L83]" office:value-type="string" office:string-value="211Bi">
            <text:p>211Bi</text:p>
          </table:table-cell>
        </table:table-row>
        <table:table-row table:style-name="ro2">
          <table:table-cell table:formula="of:=[Data.A84]" office:value-type="string" office:string-value="211Bi">
            <text:p>211Bi</text:p>
          </table:table-cell>
          <table:table-cell table:formula="of:=IF([Data.C84]=&quot;&quot;;&quot;&quot;;[Data.C84])" office:value-type="string" office:string-value="Actinium C">
            <text:p>Actinium C</text:p>
          </table:table-cell>
          <table:table-cell table:formula="of:=[Data.D84]" office:value-type="float" office:value="99.724">
            <text:p>99.724</text:p>
          </table:table-cell>
          <table:table-cell table:formula="of:=[Data.Q84]" office:value-type="float" office:value="0">
            <text:p>0</text:p>
          </table:table-cell>
          <table:table-cell table:formula="of:=[Data.J84]" office:value-type="float" office:value="128.4">
            <text:p>128.4</text:p>
          </table:table-cell>
          <table:table-cell table:formula="of:=[Data.K84]" office:value-type="float" office:value="6.751">
            <text:p>6.751</text:p>
          </table:table-cell>
          <table:table-cell table:formula="of:=[Data.L84]" office:value-type="string" office:string-value="207Tl">
            <text:p>207Tl</text:p>
          </table:table-cell>
        </table:table-row>
        <table:table-row table:style-name="ro2">
          <table:table-cell table:formula="of:=[Data.A85]" office:value-type="string" office:string-value="211Bi">
            <text:p>211Bi</text:p>
          </table:table-cell>
          <table:table-cell table:formula="of:=IF([Data.C85]=&quot;&quot;;&quot;&quot;;[Data.C85])" office:value-type="string" office:string-value="Actinium C">
            <text:p>Actinium C</text:p>
          </table:table-cell>
          <table:table-cell table:formula="of:=[Data.D85]" office:value-type="float" office:value="0.00276">
            <text:p>0.00276</text:p>
          </table:table-cell>
          <table:table-cell table:formula="of:=[Data.Q85]" office:value-type="float" office:value="1">
            <text:p>1</text:p>
          </table:table-cell>
          <table:table-cell table:formula="of:=[Data.J85]" office:value-type="float" office:value="128.4">
            <text:p>128.4</text:p>
          </table:table-cell>
          <table:table-cell table:formula="of:=[Data.K85]" office:value-type="float" office:value="0.575">
            <text:p>0.575</text:p>
          </table:table-cell>
          <table:table-cell table:formula="of:=[Data.L85]" office:value-type="string" office:string-value="211Po">
            <text:p>211Po</text:p>
          </table:table-cell>
        </table:table-row>
        <table:table-row table:style-name="ro2">
          <table:table-cell table:formula="of:=[Data.A86]" office:value-type="string" office:string-value="211Po">
            <text:p>211Po</text:p>
          </table:table-cell>
          <table:table-cell table:formula="of:=IF([Data.C86]=&quot;&quot;;&quot;&quot;;[Data.C86])" office:value-type="string" office:string-value="Actinium C'">
            <text:p>Actinium C'</text:p>
          </table:table-cell>
          <table:table-cell table:formula="of:=[Data.D86]" office:value-type="float" office:value="1">
            <text:p>1</text:p>
          </table:table-cell>
          <table:table-cell table:formula="of:=[Data.Q86]" office:value-type="float" office:value="0">
            <text:p>0</text:p>
          </table:table-cell>
          <table:table-cell table:formula="of:=[Data.J86]" office:value-type="float" office:value="0.516">
            <text:p>0.516</text:p>
          </table:table-cell>
          <table:table-cell table:formula="of:=[Data.K86]" office:value-type="float" office:value="7.595">
            <text:p>7.595</text:p>
          </table:table-cell>
          <table:table-cell table:formula="of:=[Data.L86]" office:value-type="string" office:string-value="207Pb">
            <text:p>207Pb</text:p>
          </table:table-cell>
        </table:table-row>
        <table:table-row table:style-name="ro2">
          <table:table-cell table:formula="of:=[Data.A87]" office:value-type="string" office:string-value="207Tl">
            <text:p>207Tl</text:p>
          </table:table-cell>
          <table:table-cell table:formula="of:=IF([Data.C87]=&quot;&quot;;&quot;&quot;;[Data.C87])" office:value-type="string" office:string-value="Actinium C&quot;">
            <text:p>Actinium C"</text:p>
          </table:table-cell>
          <table:table-cell table:formula="of:=[Data.D87]" office:value-type="float" office:value="1">
            <text:p>1</text:p>
          </table:table-cell>
          <table:table-cell table:formula="of:=[Data.Q87]" office:value-type="float" office:value="1">
            <text:p>1</text:p>
          </table:table-cell>
          <table:table-cell table:formula="of:=[Data.J87]" office:value-type="float" office:value="286.2">
            <text:p>286.2</text:p>
          </table:table-cell>
          <table:table-cell table:formula="of:=[Data.K87]" office:value-type="float" office:value="1.418">
            <text:p>1.418</text:p>
          </table:table-cell>
          <table:table-cell table:formula="of:=[Data.L87]" office:value-type="string" office:string-value="207Pb">
            <text:p>207Pb</text:p>
          </table:table-cell>
        </table:table-row>
        <table:table-row table:style-name="ro2">
          <table:table-cell table:formula="of:=[Data.A88]" office:value-type="string" office:string-value="207Pb">
            <text:p>207Pb</text:p>
          </table:table-cell>
          <table:table-cell table:formula="of:=IF([Data.C88]=&quot;&quot;;&quot;&quot;;[Data.C88])" office:value-type="string" office:string-value="Actinium D">
            <text:p>Actinium D</text:p>
          </table:table-cell>
          <table:table-cell table:formula="of:=[Data.D88]" office:value-type="float" office:value="1">
            <text:p>1</text:p>
          </table:table-cell>
          <table:table-cell table:formula="of:=[Data.Q88]" office:value-type="float" office:value="2">
            <text:p>2</text:p>
          </table:table-cell>
          <table:table-cell table:formula="of:=[Data.J88]" office:value-type="float" office:value="31536000">
            <text:p>31536000</text:p>
          </table:table-cell>
          <table:table-cell table:formula="of:=[Data.K88]" office:value-type="float" office:value="0">
            <text:p>0</text:p>
          </table:table-cell>
          <table:table-cell table:formula="of:=[Data.L88]" office:value-type="string" office:string-value="207Pb">
            <text:p>207Pb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2">02/02/2013</text:date>, <text:time>17:1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4T20:59:58.04</meta:creation-date>
    <dc:date>2013-02-02T17:12:37.61</dc:date>
    <meta:editing-duration>PT2H36M41S</meta:editing-duration>
    <meta:editing-cycles>94</meta:editing-cycles>
    <meta:generator>OpenOffice.org/3.4.1$Win32 OpenOffice.org_project/341m1$Build-9593</meta:generator>
    <meta:document-statistic meta:table-count="2" meta:cell-count="2082" meta:object-count="0"/>
  </office:meta>
</office:document-meta>
</file>